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2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Calc_20_Text_20__28_Copy_20_This_29_" style:data-style-name="N0"/>
    <style:style style:name="ce7" style:family="table-cell" style:parent-style-name="Calc_20_Text_20__28_Static_29_" style:data-style-name="N2"/>
    <style:style style:name="ce8" style:family="table-cell" style:parent-style-name="Calc_20_Text_20__28_Static_29_" style:data-style-name="N100">
      <style:paragraph-properties fo:margin-left="0in"/>
    </style:style>
    <style:style style:name="ce4" style:family="table-cell" style:parent-style-name="Calc_20_Heading_20_4">
      <style:text-properties style:font-name="Liberation Sans Narrow"/>
    </style:style>
    <style:style style:name="ce5" style:family="table-cell" style:parent-style-name="Calc_20_Text" style:data-style-name="N99"/>
    <style:style style:name="ce11" style:family="table-cell" style:parent-style-name="Calc_20_Text">
      <style:text-properties style:font-name="Liberation Serif" style:font-name-asian="Segoe UI" style:font-name-complex="Tahoma"/>
    </style:style>
    <style:style style:name="ce12" style:family="table-cell" style:parent-style-name="Calc_20_Text" style:data-style-name="N0"/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alc_20_Text"/>
        <table:table-column table:style-name="co4" table:default-cell-style-name="ce8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6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HSL Calc" table:style-name="ta1">
        <table:table-column table:style-name="co1" table:number-columns-repeated="19" table:default-cell-style-name="Calc_20_Text"/>
        <table:table-column table:style-name="co1" table:number-columns-repeated="13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18"/>
          <table:table-cell table:number-columns-repeated="13"/>
        </table:table-row>
        <table:table-row table:style-name="ro2">
          <table:table-cell table:style-name="Default" table:number-columns-repeated="19"/>
          <table:table-cell table:number-columns-repeated="13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18"/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HSL to RGB</text:p>
          </table:table-cell>
          <table:table-cell table:style-name="Default" table:number-columns-repeated="18"/>
          <table:table-cell table:number-columns-repeated="13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A6]/360" office:value-type="float" office:value="0.597222222222222" calcext:value-type="float">
            <text:p>0.597222222222222</text:p>
          </table:table-cell>
          <table:table-cell table:formula="of:=[.B6]/100" office:value-type="float" office:value="0.32" calcext:value-type="float">
            <text:p>0.32</text:p>
          </table:table-cell>
          <table:table-cell table:formula="of:=[.C6]/100" office:value-type="float" office:value="0" calcext:value-type="float">
            <text:p>0</text:p>
          </table:table-cell>
          <table:table-cell table:style-name="ce5" table:formula="of:=IF([.B6]&gt;0; TRUE(); FALSE())" office:value-type="boolean" office:boolean-value="true" calcext:value-type="boolean">
            <text:p>TRUE</text:p>
          </table:table-cell>
          <table:table-cell table:formula="of:=IF([.G6]; &quot;&quot;; ROUND([.C6]*2.55))">
            <text:p/>
          </table:table-cell>
          <table:table-cell table:style-name="Calc_20_Text_20__28_Alt_29_" table:formula="of:=[.H6]">
            <text:p/>
          </table:table-cell>
          <table:table-cell table:style-name="Calc_20_Text_20__28_Alt_29_" table:formula="of:=[.H6]">
            <text:p/>
          </table:table-cell>
          <table:table-cell table:formula="of:=[.$F6] * (1 + [.$E6])" office:value-type="float" office:value="0" calcext:value-type="float">
            <text:p>0</text:p>
          </table:table-cell>
          <table:table-cell table:formula="of:= ([.$F6] + [.$E6]) - ([.$F6] * [.$E6])" office:value-type="float" office:value="0.32" calcext:value-type="float">
            <text:p>0.32</text:p>
          </table:table-cell>
          <table:table-cell table:formula="of:=IF([.$F6] &lt;= 0.5; [.$K6]; [.$L6])" office:value-type="float" office:value="0" calcext:value-type="float">
            <text:p>0</text:p>
          </table:table-cell>
          <table:table-cell table:style-name="ce11" table:formula="of:= (2 * [.$F6]) - [.$M6]" office:value-type="float" office:value="0" calcext:value-type="float">
            <text:p>0</text:p>
          </table:table-cell>
          <table:table-cell table:formula="of:=[.$D6] + (1/3)" office:value-type="float" office:value="0.930555555555556" calcext:value-type="float">
            <text:p>0.930555555555556</text:p>
          </table:table-cell>
          <table:table-cell table:formula="of:=[.$D6]" office:value-type="float" office:value="0.597222222222222" calcext:value-type="float">
            <text:p>0.597222222222222</text:p>
          </table:table-cell>
          <table:table-cell table:formula="of:=[.$D6] - (1/3)" office:value-type="float" office:value="0.263888888888889" calcext:value-type="float">
            <text:p>0.263888888888889</text:p>
          </table:table-cell>
          <table:table-cell table:formula="of:=IF([.O6]&lt;0; [.O6]+1; IF([.O6]&gt;1; [.O6]-1; [.O6]))" office:value-type="float" office:value="0.930555555555556" calcext:value-type="float">
            <text:p>0.930555555555556</text:p>
          </table:table-cell>
          <table:table-cell table:formula="of:=IF([.P6]&lt;0; [.P6]+1; IF([.P6]&gt;1; [.P6]-1; [.P6]))" office:value-type="float" office:value="0.597222222222222" calcext:value-type="float">
            <text:p>0.597222222222222</text:p>
          </table:table-cell>
          <table:table-cell table:style-name="Calc_20_Text" table:formula="of:=IF([.Q6]&lt;0; [.Q6]+1; IF([.Q6]&gt;1; [.Q6]-1; [.Q6]))" office:value-type="float" office:value="0.263888888888889" calcext:value-type="float">
            <text:p>0.263888888888889</text:p>
          </table:table-cell>
          <table:table-cell table:style-name="ce5" table:formula="of:=IF((6* [.R6]) &lt; 1; TRUE(); FALSE())" office:value-type="boolean" office:boolean-value="false" calcext:value-type="boolean">
            <text:p>FALSE</text:p>
          </table:table-cell>
          <table:table-cell table:style-name="ce5" table:formula="of:=IF((2* [.R6]) &lt; 1; TRUE(); FALSE())" office:value-type="boolean" office:boolean-value="false" calcext:value-type="boolean">
            <text:p>FALSE</text:p>
          </table:table-cell>
          <table:table-cell table:style-name="ce5" table:formula="of:=IF((3* [.R6]) &lt; 2; TRUE(); FALSE())" office:value-type="boolean" office:boolean-value="false" calcext:value-type="boolean">
            <text:p>FALSE</text:p>
          </table:table-cell>
          <table:table-cell table:style-name="ce5" table:formula="of:=IF((6* [.S6]) &lt; 1; TRUE(); FALSE())" office:value-type="boolean" office:boolean-value="false" calcext:value-type="boolean">
            <text:p>FALSE</text:p>
          </table:table-cell>
          <table:table-cell table:style-name="ce5" table:formula="of:=IF((2* [.S6]) &lt; 1; TRUE(); FALSE())" office:value-type="boolean" office:boolean-value="false" calcext:value-type="boolean">
            <text:p>FALSE</text:p>
          </table:table-cell>
          <table:table-cell table:style-name="ce5" table:formula="of:=IF((3* [.S6]) &lt; 2; TRUE(); FALSE())" office:value-type="boolean" office:boolean-value="true" calcext:value-type="boolean">
            <text:p>TRUE</text:p>
          </table:table-cell>
          <table:table-cell table:style-name="ce5" table:formula="of:=IF((6* [.T6]) &lt; 1; TRUE(); FALSE())" office:value-type="boolean" office:boolean-value="false" calcext:value-type="boolean">
            <text:p>FALSE</text:p>
          </table:table-cell>
          <table:table-cell table:style-name="ce5" table:formula="of:=IF((2* [.T6]) &lt; 1; TRUE(); FALSE())" office:value-type="boolean" office:boolean-value="true" calcext:value-type="boolean">
            <text:p>TRUE</text:p>
          </table:table-cell>
          <table:table-cell table:style-name="ce5" table:formula="of:=IF((3* [.T6]) &lt; 2; TRUE(); FALSE())" office:value-type="boolean" office:boolean-value="true" calcext:value-type="boolean">
            <text:p>TRUE</text:p>
          </table:table-cell>
          <table:table-cell table:style-name="ce12" table:formula="of:=IF([.U6]; [.$N6] + (([.$M6] - [.$N6]) * 6 * [.R6]); IF([.V6]; [.$M6]; IF([.W6]; [.$N6] + (([.$M6] - [.$N6]) * ((1/3) - [.R6]) * 6); [.$N6])))" office:value-type="float" office:value="0" calcext:value-type="float">
            <text:p>0</text:p>
          </table:table-cell>
          <table:table-cell table:style-name="Calc_20_Text" table:formula="of:=IF([.X6]; [.$N6] + (([.$M6] - [.$N6]) * 6 * [.S6]); IF([.Y6]; [.$M6]; IF([.Z6]; [.$N6] + (([.$M6] - [.$N6]) * ((1/3) - [.S6]) * 6); [.$N6])))" office:value-type="float" office:value="0" calcext:value-type="float">
            <text:p>0</text:p>
          </table:table-cell>
          <table:table-cell table:style-name="Calc_20_Text" table:formula="of:=IF([.AA6]; [.$N6] + (([.$M6] - [.$N6]) * 6 * [.T6]); IF([.BB6]; [.$M6]; IF([.CC6]; [.$N6] + (([.$M6] - [.$N6]) * ((1/3) - [.T6]) * 6); [.$N6])))" office:value-type="float" office:value="0" calcext:value-type="float">
            <text:p>0</text:p>
          </table:table-cell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5" calcext:value-type="float">
            <text:p>5</text:p>
          </table:table-cell>
          <table:table-cell table:formula="of:=[.A7]/360" office:value-type="float" office:value="0.597222222222222" calcext:value-type="float">
            <text:p>0.597222222222222</text:p>
          </table:table-cell>
          <table:table-cell table:formula="of:=[.B7]/100" office:value-type="float" office:value="0.32" calcext:value-type="float">
            <text:p>0.32</text:p>
          </table:table-cell>
          <table:table-cell table:formula="of:=[.C7]/100" office:value-type="float" office:value="0.05" calcext:value-type="float">
            <text:p>0.05</text:p>
          </table:table-cell>
          <table:table-cell table:style-name="ce5" table:formula="of:=IF([.B7]&gt;0; TRUE(); FALSE())" office:value-type="boolean" office:boolean-value="true" calcext:value-type="boolean">
            <text:p>TRUE</text:p>
          </table:table-cell>
          <table:table-cell table:formula="of:=IF([.G7]; &quot;&quot;; ROUND([.C7]*2.55))">
            <text:p/>
          </table:table-cell>
          <table:table-cell table:style-name="Calc_20_Text_20__28_Alt_29_" table:formula="of:=[.H7]">
            <text:p/>
          </table:table-cell>
          <table:table-cell table:style-name="Calc_20_Text_20__28_Alt_29_" table:formula="of:=[.H7]">
            <text:p/>
          </table:table-cell>
          <table:table-cell table:formula="of:=[.F7] * (1 + [.E7])" office:value-type="float" office:value="0.066" calcext:value-type="float">
            <text:p>0.066</text:p>
          </table:table-cell>
          <table:table-cell table:formula="of:= ([.F7] + [.E7]) - ([.F7] * [.E7])" office:value-type="float" office:value="0.354" calcext:value-type="float">
            <text:p>0.354</text:p>
          </table:table-cell>
          <table:table-cell table:formula="of:=IF([.F7] &lt;= 0.5; [.K7]; [.L7])" office:value-type="float" office:value="0.066" calcext:value-type="float">
            <text:p>0.066</text:p>
          </table:table-cell>
          <table:table-cell table:style-name="ce11" table:formula="of:= (2 * [.F7]) - [.M7]" office:value-type="float" office:value="0.034" calcext:value-type="float">
            <text:p>0.034</text:p>
          </table:table-cell>
          <table:table-cell table:formula="of:=[.D7] + (1/3)" office:value-type="float" office:value="0.930555555555556" calcext:value-type="float">
            <text:p>0.930555555555556</text:p>
          </table:table-cell>
          <table:table-cell table:formula="of:=[.D7]" office:value-type="float" office:value="0.597222222222222" calcext:value-type="float">
            <text:p>0.597222222222222</text:p>
          </table:table-cell>
          <table:table-cell table:formula="of:=[.D7] - (1/3)" office:value-type="float" office:value="0.263888888888889" calcext:value-type="float">
            <text:p>0.263888888888889</text:p>
          </table:table-cell>
          <table:table-cell table:formula="of:=IF([.O7]&lt;0; [.O7]+1; IF([.O7]&gt;1; [.O7]-1; [.O7]))" office:value-type="float" office:value="0.930555555555556" calcext:value-type="float">
            <text:p>0.930555555555556</text:p>
          </table:table-cell>
          <table:table-cell table:formula="of:=IF([.P7]&lt;0; [.P7]+1; IF([.P7]&gt;1; [.P7]-1; [.P7]))" office:value-type="float" office:value="0.597222222222222" calcext:value-type="float">
            <text:p>0.597222222222222</text:p>
          </table:table-cell>
          <table:table-cell table:style-name="Calc_20_Text" table:formula="of:=IF([.Q7]&lt;0; [.Q7]+1; IF([.Q7]&gt;1; [.Q7]-1; [.Q7]))" office:value-type="float" office:value="0.263888888888889" calcext:value-type="float">
            <text:p>0.263888888888889</text:p>
          </table:table-cell>
          <table:table-cell table:style-name="ce5" table:formula="of:=IF((6* [.R7]) &lt; 1; TRUE(); FALSE())" office:value-type="boolean" office:boolean-value="false" calcext:value-type="boolean">
            <text:p>FALSE</text:p>
          </table:table-cell>
          <table:table-cell table:style-name="ce5" table:formula="of:=IF((2* [.R7]) &lt; 1; TRUE(); FALSE())" office:value-type="boolean" office:boolean-value="false" calcext:value-type="boolean">
            <text:p>FALSE</text:p>
          </table:table-cell>
          <table:table-cell table:style-name="ce5" table:formula="of:=IF((3* [.R7]) &lt; 2; TRUE(); FALSE())" office:value-type="boolean" office:boolean-value="false" calcext:value-type="boolean">
            <text:p>FALSE</text:p>
          </table:table-cell>
          <table:table-cell table:style-name="ce5" table:formula="of:=IF((6* [.S7]) &lt; 1; TRUE(); FALSE())" office:value-type="boolean" office:boolean-value="false" calcext:value-type="boolean">
            <text:p>FALSE</text:p>
          </table:table-cell>
          <table:table-cell table:style-name="ce5" table:formula="of:=IF((2* [.S7]) &lt; 1; TRUE(); FALSE())" office:value-type="boolean" office:boolean-value="false" calcext:value-type="boolean">
            <text:p>FALSE</text:p>
          </table:table-cell>
          <table:table-cell table:style-name="ce5" table:formula="of:=IF((3* [.S7]) &lt; 2; TRUE(); FALSE())" office:value-type="boolean" office:boolean-value="true" calcext:value-type="boolean">
            <text:p>TRUE</text:p>
          </table:table-cell>
          <table:table-cell table:style-name="ce5" table:formula="of:=IF((6* [.T7]) &lt; 1; TRUE(); FALSE())" office:value-type="boolean" office:boolean-value="false" calcext:value-type="boolean">
            <text:p>FALSE</text:p>
          </table:table-cell>
          <table:table-cell table:style-name="ce5" table:formula="of:=IF((2* [.T7]) &lt; 1; TRUE(); FALSE())" office:value-type="boolean" office:boolean-value="true" calcext:value-type="boolean">
            <text:p>TRUE</text:p>
          </table:table-cell>
          <table:table-cell table:style-name="ce5" table:formula="of:=IF((3* [.T7]) &lt; 2; TRUE(); FALSE())" office:value-type="boolean" office:boolean-value="true" calcext:value-type="boolean">
            <text:p>TRUE</text:p>
          </table:table-cell>
          <table:table-cell table:style-name="ce12" table:formula="of:=IF([.U7]; [.$N7] + (([.$M7] - [.$N7]) * 6 * [.R7]); IF([.V7]; [.$M7]; IF([.W7]; [.$N7] + (([.$M7] - [.$N7]) * ((1/3) - [.R7]) * 6); [.$N7])))" office:value-type="float" office:value="0.034" calcext:value-type="float">
            <text:p>0.034</text:p>
          </table:table-cell>
          <table:table-cell table:style-name="Calc_20_Text" table:formula="of:=IF([.X7]; [.$N7] + (([.$M7] - [.$N7]) * 6 * [.S7]); IF([.Y7]; [.$M7]; IF([.Z7]; [.$N7] + (([.$M7] - [.$N7]) * ((1/3) - [.S7]) * 6); [.$N7])))" office:value-type="float" office:value="-0.0166666666666667" calcext:value-type="float">
            <text:p>-0.0166666666666667</text:p>
          </table:table-cell>
          <table:table-cell table:style-name="Calc_20_Text" table:formula="of:=IF([.AA7]; [.$N7] + (([.$M7] - [.$N7]) * 6 * [.T7]); IF([.BB7]; [.$M7]; IF([.CC7]; [.$N7] + (([.$M7] - [.$N7]) * ((1/3) - [.T7]) * 6); [.$N7])))" office:value-type="float" office:value="0.034" calcext:value-type="float">
            <text:p>0.034</text:p>
          </table:table-cell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0" calcext:value-type="float">
            <text:p>10</text:p>
          </table:table-cell>
          <table:table-cell table:formula="of:=[.A8]/360" office:value-type="float" office:value="0.597222222222222" calcext:value-type="float">
            <text:p>0.597222222222222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1" calcext:value-type="float">
            <text:p>0.1</text:p>
          </table:table-cell>
          <table:table-cell table:style-name="ce5" table:formula="of:=IF([.B8]&gt;0; TRUE(); FALSE())" office:value-type="boolean" office:boolean-value="true" calcext:value-type="boolean">
            <text:p>TRUE</text:p>
          </table:table-cell>
          <table:table-cell table:formula="of:=IF([.G8]; &quot;&quot;; ROUND([.C8]*2.55))">
            <text:p/>
          </table:table-cell>
          <table:table-cell table:style-name="Calc_20_Text_20__28_Alt_29_" table:formula="of:=[.H8]">
            <text:p/>
          </table:table-cell>
          <table:table-cell table:style-name="Calc_20_Text_20__28_Alt_29_" table:formula="of:=[.H8]">
            <text:p/>
          </table:table-cell>
          <table:table-cell table:formula="of:=[.F8] * (1 + [.E8])" office:value-type="float" office:value="0.132" calcext:value-type="float">
            <text:p>0.132</text:p>
          </table:table-cell>
          <table:table-cell table:formula="of:= ([.F8] + [.E8]) - ([.F8] * [.E8])" office:value-type="float" office:value="0.388" calcext:value-type="float">
            <text:p>0.388</text:p>
          </table:table-cell>
          <table:table-cell table:formula="of:=IF([.F8] &lt;= 0.5; [.K8]; [.L8])" office:value-type="float" office:value="0.132" calcext:value-type="float">
            <text:p>0.132</text:p>
          </table:table-cell>
          <table:table-cell table:style-name="ce11" table:formula="of:= (2 * [.F8]) - [.M8]" office:value-type="float" office:value="0.068" calcext:value-type="float">
            <text:p>0.068</text:p>
          </table:table-cell>
          <table:table-cell table:formula="of:=[.D8] + (1/3)" office:value-type="float" office:value="0.930555555555556" calcext:value-type="float">
            <text:p>0.930555555555556</text:p>
          </table:table-cell>
          <table:table-cell table:formula="of:=[.D8]" office:value-type="float" office:value="0.597222222222222" calcext:value-type="float">
            <text:p>0.597222222222222</text:p>
          </table:table-cell>
          <table:table-cell table:formula="of:=[.D8] - (1/3)" office:value-type="float" office:value="0.263888888888889" calcext:value-type="float">
            <text:p>0.263888888888889</text:p>
          </table:table-cell>
          <table:table-cell table:formula="of:=IF([.O8]&lt;0; [.O8]+1; IF([.O8]&gt;1; [.O8]-1; [.O8]))" office:value-type="float" office:value="0.930555555555556" calcext:value-type="float">
            <text:p>0.930555555555556</text:p>
          </table:table-cell>
          <table:table-cell table:formula="of:=IF([.P8]&lt;0; [.P8]+1; IF([.P8]&gt;1; [.P8]-1; [.P8]))" office:value-type="float" office:value="0.597222222222222" calcext:value-type="float">
            <text:p>0.597222222222222</text:p>
          </table:table-cell>
          <table:table-cell table:style-name="Calc_20_Text" table:formula="of:=IF([.Q8]&lt;0; [.Q8]+1; IF([.Q8]&gt;1; [.Q8]-1; [.Q8]))" office:value-type="float" office:value="0.263888888888889" calcext:value-type="float">
            <text:p>0.263888888888889</text:p>
          </table:table-cell>
          <table:table-cell table:style-name="ce5" table:formula="of:=IF((6* [.R8]) &lt; 1; TRUE(); FALSE())" office:value-type="boolean" office:boolean-value="false" calcext:value-type="boolean">
            <text:p>FALSE</text:p>
          </table:table-cell>
          <table:table-cell table:style-name="ce5" table:formula="of:=IF((2* [.R8]) &lt; 1; TRUE(); FALSE())" office:value-type="boolean" office:boolean-value="false" calcext:value-type="boolean">
            <text:p>FALSE</text:p>
          </table:table-cell>
          <table:table-cell table:style-name="ce5" table:formula="of:=IF((3* [.R8]) &lt; 2; TRUE(); FALSE())" office:value-type="boolean" office:boolean-value="false" calcext:value-type="boolean">
            <text:p>FALSE</text:p>
          </table:table-cell>
          <table:table-cell table:style-name="ce5" table:formula="of:=IF((6* [.S8]) &lt; 1; TRUE(); FALSE())" office:value-type="boolean" office:boolean-value="false" calcext:value-type="boolean">
            <text:p>FALSE</text:p>
          </table:table-cell>
          <table:table-cell table:style-name="ce5" table:formula="of:=IF((2* [.S8]) &lt; 1; TRUE(); FALSE())" office:value-type="boolean" office:boolean-value="false" calcext:value-type="boolean">
            <text:p>FALSE</text:p>
          </table:table-cell>
          <table:table-cell table:style-name="ce5" table:formula="of:=IF((3* [.S8]) &lt; 2; TRUE(); FALSE())" office:value-type="boolean" office:boolean-value="true" calcext:value-type="boolean">
            <text:p>TRUE</text:p>
          </table:table-cell>
          <table:table-cell table:style-name="ce5" table:formula="of:=IF((6* [.T8]) &lt; 1; TRUE(); FALSE())" office:value-type="boolean" office:boolean-value="false" calcext:value-type="boolean">
            <text:p>FALSE</text:p>
          </table:table-cell>
          <table:table-cell table:style-name="ce5" table:formula="of:=IF((2* [.T8]) &lt; 1; TRUE(); FALSE())" office:value-type="boolean" office:boolean-value="true" calcext:value-type="boolean">
            <text:p>TRUE</text:p>
          </table:table-cell>
          <table:table-cell table:style-name="ce5" table:formula="of:=IF((3* [.T8]) &lt; 2; TRUE(); FALSE())" office:value-type="boolean" office:boolean-value="true" calcext:value-type="boolean">
            <text:p>TRUE</text:p>
          </table:table-cell>
          <table:table-cell table:style-name="ce12" table:formula="of:=IF([.U8]; [.$N8] + (([.$M8] - [.$N8]) * 6 * [.R8]); IF([.V8]; [.$M8]; IF([.W8]; [.$N8] + (([.$M8] - [.$N8]) * ((1/3) - [.R8]) * 6); [.$N8])))" office:value-type="float" office:value="0.068" calcext:value-type="float">
            <text:p>0.068</text:p>
          </table:table-cell>
          <table:table-cell table:style-name="Calc_20_Text" table:formula="of:=IF([.X8]; [.$N8] + (([.$M8] - [.$N8]) * 6 * [.S8]); IF([.Y8]; [.$M8]; IF([.Z8]; [.$N8] + (([.$M8] - [.$N8]) * ((1/3) - [.S8]) * 6); [.$N8])))" office:value-type="float" office:value="-0.0333333333333333" calcext:value-type="float">
            <text:p>-0.0333333333333333</text:p>
          </table:table-cell>
          <table:table-cell table:style-name="Calc_20_Text" table:formula="of:=IF([.AA8]; [.$N8] + (([.$M8] - [.$N8]) * 6 * [.T8]); IF([.BB8]; [.$M8]; IF([.CC8]; [.$N8] + (([.$M8] - [.$N8]) * ((1/3) - [.T8]) * 6); [.$N8])))" office:value-type="float" office:value="0.068" calcext:value-type="float">
            <text:p>0.068</text:p>
          </table:table-cell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15" calcext:value-type="float">
            <text:p>15</text:p>
          </table:table-cell>
          <table:table-cell table:formula="of:=[.A9]/360" office:value-type="float" office:value="0.597222222222222" calcext:value-type="float">
            <text:p>0.597222222222222</text:p>
          </table:table-cell>
          <table:table-cell table:formula="of:=[.B9]/100" office:value-type="float" office:value="0.32" calcext:value-type="float">
            <text:p>0.32</text:p>
          </table:table-cell>
          <table:table-cell table:formula="of:=[.C9]/100" office:value-type="float" office:value="0.15" calcext:value-type="float">
            <text:p>0.15</text:p>
          </table:table-cell>
          <table:table-cell table:style-name="ce5" table:formula="of:=IF([.B9]&gt;0; TRUE(); FALSE())" office:value-type="boolean" office:boolean-value="true" calcext:value-type="boolean">
            <text:p>TRUE</text:p>
          </table:table-cell>
          <table:table-cell table:formula="of:=IF([.G9]; &quot;&quot;; ROUND([.C9]*2.55))">
            <text:p/>
          </table:table-cell>
          <table:table-cell table:style-name="Calc_20_Text_20__28_Alt_29_" table:formula="of:=[.H9]">
            <text:p/>
          </table:table-cell>
          <table:table-cell table:style-name="Calc_20_Text_20__28_Alt_29_" table:formula="of:=[.H9]">
            <text:p/>
          </table:table-cell>
          <table:table-cell table:formula="of:=[.F9] * (1 + [.E9])" office:value-type="float" office:value="0.198" calcext:value-type="float">
            <text:p>0.198</text:p>
          </table:table-cell>
          <table:table-cell table:formula="of:= ([.F9] + [.E9]) - ([.F9] * [.E9])" office:value-type="float" office:value="0.422" calcext:value-type="float">
            <text:p>0.422</text:p>
          </table:table-cell>
          <table:table-cell table:formula="of:=IF([.F9] &lt;= 0.5; [.K9]; [.L9])" office:value-type="float" office:value="0.198" calcext:value-type="float">
            <text:p>0.198</text:p>
          </table:table-cell>
          <table:table-cell table:style-name="ce11" table:formula="of:= (2 * [.F9]) - [.M9]" office:value-type="float" office:value="0.102" calcext:value-type="float">
            <text:p>0.102</text:p>
          </table:table-cell>
          <table:table-cell table:formula="of:=[.D9] + (1/3)" office:value-type="float" office:value="0.930555555555556" calcext:value-type="float">
            <text:p>0.930555555555556</text:p>
          </table:table-cell>
          <table:table-cell table:formula="of:=[.D9]" office:value-type="float" office:value="0.597222222222222" calcext:value-type="float">
            <text:p>0.597222222222222</text:p>
          </table:table-cell>
          <table:table-cell table:formula="of:=[.D9] - (1/3)" office:value-type="float" office:value="0.263888888888889" calcext:value-type="float">
            <text:p>0.263888888888889</text:p>
          </table:table-cell>
          <table:table-cell table:formula="of:=IF([.O9]&lt;0; [.O9]+1; IF([.O9]&gt;1; [.O9]-1; [.O9]))" office:value-type="float" office:value="0.930555555555556" calcext:value-type="float">
            <text:p>0.930555555555556</text:p>
          </table:table-cell>
          <table:table-cell table:formula="of:=IF([.P9]&lt;0; [.P9]+1; IF([.P9]&gt;1; [.P9]-1; [.P9]))" office:value-type="float" office:value="0.597222222222222" calcext:value-type="float">
            <text:p>0.597222222222222</text:p>
          </table:table-cell>
          <table:table-cell table:style-name="Calc_20_Text" table:formula="of:=IF([.Q9]&lt;0; [.Q9]+1; IF([.Q9]&gt;1; [.Q9]-1; [.Q9]))" office:value-type="float" office:value="0.263888888888889" calcext:value-type="float">
            <text:p>0.263888888888889</text:p>
          </table:table-cell>
          <table:table-cell table:style-name="ce5" table:formula="of:=IF((6* [.R9]) &lt; 1; TRUE(); FALSE())" office:value-type="boolean" office:boolean-value="false" calcext:value-type="boolean">
            <text:p>FALSE</text:p>
          </table:table-cell>
          <table:table-cell table:style-name="ce5" table:formula="of:=IF((2* [.R9]) &lt; 1; TRUE(); FALSE())" office:value-type="boolean" office:boolean-value="false" calcext:value-type="boolean">
            <text:p>FALSE</text:p>
          </table:table-cell>
          <table:table-cell table:style-name="ce5" table:formula="of:=IF((3* [.R9]) &lt; 2; TRUE(); FALSE())" office:value-type="boolean" office:boolean-value="false" calcext:value-type="boolean">
            <text:p>FALSE</text:p>
          </table:table-cell>
          <table:table-cell table:style-name="ce5" table:formula="of:=IF((6* [.S9]) &lt; 1; TRUE(); FALSE())" office:value-type="boolean" office:boolean-value="false" calcext:value-type="boolean">
            <text:p>FALSE</text:p>
          </table:table-cell>
          <table:table-cell table:style-name="ce5" table:formula="of:=IF((2* [.S9]) &lt; 1; TRUE(); FALSE())" office:value-type="boolean" office:boolean-value="false" calcext:value-type="boolean">
            <text:p>FALSE</text:p>
          </table:table-cell>
          <table:table-cell table:style-name="ce5" table:formula="of:=IF((3* [.S9]) &lt; 2; TRUE(); FALSE())" office:value-type="boolean" office:boolean-value="true" calcext:value-type="boolean">
            <text:p>TRUE</text:p>
          </table:table-cell>
          <table:table-cell table:style-name="ce5" table:formula="of:=IF((6* [.T9]) &lt; 1; TRUE(); FALSE())" office:value-type="boolean" office:boolean-value="false" calcext:value-type="boolean">
            <text:p>FALSE</text:p>
          </table:table-cell>
          <table:table-cell table:style-name="ce5" table:formula="of:=IF((2* [.T9]) &lt; 1; TRUE(); FALSE())" office:value-type="boolean" office:boolean-value="true" calcext:value-type="boolean">
            <text:p>TRUE</text:p>
          </table:table-cell>
          <table:table-cell table:style-name="ce5" table:formula="of:=IF((3* [.T9]) &lt; 2; TRUE(); FALSE())" office:value-type="boolean" office:boolean-value="true" calcext:value-type="boolean">
            <text:p>TRUE</text:p>
          </table:table-cell>
          <table:table-cell table:style-name="ce12" table:formula="of:=IF([.U9]; [.$N9] + (([.$M9] - [.$N9]) * 6 * [.R9]); IF([.V9]; [.$M9]; IF([.W9]; [.$N9] + (([.$M9] - [.$N9]) * ((1/3) - [.R9]) * 6); [.$N9])))" office:value-type="float" office:value="0.102" calcext:value-type="float">
            <text:p>0.102</text:p>
          </table:table-cell>
          <table:table-cell table:style-name="Calc_20_Text" table:formula="of:=IF([.X9]; [.$N9] + (([.$M9] - [.$N9]) * 6 * [.S9]); IF([.Y9]; [.$M9]; IF([.Z9]; [.$N9] + (([.$M9] - [.$N9]) * ((1/3) - [.S9]) * 6); [.$N9])))" office:value-type="float" office:value="-0.0500000000000001" calcext:value-type="float">
            <text:p>-0.0500000000000001</text:p>
          </table:table-cell>
          <table:table-cell table:style-name="Calc_20_Text" table:formula="of:=IF([.AA9]; [.$N9] + (([.$M9] - [.$N9]) * 6 * [.T9]); IF([.BB9]; [.$M9]; IF([.CC9]; [.$N9] + (([.$M9] - [.$N9]) * ((1/3) - [.T9]) * 6); [.$N9])))" office:value-type="float" office:value="0.102" calcext:value-type="float">
            <text:p>0.102</text:p>
          </table:table-cell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0" calcext:value-type="float">
            <text:p>20</text:p>
          </table:table-cell>
          <table:table-cell table:formula="of:=[.A10]/360" office:value-type="float" office:value="0.597222222222222" calcext:value-type="float">
            <text:p>0.597222222222222</text:p>
          </table:table-cell>
          <table:table-cell table:formula="of:=[.B10]/100" office:value-type="float" office:value="0.32" calcext:value-type="float">
            <text:p>0.32</text:p>
          </table:table-cell>
          <table:table-cell table:formula="of:=[.C10]/100" office:value-type="float" office:value="0.2" calcext:value-type="float">
            <text:p>0.2</text:p>
          </table:table-cell>
          <table:table-cell table:style-name="ce5" table:formula="of:=IF([.B10]&gt;0; TRUE(); FALSE())" office:value-type="boolean" office:boolean-value="true" calcext:value-type="boolean">
            <text:p>TRUE</text:p>
          </table:table-cell>
          <table:table-cell table:formula="of:=IF([.G10]; &quot;&quot;; ROUND([.C10]*2.55))">
            <text:p/>
          </table:table-cell>
          <table:table-cell table:style-name="Calc_20_Text_20__28_Alt_29_" table:formula="of:=[.H10]">
            <text:p/>
          </table:table-cell>
          <table:table-cell table:style-name="Calc_20_Text_20__28_Alt_29_" table:formula="of:=[.H10]">
            <text:p/>
          </table:table-cell>
          <table:table-cell table:formula="of:=[.F10] * (1 + [.E10])" office:value-type="float" office:value="0.264" calcext:value-type="float">
            <text:p>0.264</text:p>
          </table:table-cell>
          <table:table-cell table:formula="of:= ([.F10] + [.E10]) - ([.F10] * [.E10])" office:value-type="float" office:value="0.456" calcext:value-type="float">
            <text:p>0.456</text:p>
          </table:table-cell>
          <table:table-cell table:formula="of:=IF([.F10] &lt;= 0.5; [.K10]; [.L10])" office:value-type="float" office:value="0.264" calcext:value-type="float">
            <text:p>0.264</text:p>
          </table:table-cell>
          <table:table-cell table:style-name="ce11" table:formula="of:= (2 * [.F10]) - [.M10]" office:value-type="float" office:value="0.136" calcext:value-type="float">
            <text:p>0.136</text:p>
          </table:table-cell>
          <table:table-cell table:formula="of:=[.D10] + (1/3)" office:value-type="float" office:value="0.930555555555556" calcext:value-type="float">
            <text:p>0.930555555555556</text:p>
          </table:table-cell>
          <table:table-cell table:formula="of:=[.D10]" office:value-type="float" office:value="0.597222222222222" calcext:value-type="float">
            <text:p>0.597222222222222</text:p>
          </table:table-cell>
          <table:table-cell table:formula="of:=[.D10] - (1/3)" office:value-type="float" office:value="0.263888888888889" calcext:value-type="float">
            <text:p>0.263888888888889</text:p>
          </table:table-cell>
          <table:table-cell table:formula="of:=IF([.O10]&lt;0; [.O10]+1; IF([.O10]&gt;1; [.O10]-1; [.O10]))" office:value-type="float" office:value="0.930555555555556" calcext:value-type="float">
            <text:p>0.930555555555556</text:p>
          </table:table-cell>
          <table:table-cell table:formula="of:=IF([.P10]&lt;0; [.P10]+1; IF([.P10]&gt;1; [.P10]-1; [.P10]))" office:value-type="float" office:value="0.597222222222222" calcext:value-type="float">
            <text:p>0.597222222222222</text:p>
          </table:table-cell>
          <table:table-cell table:style-name="Calc_20_Text" table:formula="of:=IF([.Q10]&lt;0; [.Q10]+1; IF([.Q10]&gt;1; [.Q10]-1; [.Q10]))" office:value-type="float" office:value="0.263888888888889" calcext:value-type="float">
            <text:p>0.263888888888889</text:p>
          </table:table-cell>
          <table:table-cell table:style-name="ce5" table:formula="of:=IF((6* [.R10]) &lt; 1; TRUE(); FALSE())" office:value-type="boolean" office:boolean-value="false" calcext:value-type="boolean">
            <text:p>FALSE</text:p>
          </table:table-cell>
          <table:table-cell table:style-name="ce5" table:formula="of:=IF((2* [.R10]) &lt; 1; TRUE(); FALSE())" office:value-type="boolean" office:boolean-value="false" calcext:value-type="boolean">
            <text:p>FALSE</text:p>
          </table:table-cell>
          <table:table-cell table:style-name="ce5" table:formula="of:=IF((3* [.R10]) &lt; 2; TRUE(); FALSE())" office:value-type="boolean" office:boolean-value="false" calcext:value-type="boolean">
            <text:p>FALSE</text:p>
          </table:table-cell>
          <table:table-cell table:style-name="ce5" table:formula="of:=IF((6* [.S10]) &lt; 1; TRUE(); FALSE())" office:value-type="boolean" office:boolean-value="false" calcext:value-type="boolean">
            <text:p>FALSE</text:p>
          </table:table-cell>
          <table:table-cell table:style-name="ce5" table:formula="of:=IF((2* [.S10]) &lt; 1; TRUE(); FALSE())" office:value-type="boolean" office:boolean-value="false" calcext:value-type="boolean">
            <text:p>FALSE</text:p>
          </table:table-cell>
          <table:table-cell table:style-name="ce5" table:formula="of:=IF((3* [.S10]) &lt; 2; TRUE(); FALSE())" office:value-type="boolean" office:boolean-value="true" calcext:value-type="boolean">
            <text:p>TRUE</text:p>
          </table:table-cell>
          <table:table-cell table:style-name="ce5" table:formula="of:=IF((6* [.T10]) &lt; 1; TRUE(); FALSE())" office:value-type="boolean" office:boolean-value="false" calcext:value-type="boolean">
            <text:p>FALSE</text:p>
          </table:table-cell>
          <table:table-cell table:style-name="ce5" table:formula="of:=IF((2* [.T10]) &lt; 1; TRUE(); FALSE())" office:value-type="boolean" office:boolean-value="true" calcext:value-type="boolean">
            <text:p>TRUE</text:p>
          </table:table-cell>
          <table:table-cell table:style-name="ce5" table:formula="of:=IF((3* [.T10]) &lt; 2; TRUE(); FALSE())" office:value-type="boolean" office:boolean-value="true" calcext:value-type="boolean">
            <text:p>TRUE</text:p>
          </table:table-cell>
          <table:table-cell table:style-name="ce12" table:formula="of:=IF([.U10]; [.$N10] + (([.$M10] - [.$N10]) * 6 * [.R10]); IF([.V10]; [.$M10]; IF([.W10]; [.$N10] + (([.$M10] - [.$N10]) * ((1/3) - [.R10]) * 6); [.$N10])))" office:value-type="float" office:value="0.136" calcext:value-type="float">
            <text:p>0.136</text:p>
          </table:table-cell>
          <table:table-cell table:style-name="Calc_20_Text" table:formula="of:=IF([.X10]; [.$N10] + (([.$M10] - [.$N10]) * 6 * [.S10]); IF([.Y10]; [.$M10]; IF([.Z10]; [.$N10] + (([.$M10] - [.$N10]) * ((1/3) - [.S10]) * 6); [.$N10])))" office:value-type="float" office:value="-0.0666666666666667" calcext:value-type="float">
            <text:p>-0.0666666666666667</text:p>
          </table:table-cell>
          <table:table-cell table:style-name="Calc_20_Text" table:formula="of:=IF([.AA10]; [.$N10] + (([.$M10] - [.$N10]) * 6 * [.T10]); IF([.BB10]; [.$M10]; IF([.CC10]; [.$N10] + (([.$M10] - [.$N10]) * ((1/3) - [.T10]) * 6); [.$N10])))" office:value-type="float" office:value="0.136" calcext:value-type="float">
            <text:p>0.136</text:p>
          </table:table-cell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25" calcext:value-type="float">
            <text:p>25</text:p>
          </table:table-cell>
          <table:table-cell table:formula="of:=[.A11]/360" office:value-type="float" office:value="0.597222222222222" calcext:value-type="float">
            <text:p>0.597222222222222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25" calcext:value-type="float">
            <text:p>0.25</text:p>
          </table:table-cell>
          <table:table-cell table:style-name="ce5" table:formula="of:=IF([.B11]&gt;0; TRUE(); FALSE())" office:value-type="boolean" office:boolean-value="true" calcext:value-type="boolean">
            <text:p>TRUE</text:p>
          </table:table-cell>
          <table:table-cell table:formula="of:=IF([.G11]; &quot;&quot;; ROUND([.C11]*2.55))">
            <text:p/>
          </table:table-cell>
          <table:table-cell table:style-name="Calc_20_Text_20__28_Alt_29_" table:formula="of:=[.H11]">
            <text:p/>
          </table:table-cell>
          <table:table-cell table:style-name="Calc_20_Text_20__28_Alt_29_" table:formula="of:=[.H11]">
            <text:p/>
          </table:table-cell>
          <table:table-cell table:formula="of:=[.F11] * (1 + [.E11])" office:value-type="float" office:value="0.33" calcext:value-type="float">
            <text:p>0.33</text:p>
          </table:table-cell>
          <table:table-cell table:formula="of:= ([.F11] + [.E11]) - ([.F11] * [.E11])" office:value-type="float" office:value="0.49" calcext:value-type="float">
            <text:p>0.49</text:p>
          </table:table-cell>
          <table:table-cell table:formula="of:=IF([.F11] &lt;= 0.5; [.K11]; [.L11])" office:value-type="float" office:value="0.33" calcext:value-type="float">
            <text:p>0.33</text:p>
          </table:table-cell>
          <table:table-cell table:style-name="ce11" table:formula="of:= (2 * [.F11]) - [.M11]" office:value-type="float" office:value="0.17" calcext:value-type="float">
            <text:p>0.17</text:p>
          </table:table-cell>
          <table:table-cell table:formula="of:=[.D11] + (1/3)" office:value-type="float" office:value="0.930555555555556" calcext:value-type="float">
            <text:p>0.930555555555556</text:p>
          </table:table-cell>
          <table:table-cell table:formula="of:=[.D11]" office:value-type="float" office:value="0.597222222222222" calcext:value-type="float">
            <text:p>0.597222222222222</text:p>
          </table:table-cell>
          <table:table-cell table:formula="of:=[.D11] - (1/3)" office:value-type="float" office:value="0.263888888888889" calcext:value-type="float">
            <text:p>0.263888888888889</text:p>
          </table:table-cell>
          <table:table-cell table:formula="of:=IF([.O11]&lt;0; [.O11]+1; IF([.O11]&gt;1; [.O11]-1; [.O11]))" office:value-type="float" office:value="0.930555555555556" calcext:value-type="float">
            <text:p>0.930555555555556</text:p>
          </table:table-cell>
          <table:table-cell table:formula="of:=IF([.P11]&lt;0; [.P11]+1; IF([.P11]&gt;1; [.P11]-1; [.P11]))" office:value-type="float" office:value="0.597222222222222" calcext:value-type="float">
            <text:p>0.597222222222222</text:p>
          </table:table-cell>
          <table:table-cell table:style-name="Calc_20_Text" table:formula="of:=IF([.Q11]&lt;0; [.Q11]+1; IF([.Q11]&gt;1; [.Q11]-1; [.Q11]))" office:value-type="float" office:value="0.263888888888889" calcext:value-type="float">
            <text:p>0.263888888888889</text:p>
          </table:table-cell>
          <table:table-cell table:style-name="ce5" table:formula="of:=IF((6* [.R11]) &lt; 1; TRUE(); FALSE())" office:value-type="boolean" office:boolean-value="false" calcext:value-type="boolean">
            <text:p>FALSE</text:p>
          </table:table-cell>
          <table:table-cell table:style-name="ce5" table:formula="of:=IF((2* [.R11]) &lt; 1; TRUE(); FALSE())" office:value-type="boolean" office:boolean-value="false" calcext:value-type="boolean">
            <text:p>FALSE</text:p>
          </table:table-cell>
          <table:table-cell table:style-name="ce5" table:formula="of:=IF((3* [.R11]) &lt; 2; TRUE(); FALSE())" office:value-type="boolean" office:boolean-value="false" calcext:value-type="boolean">
            <text:p>FALSE</text:p>
          </table:table-cell>
          <table:table-cell table:style-name="ce5" table:formula="of:=IF((6* [.S11]) &lt; 1; TRUE(); FALSE())" office:value-type="boolean" office:boolean-value="false" calcext:value-type="boolean">
            <text:p>FALSE</text:p>
          </table:table-cell>
          <table:table-cell table:style-name="ce5" table:formula="of:=IF((2* [.S11]) &lt; 1; TRUE(); FALSE())" office:value-type="boolean" office:boolean-value="false" calcext:value-type="boolean">
            <text:p>FALSE</text:p>
          </table:table-cell>
          <table:table-cell table:style-name="ce5" table:formula="of:=IF((3* [.S11]) &lt; 2; TRUE(); FALSE())" office:value-type="boolean" office:boolean-value="true" calcext:value-type="boolean">
            <text:p>TRUE</text:p>
          </table:table-cell>
          <table:table-cell table:style-name="ce5" table:formula="of:=IF((6* [.T11]) &lt; 1; TRUE(); FALSE())" office:value-type="boolean" office:boolean-value="false" calcext:value-type="boolean">
            <text:p>FALSE</text:p>
          </table:table-cell>
          <table:table-cell table:style-name="ce5" table:formula="of:=IF((2* [.T11]) &lt; 1; TRUE(); FALSE())" office:value-type="boolean" office:boolean-value="true" calcext:value-type="boolean">
            <text:p>TRUE</text:p>
          </table:table-cell>
          <table:table-cell table:style-name="ce5" table:formula="of:=IF((3* [.T11]) &lt; 2; TRUE(); FALSE())" office:value-type="boolean" office:boolean-value="true" calcext:value-type="boolean">
            <text:p>TRUE</text:p>
          </table:table-cell>
          <table:table-cell table:style-name="ce12" table:formula="of:=IF([.U11]; [.$N11] + (([.$M11] - [.$N11]) * 6 * [.R11]); IF([.V11]; [.$M11]; IF([.W11]; [.$N11] + (([.$M11] - [.$N11]) * ((1/3) - [.R11]) * 6); [.$N11])))" office:value-type="float" office:value="0.17" calcext:value-type="float">
            <text:p>0.17</text:p>
          </table:table-cell>
          <table:table-cell table:style-name="Calc_20_Text" table:formula="of:=IF([.X11]; [.$N11] + (([.$M11] - [.$N11]) * 6 * [.S11]); IF([.Y11]; [.$M11]; IF([.Z11]; [.$N11] + (([.$M11] - [.$N11]) * ((1/3) - [.S11]) * 6); [.$N11])))" office:value-type="float" office:value="-0.0833333333333334" calcext:value-type="float">
            <text:p>-0.0833333333333334</text:p>
          </table:table-cell>
          <table:table-cell table:style-name="Calc_20_Text" table:formula="of:=IF([.AA11]; [.$N11] + (([.$M11] - [.$N11]) * 6 * [.T11]); IF([.BB11]; [.$M11]; IF([.CC11]; [.$N11] + (([.$M11] - [.$N11]) * ((1/3) - [.T11]) * 6); [.$N11])))" office:value-type="float" office:value="0.17" calcext:value-type="float">
            <text:p>0.17</text:p>
          </table:table-cell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0" calcext:value-type="float">
            <text:p>30</text:p>
          </table:table-cell>
          <table:table-cell table:formula="of:=[.A12]/360" office:value-type="float" office:value="0.597222222222222" calcext:value-type="float">
            <text:p>0.597222222222222</text:p>
          </table:table-cell>
          <table:table-cell table:formula="of:=[.B12]/100" office:value-type="float" office:value="0.32" calcext:value-type="float">
            <text:p>0.32</text:p>
          </table:table-cell>
          <table:table-cell table:formula="of:=[.C12]/100" office:value-type="float" office:value="0.3" calcext:value-type="float">
            <text:p>0.3</text:p>
          </table:table-cell>
          <table:table-cell table:style-name="ce5" table:formula="of:=IF([.B12]&gt;0; TRUE(); FALSE())" office:value-type="boolean" office:boolean-value="true" calcext:value-type="boolean">
            <text:p>TRUE</text:p>
          </table:table-cell>
          <table:table-cell table:formula="of:=IF([.G12]; &quot;&quot;; ROUND([.C12]*2.55))">
            <text:p/>
          </table:table-cell>
          <table:table-cell table:style-name="Calc_20_Text_20__28_Alt_29_" table:formula="of:=[.H12]">
            <text:p/>
          </table:table-cell>
          <table:table-cell table:style-name="Calc_20_Text_20__28_Alt_29_" table:formula="of:=[.H12]">
            <text:p/>
          </table:table-cell>
          <table:table-cell table:formula="of:=[.F12] * (1 + [.E12])" office:value-type="float" office:value="0.396" calcext:value-type="float">
            <text:p>0.396</text:p>
          </table:table-cell>
          <table:table-cell table:formula="of:= ([.F12] + [.E12]) - ([.F12] * [.E12])" office:value-type="float" office:value="0.524" calcext:value-type="float">
            <text:p>0.524</text:p>
          </table:table-cell>
          <table:table-cell table:formula="of:=IF([.F12] &lt;= 0.5; [.K12]; [.L12])" office:value-type="float" office:value="0.396" calcext:value-type="float">
            <text:p>0.396</text:p>
          </table:table-cell>
          <table:table-cell table:style-name="ce11" table:formula="of:= (2 * [.F12]) - [.M12]" office:value-type="float" office:value="0.204" calcext:value-type="float">
            <text:p>0.204</text:p>
          </table:table-cell>
          <table:table-cell table:formula="of:=[.D12] + (1/3)" office:value-type="float" office:value="0.930555555555556" calcext:value-type="float">
            <text:p>0.930555555555556</text:p>
          </table:table-cell>
          <table:table-cell table:formula="of:=[.D12]" office:value-type="float" office:value="0.597222222222222" calcext:value-type="float">
            <text:p>0.597222222222222</text:p>
          </table:table-cell>
          <table:table-cell table:formula="of:=[.D12] - (1/3)" office:value-type="float" office:value="0.263888888888889" calcext:value-type="float">
            <text:p>0.263888888888889</text:p>
          </table:table-cell>
          <table:table-cell table:formula="of:=IF([.O12]&lt;0; [.O12]+1; IF([.O12]&gt;1; [.O12]-1; [.O12]))" office:value-type="float" office:value="0.930555555555556" calcext:value-type="float">
            <text:p>0.930555555555556</text:p>
          </table:table-cell>
          <table:table-cell table:formula="of:=IF([.P12]&lt;0; [.P12]+1; IF([.P12]&gt;1; [.P12]-1; [.P12]))" office:value-type="float" office:value="0.597222222222222" calcext:value-type="float">
            <text:p>0.597222222222222</text:p>
          </table:table-cell>
          <table:table-cell table:style-name="Calc_20_Text" table:formula="of:=IF([.Q12]&lt;0; [.Q12]+1; IF([.Q12]&gt;1; [.Q12]-1; [.Q12]))" office:value-type="float" office:value="0.263888888888889" calcext:value-type="float">
            <text:p>0.263888888888889</text:p>
          </table:table-cell>
          <table:table-cell table:style-name="ce5" table:formula="of:=IF((6* [.R12]) &lt; 1; TRUE(); FALSE())" office:value-type="boolean" office:boolean-value="false" calcext:value-type="boolean">
            <text:p>FALSE</text:p>
          </table:table-cell>
          <table:table-cell table:style-name="ce5" table:formula="of:=IF((2* [.R12]) &lt; 1; TRUE(); FALSE())" office:value-type="boolean" office:boolean-value="false" calcext:value-type="boolean">
            <text:p>FALSE</text:p>
          </table:table-cell>
          <table:table-cell table:style-name="ce5" table:formula="of:=IF((3* [.R12]) &lt; 2; TRUE(); FALSE())" office:value-type="boolean" office:boolean-value="false" calcext:value-type="boolean">
            <text:p>FALSE</text:p>
          </table:table-cell>
          <table:table-cell table:style-name="ce5" table:formula="of:=IF((6* [.S12]) &lt; 1; TRUE(); FALSE())" office:value-type="boolean" office:boolean-value="false" calcext:value-type="boolean">
            <text:p>FALSE</text:p>
          </table:table-cell>
          <table:table-cell table:style-name="ce5" table:formula="of:=IF((2* [.S12]) &lt; 1; TRUE(); FALSE())" office:value-type="boolean" office:boolean-value="false" calcext:value-type="boolean">
            <text:p>FALSE</text:p>
          </table:table-cell>
          <table:table-cell table:style-name="ce5" table:formula="of:=IF((3* [.S12]) &lt; 2; TRUE(); FALSE())" office:value-type="boolean" office:boolean-value="true" calcext:value-type="boolean">
            <text:p>TRUE</text:p>
          </table:table-cell>
          <table:table-cell table:style-name="ce5" table:formula="of:=IF((6* [.T12]) &lt; 1; TRUE(); FALSE())" office:value-type="boolean" office:boolean-value="false" calcext:value-type="boolean">
            <text:p>FALSE</text:p>
          </table:table-cell>
          <table:table-cell table:style-name="ce5" table:formula="of:=IF((2* [.T12]) &lt; 1; TRUE(); FALSE())" office:value-type="boolean" office:boolean-value="true" calcext:value-type="boolean">
            <text:p>TRUE</text:p>
          </table:table-cell>
          <table:table-cell table:style-name="ce5" table:formula="of:=IF((3* [.T12]) &lt; 2; TRUE(); FALSE())" office:value-type="boolean" office:boolean-value="true" calcext:value-type="boolean">
            <text:p>TRUE</text:p>
          </table:table-cell>
          <table:table-cell table:style-name="ce12" table:formula="of:=IF([.U12]; [.$N12] + (([.$M12] - [.$N12]) * 6 * [.R12]); IF([.V12]; [.$M12]; IF([.W12]; [.$N12] + (([.$M12] - [.$N12]) * ((1/3) - [.R12]) * 6); [.$N12])))" office:value-type="float" office:value="0.204" calcext:value-type="float">
            <text:p>0.204</text:p>
          </table:table-cell>
          <table:table-cell table:style-name="Calc_20_Text" table:formula="of:=IF([.X12]; [.$N12] + (([.$M12] - [.$N12]) * 6 * [.S12]); IF([.Y12]; [.$M12]; IF([.Z12]; [.$N12] + (([.$M12] - [.$N12]) * ((1/3) - [.S12]) * 6); [.$N12])))" office:value-type="float" office:value="-0.1" calcext:value-type="float">
            <text:p>-0.1</text:p>
          </table:table-cell>
          <table:table-cell table:style-name="Calc_20_Text" table:formula="of:=IF([.AA12]; [.$N12] + (([.$M12] - [.$N12]) * 6 * [.T12]); IF([.BB12]; [.$M12]; IF([.CC12]; [.$N12] + (([.$M12] - [.$N12]) * ((1/3) - [.T12]) * 6); [.$N12])))" office:value-type="float" office:value="0.204" calcext:value-type="float">
            <text:p>0.204</text:p>
          </table:table-cell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35" calcext:value-type="float">
            <text:p>35</text:p>
          </table:table-cell>
          <table:table-cell table:formula="of:=[.A13]/360" office:value-type="float" office:value="0.597222222222222" calcext:value-type="float">
            <text:p>0.597222222222222</text:p>
          </table:table-cell>
          <table:table-cell table:formula="of:=[.B13]/100" office:value-type="float" office:value="0.32" calcext:value-type="float">
            <text:p>0.32</text:p>
          </table:table-cell>
          <table:table-cell table:formula="of:=[.C13]/100" office:value-type="float" office:value="0.35" calcext:value-type="float">
            <text:p>0.35</text:p>
          </table:table-cell>
          <table:table-cell table:style-name="ce5" table:formula="of:=IF([.B13]&gt;0; TRUE(); FALSE())" office:value-type="boolean" office:boolean-value="true" calcext:value-type="boolean">
            <text:p>TRUE</text:p>
          </table:table-cell>
          <table:table-cell table:formula="of:=IF([.G13]; &quot;&quot;; ROUND([.C13]*2.55))">
            <text:p/>
          </table:table-cell>
          <table:table-cell table:style-name="Calc_20_Text_20__28_Alt_29_" table:formula="of:=[.H13]">
            <text:p/>
          </table:table-cell>
          <table:table-cell table:style-name="Calc_20_Text_20__28_Alt_29_" table:formula="of:=[.H13]">
            <text:p/>
          </table:table-cell>
          <table:table-cell table:formula="of:=[.F13] * (1 + [.E13])" office:value-type="float" office:value="0.462" calcext:value-type="float">
            <text:p>0.462</text:p>
          </table:table-cell>
          <table:table-cell table:formula="of:= ([.F13] + [.E13]) - ([.F13] * [.E13])" office:value-type="float" office:value="0.558" calcext:value-type="float">
            <text:p>0.558</text:p>
          </table:table-cell>
          <table:table-cell table:formula="of:=IF([.F13] &lt;= 0.5; [.K13]; [.L13])" office:value-type="float" office:value="0.462" calcext:value-type="float">
            <text:p>0.462</text:p>
          </table:table-cell>
          <table:table-cell table:style-name="ce11" table:formula="of:= (2 * [.F13]) - [.M13]" office:value-type="float" office:value="0.238" calcext:value-type="float">
            <text:p>0.238</text:p>
          </table:table-cell>
          <table:table-cell table:formula="of:=[.D13] + (1/3)" office:value-type="float" office:value="0.930555555555556" calcext:value-type="float">
            <text:p>0.930555555555556</text:p>
          </table:table-cell>
          <table:table-cell table:formula="of:=[.D13]" office:value-type="float" office:value="0.597222222222222" calcext:value-type="float">
            <text:p>0.597222222222222</text:p>
          </table:table-cell>
          <table:table-cell table:formula="of:=[.D13] - (1/3)" office:value-type="float" office:value="0.263888888888889" calcext:value-type="float">
            <text:p>0.263888888888889</text:p>
          </table:table-cell>
          <table:table-cell table:formula="of:=IF([.O13]&lt;0; [.O13]+1; IF([.O13]&gt;1; [.O13]-1; [.O13]))" office:value-type="float" office:value="0.930555555555556" calcext:value-type="float">
            <text:p>0.930555555555556</text:p>
          </table:table-cell>
          <table:table-cell table:formula="of:=IF([.P13]&lt;0; [.P13]+1; IF([.P13]&gt;1; [.P13]-1; [.P13]))" office:value-type="float" office:value="0.597222222222222" calcext:value-type="float">
            <text:p>0.597222222222222</text:p>
          </table:table-cell>
          <table:table-cell table:style-name="Calc_20_Text" table:formula="of:=IF([.Q13]&lt;0; [.Q13]+1; IF([.Q13]&gt;1; [.Q13]-1; [.Q13]))" office:value-type="float" office:value="0.263888888888889" calcext:value-type="float">
            <text:p>0.263888888888889</text:p>
          </table:table-cell>
          <table:table-cell table:style-name="ce5" table:formula="of:=IF((6* [.R13]) &lt; 1; TRUE(); FALSE())" office:value-type="boolean" office:boolean-value="false" calcext:value-type="boolean">
            <text:p>FALSE</text:p>
          </table:table-cell>
          <table:table-cell table:style-name="ce5" table:formula="of:=IF((2* [.R13]) &lt; 1; TRUE(); FALSE())" office:value-type="boolean" office:boolean-value="false" calcext:value-type="boolean">
            <text:p>FALSE</text:p>
          </table:table-cell>
          <table:table-cell table:style-name="ce5" table:formula="of:=IF((3* [.R13]) &lt; 2; TRUE(); FALSE())" office:value-type="boolean" office:boolean-value="false" calcext:value-type="boolean">
            <text:p>FALSE</text:p>
          </table:table-cell>
          <table:table-cell table:style-name="ce5" table:formula="of:=IF((6* [.S13]) &lt; 1; TRUE(); FALSE())" office:value-type="boolean" office:boolean-value="false" calcext:value-type="boolean">
            <text:p>FALSE</text:p>
          </table:table-cell>
          <table:table-cell table:style-name="ce5" table:formula="of:=IF((2* [.S13]) &lt; 1; TRUE(); FALSE())" office:value-type="boolean" office:boolean-value="false" calcext:value-type="boolean">
            <text:p>FALSE</text:p>
          </table:table-cell>
          <table:table-cell table:style-name="ce5" table:formula="of:=IF((3* [.S13]) &lt; 2; TRUE(); FALSE())" office:value-type="boolean" office:boolean-value="true" calcext:value-type="boolean">
            <text:p>TRUE</text:p>
          </table:table-cell>
          <table:table-cell table:style-name="ce5" table:formula="of:=IF((6* [.T13]) &lt; 1; TRUE(); FALSE())" office:value-type="boolean" office:boolean-value="false" calcext:value-type="boolean">
            <text:p>FALSE</text:p>
          </table:table-cell>
          <table:table-cell table:style-name="ce5" table:formula="of:=IF((2* [.T13]) &lt; 1; TRUE(); FALSE())" office:value-type="boolean" office:boolean-value="true" calcext:value-type="boolean">
            <text:p>TRUE</text:p>
          </table:table-cell>
          <table:table-cell table:style-name="ce5" table:formula="of:=IF((3* [.T13]) &lt; 2; TRUE(); FALSE())" office:value-type="boolean" office:boolean-value="true" calcext:value-type="boolean">
            <text:p>TRUE</text:p>
          </table:table-cell>
          <table:table-cell table:style-name="ce12" table:formula="of:=IF([.U13]; [.$N13] + (([.$M13] - [.$N13]) * 6 * [.R13]); IF([.V13]; [.$M13]; IF([.W13]; [.$N13] + (([.$M13] - [.$N13]) * ((1/3) - [.R13]) * 6); [.$N13])))" office:value-type="float" office:value="0.238" calcext:value-type="float">
            <text:p>0.238</text:p>
          </table:table-cell>
          <table:table-cell table:style-name="Calc_20_Text" table:formula="of:=IF([.X13]; [.$N13] + (([.$M13] - [.$N13]) * 6 * [.S13]); IF([.Y13]; [.$M13]; IF([.Z13]; [.$N13] + (([.$M13] - [.$N13]) * ((1/3) - [.S13]) * 6); [.$N13])))" office:value-type="float" office:value="-0.116666666666667" calcext:value-type="float">
            <text:p>-0.116666666666667</text:p>
          </table:table-cell>
          <table:table-cell table:style-name="Calc_20_Text" table:formula="of:=IF([.AA13]; [.$N13] + (([.$M13] - [.$N13]) * 6 * [.T13]); IF([.BB13]; [.$M13]; IF([.CC13]; [.$N13] + (([.$M13] - [.$N13]) * ((1/3) - [.T13]) * 6); [.$N13])))" office:value-type="float" office:value="0.238" calcext:value-type="float">
            <text:p>0.238</text:p>
          </table:table-cell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0" calcext:value-type="float">
            <text:p>40</text:p>
          </table:table-cell>
          <table:table-cell table:formula="of:=[.A14]/360" office:value-type="float" office:value="0.597222222222222" calcext:value-type="float">
            <text:p>0.597222222222222</text:p>
          </table:table-cell>
          <table:table-cell table:formula="of:=[.B14]/100" office:value-type="float" office:value="0.32" calcext:value-type="float">
            <text:p>0.32</text:p>
          </table:table-cell>
          <table:table-cell table:formula="of:=[.C14]/100" office:value-type="float" office:value="0.4" calcext:value-type="float">
            <text:p>0.4</text:p>
          </table:table-cell>
          <table:table-cell table:style-name="ce5" table:formula="of:=IF([.B14]&gt;0; TRUE(); FALSE())" office:value-type="boolean" office:boolean-value="true" calcext:value-type="boolean">
            <text:p>TRUE</text:p>
          </table:table-cell>
          <table:table-cell table:formula="of:=IF([.G14]; &quot;&quot;; ROUND([.C14]*2.55))">
            <text:p/>
          </table:table-cell>
          <table:table-cell table:style-name="Calc_20_Text_20__28_Alt_29_" table:formula="of:=[.H14]">
            <text:p/>
          </table:table-cell>
          <table:table-cell table:style-name="Calc_20_Text_20__28_Alt_29_" table:formula="of:=[.H14]">
            <text:p/>
          </table:table-cell>
          <table:table-cell table:formula="of:=[.F14] * (1 + [.E14])" office:value-type="float" office:value="0.528" calcext:value-type="float">
            <text:p>0.528</text:p>
          </table:table-cell>
          <table:table-cell table:formula="of:= ([.F14] + [.E14]) - ([.F14] * [.E14])" office:value-type="float" office:value="0.592" calcext:value-type="float">
            <text:p>0.592</text:p>
          </table:table-cell>
          <table:table-cell table:formula="of:=IF([.F14] &lt;= 0.5; [.K14]; [.L14])" office:value-type="float" office:value="0.528" calcext:value-type="float">
            <text:p>0.528</text:p>
          </table:table-cell>
          <table:table-cell table:style-name="ce11" table:formula="of:= (2 * [.F14]) - [.M14]" office:value-type="float" office:value="0.272" calcext:value-type="float">
            <text:p>0.272</text:p>
          </table:table-cell>
          <table:table-cell table:formula="of:=[.D14] + (1/3)" office:value-type="float" office:value="0.930555555555556" calcext:value-type="float">
            <text:p>0.930555555555556</text:p>
          </table:table-cell>
          <table:table-cell table:formula="of:=[.D14]" office:value-type="float" office:value="0.597222222222222" calcext:value-type="float">
            <text:p>0.597222222222222</text:p>
          </table:table-cell>
          <table:table-cell table:formula="of:=[.D14] - (1/3)" office:value-type="float" office:value="0.263888888888889" calcext:value-type="float">
            <text:p>0.263888888888889</text:p>
          </table:table-cell>
          <table:table-cell table:formula="of:=IF([.O14]&lt;0; [.O14]+1; IF([.O14]&gt;1; [.O14]-1; [.O14]))" office:value-type="float" office:value="0.930555555555556" calcext:value-type="float">
            <text:p>0.930555555555556</text:p>
          </table:table-cell>
          <table:table-cell table:formula="of:=IF([.P14]&lt;0; [.P14]+1; IF([.P14]&gt;1; [.P14]-1; [.P14]))" office:value-type="float" office:value="0.597222222222222" calcext:value-type="float">
            <text:p>0.597222222222222</text:p>
          </table:table-cell>
          <table:table-cell table:style-name="Calc_20_Text" table:formula="of:=IF([.Q14]&lt;0; [.Q14]+1; IF([.Q14]&gt;1; [.Q14]-1; [.Q14]))" office:value-type="float" office:value="0.263888888888889" calcext:value-type="float">
            <text:p>0.263888888888889</text:p>
          </table:table-cell>
          <table:table-cell table:style-name="ce5" table:formula="of:=IF((6* [.R14]) &lt; 1; TRUE(); FALSE())" office:value-type="boolean" office:boolean-value="false" calcext:value-type="boolean">
            <text:p>FALSE</text:p>
          </table:table-cell>
          <table:table-cell table:style-name="ce5" table:formula="of:=IF((2* [.R14]) &lt; 1; TRUE(); FALSE())" office:value-type="boolean" office:boolean-value="false" calcext:value-type="boolean">
            <text:p>FALSE</text:p>
          </table:table-cell>
          <table:table-cell table:style-name="ce5" table:formula="of:=IF((3* [.R14]) &lt; 2; TRUE(); FALSE())" office:value-type="boolean" office:boolean-value="false" calcext:value-type="boolean">
            <text:p>FALSE</text:p>
          </table:table-cell>
          <table:table-cell table:style-name="ce5" table:formula="of:=IF((6* [.S14]) &lt; 1; TRUE(); FALSE())" office:value-type="boolean" office:boolean-value="false" calcext:value-type="boolean">
            <text:p>FALSE</text:p>
          </table:table-cell>
          <table:table-cell table:style-name="ce5" table:formula="of:=IF((2* [.S14]) &lt; 1; TRUE(); FALSE())" office:value-type="boolean" office:boolean-value="false" calcext:value-type="boolean">
            <text:p>FALSE</text:p>
          </table:table-cell>
          <table:table-cell table:style-name="ce5" table:formula="of:=IF((3* [.S14]) &lt; 2; TRUE(); FALSE())" office:value-type="boolean" office:boolean-value="true" calcext:value-type="boolean">
            <text:p>TRUE</text:p>
          </table:table-cell>
          <table:table-cell table:style-name="ce5" table:formula="of:=IF((6* [.T14]) &lt; 1; TRUE(); FALSE())" office:value-type="boolean" office:boolean-value="false" calcext:value-type="boolean">
            <text:p>FALSE</text:p>
          </table:table-cell>
          <table:table-cell table:style-name="ce5" table:formula="of:=IF((2* [.T14]) &lt; 1; TRUE(); FALSE())" office:value-type="boolean" office:boolean-value="true" calcext:value-type="boolean">
            <text:p>TRUE</text:p>
          </table:table-cell>
          <table:table-cell table:style-name="ce5" table:formula="of:=IF((3* [.T14]) &lt; 2; TRUE(); FALSE())" office:value-type="boolean" office:boolean-value="true" calcext:value-type="boolean">
            <text:p>TRUE</text:p>
          </table:table-cell>
          <table:table-cell table:style-name="ce12" table:formula="of:=IF([.U14]; [.$N14] + (([.$M14] - [.$N14]) * 6 * [.R14]); IF([.V14]; [.$M14]; IF([.W14]; [.$N14] + (([.$M14] - [.$N14]) * ((1/3) - [.R14]) * 6); [.$N14])))" office:value-type="float" office:value="0.272" calcext:value-type="float">
            <text:p>0.272</text:p>
          </table:table-cell>
          <table:table-cell table:style-name="Calc_20_Text" table:formula="of:=IF([.X14]; [.$N14] + (([.$M14] - [.$N14]) * 6 * [.S14]); IF([.Y14]; [.$M14]; IF([.Z14]; [.$N14] + (([.$M14] - [.$N14]) * ((1/3) - [.S14]) * 6); [.$N14])))" office:value-type="float" office:value="-0.133333333333333" calcext:value-type="float">
            <text:p>-0.133333333333333</text:p>
          </table:table-cell>
          <table:table-cell table:style-name="Calc_20_Text" table:formula="of:=IF([.AA14]; [.$N14] + (([.$M14] - [.$N14]) * 6 * [.T14]); IF([.BB14]; [.$M14]; IF([.CC14]; [.$N14] + (([.$M14] - [.$N14]) * ((1/3) - [.T14]) * 6); [.$N14])))" office:value-type="float" office:value="0.272" calcext:value-type="float">
            <text:p>0.272</text:p>
          </table:table-cell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45" calcext:value-type="float">
            <text:p>45</text:p>
          </table:table-cell>
          <table:table-cell table:formula="of:=[.A15]/360" office:value-type="float" office:value="0.597222222222222" calcext:value-type="float">
            <text:p>0.597222222222222</text:p>
          </table:table-cell>
          <table:table-cell table:formula="of:=[.B15]/100" office:value-type="float" office:value="0.32" calcext:value-type="float">
            <text:p>0.32</text:p>
          </table:table-cell>
          <table:table-cell table:formula="of:=[.C15]/100" office:value-type="float" office:value="0.45" calcext:value-type="float">
            <text:p>0.45</text:p>
          </table:table-cell>
          <table:table-cell table:style-name="ce5" table:formula="of:=IF([.B15]&gt;0; TRUE(); FALSE())" office:value-type="boolean" office:boolean-value="true" calcext:value-type="boolean">
            <text:p>TRUE</text:p>
          </table:table-cell>
          <table:table-cell table:formula="of:=IF([.G15]; &quot;&quot;; ROUND([.C15]*2.55))">
            <text:p/>
          </table:table-cell>
          <table:table-cell table:style-name="Calc_20_Text_20__28_Alt_29_" table:formula="of:=[.H15]">
            <text:p/>
          </table:table-cell>
          <table:table-cell table:style-name="Calc_20_Text_20__28_Alt_29_" table:formula="of:=[.H15]">
            <text:p/>
          </table:table-cell>
          <table:table-cell table:formula="of:=[.F15] * (1 + [.E15])" office:value-type="float" office:value="0.594" calcext:value-type="float">
            <text:p>0.594</text:p>
          </table:table-cell>
          <table:table-cell table:formula="of:= ([.F15] + [.E15]) - ([.F15] * [.E15])" office:value-type="float" office:value="0.626" calcext:value-type="float">
            <text:p>0.626</text:p>
          </table:table-cell>
          <table:table-cell table:formula="of:=IF([.F15] &lt;= 0.5; [.K15]; [.L15])" office:value-type="float" office:value="0.594" calcext:value-type="float">
            <text:p>0.594</text:p>
          </table:table-cell>
          <table:table-cell table:style-name="ce11" table:formula="of:= (2 * [.F15]) - [.M15]" office:value-type="float" office:value="0.306" calcext:value-type="float">
            <text:p>0.306</text:p>
          </table:table-cell>
          <table:table-cell table:formula="of:=[.D15] + (1/3)" office:value-type="float" office:value="0.930555555555556" calcext:value-type="float">
            <text:p>0.930555555555556</text:p>
          </table:table-cell>
          <table:table-cell table:formula="of:=[.D15]" office:value-type="float" office:value="0.597222222222222" calcext:value-type="float">
            <text:p>0.597222222222222</text:p>
          </table:table-cell>
          <table:table-cell table:formula="of:=[.D15] - (1/3)" office:value-type="float" office:value="0.263888888888889" calcext:value-type="float">
            <text:p>0.263888888888889</text:p>
          </table:table-cell>
          <table:table-cell table:formula="of:=IF([.O15]&lt;0; [.O15]+1; IF([.O15]&gt;1; [.O15]-1; [.O15]))" office:value-type="float" office:value="0.930555555555556" calcext:value-type="float">
            <text:p>0.930555555555556</text:p>
          </table:table-cell>
          <table:table-cell table:formula="of:=IF([.P15]&lt;0; [.P15]+1; IF([.P15]&gt;1; [.P15]-1; [.P15]))" office:value-type="float" office:value="0.597222222222222" calcext:value-type="float">
            <text:p>0.597222222222222</text:p>
          </table:table-cell>
          <table:table-cell table:style-name="Calc_20_Text" table:formula="of:=IF([.Q15]&lt;0; [.Q15]+1; IF([.Q15]&gt;1; [.Q15]-1; [.Q15]))" office:value-type="float" office:value="0.263888888888889" calcext:value-type="float">
            <text:p>0.263888888888889</text:p>
          </table:table-cell>
          <table:table-cell table:style-name="ce5" table:formula="of:=IF((6* [.R15]) &lt; 1; TRUE(); FALSE())" office:value-type="boolean" office:boolean-value="false" calcext:value-type="boolean">
            <text:p>FALSE</text:p>
          </table:table-cell>
          <table:table-cell table:style-name="ce5" table:formula="of:=IF((2* [.R15]) &lt; 1; TRUE(); FALSE())" office:value-type="boolean" office:boolean-value="false" calcext:value-type="boolean">
            <text:p>FALSE</text:p>
          </table:table-cell>
          <table:table-cell table:style-name="ce5" table:formula="of:=IF((3* [.R15]) &lt; 2; TRUE(); FALSE())" office:value-type="boolean" office:boolean-value="false" calcext:value-type="boolean">
            <text:p>FALSE</text:p>
          </table:table-cell>
          <table:table-cell table:style-name="ce5" table:formula="of:=IF((6* [.S15]) &lt; 1; TRUE(); FALSE())" office:value-type="boolean" office:boolean-value="false" calcext:value-type="boolean">
            <text:p>FALSE</text:p>
          </table:table-cell>
          <table:table-cell table:style-name="ce5" table:formula="of:=IF((2* [.S15]) &lt; 1; TRUE(); FALSE())" office:value-type="boolean" office:boolean-value="false" calcext:value-type="boolean">
            <text:p>FALSE</text:p>
          </table:table-cell>
          <table:table-cell table:style-name="ce5" table:formula="of:=IF((3* [.S15]) &lt; 2; TRUE(); FALSE())" office:value-type="boolean" office:boolean-value="true" calcext:value-type="boolean">
            <text:p>TRUE</text:p>
          </table:table-cell>
          <table:table-cell table:style-name="ce5" table:formula="of:=IF((6* [.T15]) &lt; 1; TRUE(); FALSE())" office:value-type="boolean" office:boolean-value="false" calcext:value-type="boolean">
            <text:p>FALSE</text:p>
          </table:table-cell>
          <table:table-cell table:style-name="ce5" table:formula="of:=IF((2* [.T15]) &lt; 1; TRUE(); FALSE())" office:value-type="boolean" office:boolean-value="true" calcext:value-type="boolean">
            <text:p>TRUE</text:p>
          </table:table-cell>
          <table:table-cell table:style-name="ce5" table:formula="of:=IF((3* [.T15]) &lt; 2; TRUE(); FALSE())" office:value-type="boolean" office:boolean-value="true" calcext:value-type="boolean">
            <text:p>TRUE</text:p>
          </table:table-cell>
          <table:table-cell table:style-name="ce12" table:formula="of:=IF([.U15]; [.$N15] + (([.$M15] - [.$N15]) * 6 * [.R15]); IF([.V15]; [.$M15]; IF([.W15]; [.$N15] + (([.$M15] - [.$N15]) * ((1/3) - [.R15]) * 6); [.$N15])))" office:value-type="float" office:value="0.306" calcext:value-type="float">
            <text:p>0.306</text:p>
          </table:table-cell>
          <table:table-cell table:style-name="Calc_20_Text" table:formula="of:=IF([.X15]; [.$N15] + (([.$M15] - [.$N15]) * 6 * [.S15]); IF([.Y15]; [.$M15]; IF([.Z15]; [.$N15] + (([.$M15] - [.$N15]) * ((1/3) - [.S15]) * 6); [.$N15])))" office:value-type="float" office:value="-0.15" calcext:value-type="float">
            <text:p>-0.15</text:p>
          </table:table-cell>
          <table:table-cell table:style-name="Calc_20_Text" table:formula="of:=IF([.AA15]; [.$N15] + (([.$M15] - [.$N15]) * 6 * [.T15]); IF([.BB15]; [.$M15]; IF([.CC15]; [.$N15] + (([.$M15] - [.$N15]) * ((1/3) - [.T15]) * 6); [.$N15])))" office:value-type="float" office:value="0.306" calcext:value-type="float">
            <text:p>0.306</text:p>
          </table:table-cell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0" calcext:value-type="float">
            <text:p>50</text:p>
          </table:table-cell>
          <table:table-cell table:formula="of:=[.A16]/360" office:value-type="float" office:value="0.597222222222222" calcext:value-type="float">
            <text:p>0.597222222222222</text:p>
          </table:table-cell>
          <table:table-cell table:formula="of:=[.B16]/100" office:value-type="float" office:value="0.32" calcext:value-type="float">
            <text:p>0.32</text:p>
          </table:table-cell>
          <table:table-cell table:formula="of:=[.C16]/100" office:value-type="float" office:value="0.5" calcext:value-type="float">
            <text:p>0.5</text:p>
          </table:table-cell>
          <table:table-cell table:style-name="ce5" table:formula="of:=IF([.B16]&gt;0; TRUE(); FALSE())" office:value-type="boolean" office:boolean-value="true" calcext:value-type="boolean">
            <text:p>TRUE</text:p>
          </table:table-cell>
          <table:table-cell table:formula="of:=IF([.G16]; &quot;&quot;; ROUND([.C16]*2.55))">
            <text:p/>
          </table:table-cell>
          <table:table-cell table:style-name="Calc_20_Text_20__28_Alt_29_" table:formula="of:=[.H16]">
            <text:p/>
          </table:table-cell>
          <table:table-cell table:style-name="Calc_20_Text_20__28_Alt_29_" table:formula="of:=[.H16]">
            <text:p/>
          </table:table-cell>
          <table:table-cell table:formula="of:=[.F16] * (1 + [.E16])" office:value-type="float" office:value="0.66" calcext:value-type="float">
            <text:p>0.66</text:p>
          </table:table-cell>
          <table:table-cell table:formula="of:= ([.F16] + [.E16]) - ([.F16] * [.E16])" office:value-type="float" office:value="0.66" calcext:value-type="float">
            <text:p>0.66</text:p>
          </table:table-cell>
          <table:table-cell table:formula="of:=IF([.F16] &lt;= 0.5; [.K16]; [.L16])" office:value-type="float" office:value="0.66" calcext:value-type="float">
            <text:p>0.66</text:p>
          </table:table-cell>
          <table:table-cell table:style-name="ce11" table:formula="of:= (2 * [.F16]) - [.M16]" office:value-type="float" office:value="0.34" calcext:value-type="float">
            <text:p>0.34</text:p>
          </table:table-cell>
          <table:table-cell table:formula="of:=[.D16] + (1/3)" office:value-type="float" office:value="0.930555555555556" calcext:value-type="float">
            <text:p>0.930555555555556</text:p>
          </table:table-cell>
          <table:table-cell table:formula="of:=[.D16]" office:value-type="float" office:value="0.597222222222222" calcext:value-type="float">
            <text:p>0.597222222222222</text:p>
          </table:table-cell>
          <table:table-cell table:formula="of:=[.D16] - (1/3)" office:value-type="float" office:value="0.263888888888889" calcext:value-type="float">
            <text:p>0.263888888888889</text:p>
          </table:table-cell>
          <table:table-cell table:formula="of:=IF([.O16]&lt;0; [.O16]+1; IF([.O16]&gt;1; [.O16]-1; [.O16]))" office:value-type="float" office:value="0.930555555555556" calcext:value-type="float">
            <text:p>0.930555555555556</text:p>
          </table:table-cell>
          <table:table-cell table:formula="of:=IF([.P16]&lt;0; [.P16]+1; IF([.P16]&gt;1; [.P16]-1; [.P16]))" office:value-type="float" office:value="0.597222222222222" calcext:value-type="float">
            <text:p>0.597222222222222</text:p>
          </table:table-cell>
          <table:table-cell table:style-name="Calc_20_Text" table:formula="of:=IF([.Q16]&lt;0; [.Q16]+1; IF([.Q16]&gt;1; [.Q16]-1; [.Q16]))" office:value-type="float" office:value="0.263888888888889" calcext:value-type="float">
            <text:p>0.263888888888889</text:p>
          </table:table-cell>
          <table:table-cell table:style-name="ce5" table:formula="of:=IF((6* [.R16]) &lt; 1; TRUE(); FALSE())" office:value-type="boolean" office:boolean-value="false" calcext:value-type="boolean">
            <text:p>FALSE</text:p>
          </table:table-cell>
          <table:table-cell table:style-name="ce5" table:formula="of:=IF((2* [.R16]) &lt; 1; TRUE(); FALSE())" office:value-type="boolean" office:boolean-value="false" calcext:value-type="boolean">
            <text:p>FALSE</text:p>
          </table:table-cell>
          <table:table-cell table:style-name="ce5" table:formula="of:=IF((3* [.R16]) &lt; 2; TRUE(); FALSE())" office:value-type="boolean" office:boolean-value="false" calcext:value-type="boolean">
            <text:p>FALSE</text:p>
          </table:table-cell>
          <table:table-cell table:style-name="ce5" table:formula="of:=IF((6* [.S16]) &lt; 1; TRUE(); FALSE())" office:value-type="boolean" office:boolean-value="false" calcext:value-type="boolean">
            <text:p>FALSE</text:p>
          </table:table-cell>
          <table:table-cell table:style-name="ce5" table:formula="of:=IF((2* [.S16]) &lt; 1; TRUE(); FALSE())" office:value-type="boolean" office:boolean-value="false" calcext:value-type="boolean">
            <text:p>FALSE</text:p>
          </table:table-cell>
          <table:table-cell table:style-name="ce5" table:formula="of:=IF((3* [.S16]) &lt; 2; TRUE(); FALSE())" office:value-type="boolean" office:boolean-value="true" calcext:value-type="boolean">
            <text:p>TRUE</text:p>
          </table:table-cell>
          <table:table-cell table:style-name="ce5" table:formula="of:=IF((6* [.T16]) &lt; 1; TRUE(); FALSE())" office:value-type="boolean" office:boolean-value="false" calcext:value-type="boolean">
            <text:p>FALSE</text:p>
          </table:table-cell>
          <table:table-cell table:style-name="ce5" table:formula="of:=IF((2* [.T16]) &lt; 1; TRUE(); FALSE())" office:value-type="boolean" office:boolean-value="true" calcext:value-type="boolean">
            <text:p>TRUE</text:p>
          </table:table-cell>
          <table:table-cell table:style-name="ce5" table:formula="of:=IF((3* [.T16]) &lt; 2; TRUE(); FALSE())" office:value-type="boolean" office:boolean-value="true" calcext:value-type="boolean">
            <text:p>TRUE</text:p>
          </table:table-cell>
          <table:table-cell table:style-name="ce12" table:formula="of:=IF([.U16]; [.$N16] + (([.$M16] - [.$N16]) * 6 * [.R16]); IF([.V16]; [.$M16]; IF([.W16]; [.$N16] + (([.$M16] - [.$N16]) * ((1/3) - [.R16]) * 6); [.$N16])))" office:value-type="float" office:value="0.34" calcext:value-type="float">
            <text:p>0.34</text:p>
          </table:table-cell>
          <table:table-cell table:style-name="Calc_20_Text" table:formula="of:=IF([.X16]; [.$N16] + (([.$M16] - [.$N16]) * 6 * [.S16]); IF([.Y16]; [.$M16]; IF([.Z16]; [.$N16] + (([.$M16] - [.$N16]) * ((1/3) - [.S16]) * 6); [.$N16])))" office:value-type="float" office:value="-0.166666666666667" calcext:value-type="float">
            <text:p>-0.166666666666667</text:p>
          </table:table-cell>
          <table:table-cell table:style-name="Calc_20_Text" table:formula="of:=IF([.AA16]; [.$N16] + (([.$M16] - [.$N16]) * 6 * [.T16]); IF([.BB16]; [.$M16]; IF([.CC16]; [.$N16] + (([.$M16] - [.$N16]) * ((1/3) - [.T16]) * 6); [.$N16])))" office:value-type="float" office:value="0.34" calcext:value-type="float">
            <text:p>0.34</text:p>
          </table:table-cell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55" calcext:value-type="float">
            <text:p>55</text:p>
          </table:table-cell>
          <table:table-cell table:formula="of:=[.A17]/360" office:value-type="float" office:value="0.597222222222222" calcext:value-type="float">
            <text:p>0.597222222222222</text:p>
          </table:table-cell>
          <table:table-cell table:formula="of:=[.B17]/100" office:value-type="float" office:value="0.32" calcext:value-type="float">
            <text:p>0.32</text:p>
          </table:table-cell>
          <table:table-cell table:formula="of:=[.C17]/100" office:value-type="float" office:value="0.55" calcext:value-type="float">
            <text:p>0.55</text:p>
          </table:table-cell>
          <table:table-cell table:style-name="ce5" table:formula="of:=IF([.B17]&gt;0; TRUE(); FALSE())" office:value-type="boolean" office:boolean-value="true" calcext:value-type="boolean">
            <text:p>TRUE</text:p>
          </table:table-cell>
          <table:table-cell table:formula="of:=IF([.G17]; &quot;&quot;; ROUND([.C17]*2.55))">
            <text:p/>
          </table:table-cell>
          <table:table-cell table:style-name="Calc_20_Text_20__28_Alt_29_" table:formula="of:=[.H17]">
            <text:p/>
          </table:table-cell>
          <table:table-cell table:style-name="Calc_20_Text_20__28_Alt_29_" table:formula="of:=[.H17]">
            <text:p/>
          </table:table-cell>
          <table:table-cell table:formula="of:=[.F17] * (1 + [.E17])" office:value-type="float" office:value="0.726" calcext:value-type="float">
            <text:p>0.726</text:p>
          </table:table-cell>
          <table:table-cell table:formula="of:= ([.F17] + [.E17]) - ([.F17] * [.E17])" office:value-type="float" office:value="0.694" calcext:value-type="float">
            <text:p>0.694</text:p>
          </table:table-cell>
          <table:table-cell table:formula="of:=IF([.F17] &lt;= 0.5; [.K17]; [.L17])" office:value-type="float" office:value="0.694" calcext:value-type="float">
            <text:p>0.694</text:p>
          </table:table-cell>
          <table:table-cell table:style-name="ce11" table:formula="of:= (2 * [.F17]) - [.M17]" office:value-type="float" office:value="0.406" calcext:value-type="float">
            <text:p>0.406</text:p>
          </table:table-cell>
          <table:table-cell table:formula="of:=[.D17] + (1/3)" office:value-type="float" office:value="0.930555555555556" calcext:value-type="float">
            <text:p>0.930555555555556</text:p>
          </table:table-cell>
          <table:table-cell table:formula="of:=[.D17]" office:value-type="float" office:value="0.597222222222222" calcext:value-type="float">
            <text:p>0.597222222222222</text:p>
          </table:table-cell>
          <table:table-cell table:formula="of:=[.D17] - (1/3)" office:value-type="float" office:value="0.263888888888889" calcext:value-type="float">
            <text:p>0.263888888888889</text:p>
          </table:table-cell>
          <table:table-cell table:formula="of:=IF([.O17]&lt;0; [.O17]+1; IF([.O17]&gt;1; [.O17]-1; [.O17]))" office:value-type="float" office:value="0.930555555555556" calcext:value-type="float">
            <text:p>0.930555555555556</text:p>
          </table:table-cell>
          <table:table-cell table:formula="of:=IF([.P17]&lt;0; [.P17]+1; IF([.P17]&gt;1; [.P17]-1; [.P17]))" office:value-type="float" office:value="0.597222222222222" calcext:value-type="float">
            <text:p>0.597222222222222</text:p>
          </table:table-cell>
          <table:table-cell table:style-name="Calc_20_Text" table:formula="of:=IF([.Q17]&lt;0; [.Q17]+1; IF([.Q17]&gt;1; [.Q17]-1; [.Q17]))" office:value-type="float" office:value="0.263888888888889" calcext:value-type="float">
            <text:p>0.263888888888889</text:p>
          </table:table-cell>
          <table:table-cell table:style-name="ce5" table:formula="of:=IF((6* [.R17]) &lt; 1; TRUE(); FALSE())" office:value-type="boolean" office:boolean-value="false" calcext:value-type="boolean">
            <text:p>FALSE</text:p>
          </table:table-cell>
          <table:table-cell table:style-name="ce5" table:formula="of:=IF((2* [.R17]) &lt; 1; TRUE(); FALSE())" office:value-type="boolean" office:boolean-value="false" calcext:value-type="boolean">
            <text:p>FALSE</text:p>
          </table:table-cell>
          <table:table-cell table:style-name="ce5" table:formula="of:=IF((3* [.R17]) &lt; 2; TRUE(); FALSE())" office:value-type="boolean" office:boolean-value="false" calcext:value-type="boolean">
            <text:p>FALSE</text:p>
          </table:table-cell>
          <table:table-cell table:style-name="ce5" table:formula="of:=IF((6* [.S17]) &lt; 1; TRUE(); FALSE())" office:value-type="boolean" office:boolean-value="false" calcext:value-type="boolean">
            <text:p>FALSE</text:p>
          </table:table-cell>
          <table:table-cell table:style-name="ce5" table:formula="of:=IF((2* [.S17]) &lt; 1; TRUE(); FALSE())" office:value-type="boolean" office:boolean-value="false" calcext:value-type="boolean">
            <text:p>FALSE</text:p>
          </table:table-cell>
          <table:table-cell table:style-name="ce5" table:formula="of:=IF((3* [.S17]) &lt; 2; TRUE(); FALSE())" office:value-type="boolean" office:boolean-value="true" calcext:value-type="boolean">
            <text:p>TRUE</text:p>
          </table:table-cell>
          <table:table-cell table:style-name="ce5" table:formula="of:=IF((6* [.T17]) &lt; 1; TRUE(); FALSE())" office:value-type="boolean" office:boolean-value="false" calcext:value-type="boolean">
            <text:p>FALSE</text:p>
          </table:table-cell>
          <table:table-cell table:style-name="ce5" table:formula="of:=IF((2* [.T17]) &lt; 1; TRUE(); FALSE())" office:value-type="boolean" office:boolean-value="true" calcext:value-type="boolean">
            <text:p>TRUE</text:p>
          </table:table-cell>
          <table:table-cell table:style-name="ce5" table:formula="of:=IF((3* [.T17]) &lt; 2; TRUE(); FALSE())" office:value-type="boolean" office:boolean-value="true" calcext:value-type="boolean">
            <text:p>TRUE</text:p>
          </table:table-cell>
          <table:table-cell table:style-name="ce12" table:formula="of:=IF([.U17]; [.$N17] + (([.$M17] - [.$N17]) * 6 * [.R17]); IF([.V17]; [.$M17]; IF([.W17]; [.$N17] + (([.$M17] - [.$N17]) * ((1/3) - [.R17]) * 6); [.$N17])))" office:value-type="float" office:value="0.406" calcext:value-type="float">
            <text:p>0.406</text:p>
          </table:table-cell>
          <table:table-cell table:style-name="Calc_20_Text" table:formula="of:=IF([.X17]; [.$N17] + (([.$M17] - [.$N17]) * 6 * [.S17]); IF([.Y17]; [.$M17]; IF([.Z17]; [.$N17] + (([.$M17] - [.$N17]) * ((1/3) - [.S17]) * 6); [.$N17])))" office:value-type="float" office:value="-0.05" calcext:value-type="float">
            <text:p>-0.05</text:p>
          </table:table-cell>
          <table:table-cell table:style-name="Calc_20_Text" table:formula="of:=IF([.AA17]; [.$N17] + (([.$M17] - [.$N17]) * 6 * [.T17]); IF([.BB17]; [.$M17]; IF([.CC17]; [.$N17] + (([.$M17] - [.$N17]) * ((1/3) - [.T17]) * 6); [.$N17])))" office:value-type="float" office:value="0.406" calcext:value-type="float">
            <text:p>0.406</text:p>
          </table:table-cell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0" calcext:value-type="float">
            <text:p>60</text:p>
          </table:table-cell>
          <table:table-cell table:formula="of:=[.A18]/360" office:value-type="float" office:value="0.597222222222222" calcext:value-type="float">
            <text:p>0.597222222222222</text:p>
          </table:table-cell>
          <table:table-cell table:formula="of:=[.B18]/100" office:value-type="float" office:value="0.32" calcext:value-type="float">
            <text:p>0.32</text:p>
          </table:table-cell>
          <table:table-cell table:formula="of:=[.C18]/100" office:value-type="float" office:value="0.6" calcext:value-type="float">
            <text:p>0.6</text:p>
          </table:table-cell>
          <table:table-cell table:style-name="ce5" table:formula="of:=IF([.B18]&gt;0; TRUE(); FALSE())" office:value-type="boolean" office:boolean-value="true" calcext:value-type="boolean">
            <text:p>TRUE</text:p>
          </table:table-cell>
          <table:table-cell table:formula="of:=IF([.G18]; &quot;&quot;; ROUND([.C18]*2.55))">
            <text:p/>
          </table:table-cell>
          <table:table-cell table:style-name="Calc_20_Text_20__28_Alt_29_" table:formula="of:=[.H18]">
            <text:p/>
          </table:table-cell>
          <table:table-cell table:style-name="Calc_20_Text_20__28_Alt_29_" table:formula="of:=[.H18]">
            <text:p/>
          </table:table-cell>
          <table:table-cell table:formula="of:=[.F18] * (1 + [.E18])" office:value-type="float" office:value="0.792" calcext:value-type="float">
            <text:p>0.792</text:p>
          </table:table-cell>
          <table:table-cell table:formula="of:= ([.F18] + [.E18]) - ([.F18] * [.E18])" office:value-type="float" office:value="0.728" calcext:value-type="float">
            <text:p>0.728</text:p>
          </table:table-cell>
          <table:table-cell table:formula="of:=IF([.F18] &lt;= 0.5; [.K18]; [.L18])" office:value-type="float" office:value="0.728" calcext:value-type="float">
            <text:p>0.728</text:p>
          </table:table-cell>
          <table:table-cell table:style-name="ce11" table:formula="of:= (2 * [.F18]) - [.M18]" office:value-type="float" office:value="0.472" calcext:value-type="float">
            <text:p>0.472</text:p>
          </table:table-cell>
          <table:table-cell table:formula="of:=[.D18] + (1/3)" office:value-type="float" office:value="0.930555555555556" calcext:value-type="float">
            <text:p>0.930555555555556</text:p>
          </table:table-cell>
          <table:table-cell table:formula="of:=[.D18]" office:value-type="float" office:value="0.597222222222222" calcext:value-type="float">
            <text:p>0.597222222222222</text:p>
          </table:table-cell>
          <table:table-cell table:formula="of:=[.D18] - (1/3)" office:value-type="float" office:value="0.263888888888889" calcext:value-type="float">
            <text:p>0.263888888888889</text:p>
          </table:table-cell>
          <table:table-cell table:formula="of:=IF([.O18]&lt;0; [.O18]+1; IF([.O18]&gt;1; [.O18]-1; [.O18]))" office:value-type="float" office:value="0.930555555555556" calcext:value-type="float">
            <text:p>0.930555555555556</text:p>
          </table:table-cell>
          <table:table-cell table:formula="of:=IF([.P18]&lt;0; [.P18]+1; IF([.P18]&gt;1; [.P18]-1; [.P18]))" office:value-type="float" office:value="0.597222222222222" calcext:value-type="float">
            <text:p>0.597222222222222</text:p>
          </table:table-cell>
          <table:table-cell table:style-name="Calc_20_Text" table:formula="of:=IF([.Q18]&lt;0; [.Q18]+1; IF([.Q18]&gt;1; [.Q18]-1; [.Q18]))" office:value-type="float" office:value="0.263888888888889" calcext:value-type="float">
            <text:p>0.263888888888889</text:p>
          </table:table-cell>
          <table:table-cell table:style-name="ce5" table:formula="of:=IF((6* [.R18]) &lt; 1; TRUE(); FALSE())" office:value-type="boolean" office:boolean-value="false" calcext:value-type="boolean">
            <text:p>FALSE</text:p>
          </table:table-cell>
          <table:table-cell table:style-name="ce5" table:formula="of:=IF((2* [.R18]) &lt; 1; TRUE(); FALSE())" office:value-type="boolean" office:boolean-value="false" calcext:value-type="boolean">
            <text:p>FALSE</text:p>
          </table:table-cell>
          <table:table-cell table:style-name="ce5" table:formula="of:=IF((3* [.R18]) &lt; 2; TRUE(); FALSE())" office:value-type="boolean" office:boolean-value="false" calcext:value-type="boolean">
            <text:p>FALSE</text:p>
          </table:table-cell>
          <table:table-cell table:style-name="ce5" table:formula="of:=IF((6* [.S18]) &lt; 1; TRUE(); FALSE())" office:value-type="boolean" office:boolean-value="false" calcext:value-type="boolean">
            <text:p>FALSE</text:p>
          </table:table-cell>
          <table:table-cell table:style-name="ce5" table:formula="of:=IF((2* [.S18]) &lt; 1; TRUE(); FALSE())" office:value-type="boolean" office:boolean-value="false" calcext:value-type="boolean">
            <text:p>FALSE</text:p>
          </table:table-cell>
          <table:table-cell table:style-name="ce5" table:formula="of:=IF((3* [.S18]) &lt; 2; TRUE(); FALSE())" office:value-type="boolean" office:boolean-value="true" calcext:value-type="boolean">
            <text:p>TRUE</text:p>
          </table:table-cell>
          <table:table-cell table:style-name="ce5" table:formula="of:=IF((6* [.T18]) &lt; 1; TRUE(); FALSE())" office:value-type="boolean" office:boolean-value="false" calcext:value-type="boolean">
            <text:p>FALSE</text:p>
          </table:table-cell>
          <table:table-cell table:style-name="ce5" table:formula="of:=IF((2* [.T18]) &lt; 1; TRUE(); FALSE())" office:value-type="boolean" office:boolean-value="true" calcext:value-type="boolean">
            <text:p>TRUE</text:p>
          </table:table-cell>
          <table:table-cell table:style-name="ce5" table:formula="of:=IF((3* [.T18]) &lt; 2; TRUE(); FALSE())" office:value-type="boolean" office:boolean-value="true" calcext:value-type="boolean">
            <text:p>TRUE</text:p>
          </table:table-cell>
          <table:table-cell table:style-name="ce12" table:formula="of:=IF([.U18]; [.$N18] + (([.$M18] - [.$N18]) * 6 * [.R18]); IF([.V18]; [.$M18]; IF([.W18]; [.$N18] + (([.$M18] - [.$N18]) * ((1/3) - [.R18]) * 6); [.$N18])))" office:value-type="float" office:value="0.472" calcext:value-type="float">
            <text:p>0.472</text:p>
          </table:table-cell>
          <table:table-cell table:style-name="Calc_20_Text" table:formula="of:=IF([.X18]; [.$N18] + (([.$M18] - [.$N18]) * 6 * [.S18]); IF([.Y18]; [.$M18]; IF([.Z18]; [.$N18] + (([.$M18] - [.$N18]) * ((1/3) - [.S18]) * 6); [.$N18])))" office:value-type="float" office:value="0.0666666666666666" calcext:value-type="float">
            <text:p>0.0666666666666666</text:p>
          </table:table-cell>
          <table:table-cell table:style-name="Calc_20_Text" table:formula="of:=IF([.AA18]; [.$N18] + (([.$M18] - [.$N18]) * 6 * [.T18]); IF([.BB18]; [.$M18]; IF([.CC18]; [.$N18] + (([.$M18] - [.$N18]) * ((1/3) - [.T18]) * 6); [.$N18])))" office:value-type="float" office:value="0.472" calcext:value-type="float">
            <text:p>0.472</text:p>
          </table:table-cell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65" calcext:value-type="float">
            <text:p>65</text:p>
          </table:table-cell>
          <table:table-cell table:formula="of:=[.A19]/360" office:value-type="float" office:value="0.597222222222222" calcext:value-type="float">
            <text:p>0.597222222222222</text:p>
          </table:table-cell>
          <table:table-cell table:formula="of:=[.B19]/100" office:value-type="float" office:value="0.32" calcext:value-type="float">
            <text:p>0.32</text:p>
          </table:table-cell>
          <table:table-cell table:formula="of:=[.C19]/100" office:value-type="float" office:value="0.65" calcext:value-type="float">
            <text:p>0.65</text:p>
          </table:table-cell>
          <table:table-cell table:style-name="ce5" table:formula="of:=IF([.B19]&gt;0; TRUE(); FALSE())" office:value-type="boolean" office:boolean-value="true" calcext:value-type="boolean">
            <text:p>TRUE</text:p>
          </table:table-cell>
          <table:table-cell table:formula="of:=IF([.G19]; &quot;&quot;; ROUND([.C19]*2.55))">
            <text:p/>
          </table:table-cell>
          <table:table-cell table:style-name="Calc_20_Text_20__28_Alt_29_" table:formula="of:=[.H19]">
            <text:p/>
          </table:table-cell>
          <table:table-cell table:style-name="Calc_20_Text_20__28_Alt_29_" table:formula="of:=[.H19]">
            <text:p/>
          </table:table-cell>
          <table:table-cell table:formula="of:=[.F19] * (1 + [.E19])" office:value-type="float" office:value="0.858" calcext:value-type="float">
            <text:p>0.858</text:p>
          </table:table-cell>
          <table:table-cell table:formula="of:= ([.F19] + [.E19]) - ([.F19] * [.E19])" office:value-type="float" office:value="0.762" calcext:value-type="float">
            <text:p>0.762</text:p>
          </table:table-cell>
          <table:table-cell table:formula="of:=IF([.F19] &lt;= 0.5; [.K19]; [.L19])" office:value-type="float" office:value="0.762" calcext:value-type="float">
            <text:p>0.762</text:p>
          </table:table-cell>
          <table:table-cell table:style-name="ce11" table:formula="of:= (2 * [.F19]) - [.M19]" office:value-type="float" office:value="0.538" calcext:value-type="float">
            <text:p>0.538</text:p>
          </table:table-cell>
          <table:table-cell table:formula="of:=[.D19] + (1/3)" office:value-type="float" office:value="0.930555555555556" calcext:value-type="float">
            <text:p>0.930555555555556</text:p>
          </table:table-cell>
          <table:table-cell table:formula="of:=[.D19]" office:value-type="float" office:value="0.597222222222222" calcext:value-type="float">
            <text:p>0.597222222222222</text:p>
          </table:table-cell>
          <table:table-cell table:formula="of:=[.D19] - (1/3)" office:value-type="float" office:value="0.263888888888889" calcext:value-type="float">
            <text:p>0.263888888888889</text:p>
          </table:table-cell>
          <table:table-cell table:formula="of:=IF([.O19]&lt;0; [.O19]+1; IF([.O19]&gt;1; [.O19]-1; [.O19]))" office:value-type="float" office:value="0.930555555555556" calcext:value-type="float">
            <text:p>0.930555555555556</text:p>
          </table:table-cell>
          <table:table-cell table:formula="of:=IF([.P19]&lt;0; [.P19]+1; IF([.P19]&gt;1; [.P19]-1; [.P19]))" office:value-type="float" office:value="0.597222222222222" calcext:value-type="float">
            <text:p>0.597222222222222</text:p>
          </table:table-cell>
          <table:table-cell table:style-name="Calc_20_Text" table:formula="of:=IF([.Q19]&lt;0; [.Q19]+1; IF([.Q19]&gt;1; [.Q19]-1; [.Q19]))" office:value-type="float" office:value="0.263888888888889" calcext:value-type="float">
            <text:p>0.263888888888889</text:p>
          </table:table-cell>
          <table:table-cell table:style-name="ce5" table:formula="of:=IF((6* [.R19]) &lt; 1; TRUE(); FALSE())" office:value-type="boolean" office:boolean-value="false" calcext:value-type="boolean">
            <text:p>FALSE</text:p>
          </table:table-cell>
          <table:table-cell table:style-name="ce5" table:formula="of:=IF((2* [.R19]) &lt; 1; TRUE(); FALSE())" office:value-type="boolean" office:boolean-value="false" calcext:value-type="boolean">
            <text:p>FALSE</text:p>
          </table:table-cell>
          <table:table-cell table:style-name="ce5" table:formula="of:=IF((3* [.R19]) &lt; 2; TRUE(); FALSE())" office:value-type="boolean" office:boolean-value="false" calcext:value-type="boolean">
            <text:p>FALSE</text:p>
          </table:table-cell>
          <table:table-cell table:style-name="ce5" table:formula="of:=IF((6* [.S19]) &lt; 1; TRUE(); FALSE())" office:value-type="boolean" office:boolean-value="false" calcext:value-type="boolean">
            <text:p>FALSE</text:p>
          </table:table-cell>
          <table:table-cell table:style-name="ce5" table:formula="of:=IF((2* [.S19]) &lt; 1; TRUE(); FALSE())" office:value-type="boolean" office:boolean-value="false" calcext:value-type="boolean">
            <text:p>FALSE</text:p>
          </table:table-cell>
          <table:table-cell table:style-name="ce5" table:formula="of:=IF((3* [.S19]) &lt; 2; TRUE(); FALSE())" office:value-type="boolean" office:boolean-value="true" calcext:value-type="boolean">
            <text:p>TRUE</text:p>
          </table:table-cell>
          <table:table-cell table:style-name="ce5" table:formula="of:=IF((6* [.T19]) &lt; 1; TRUE(); FALSE())" office:value-type="boolean" office:boolean-value="false" calcext:value-type="boolean">
            <text:p>FALSE</text:p>
          </table:table-cell>
          <table:table-cell table:style-name="ce5" table:formula="of:=IF((2* [.T19]) &lt; 1; TRUE(); FALSE())" office:value-type="boolean" office:boolean-value="true" calcext:value-type="boolean">
            <text:p>TRUE</text:p>
          </table:table-cell>
          <table:table-cell table:style-name="ce5" table:formula="of:=IF((3* [.T19]) &lt; 2; TRUE(); FALSE())" office:value-type="boolean" office:boolean-value="true" calcext:value-type="boolean">
            <text:p>TRUE</text:p>
          </table:table-cell>
          <table:table-cell table:style-name="ce12" table:formula="of:=IF([.U19]; [.$N19] + (([.$M19] - [.$N19]) * 6 * [.R19]); IF([.V19]; [.$M19]; IF([.W19]; [.$N19] + (([.$M19] - [.$N19]) * ((1/3) - [.R19]) * 6); [.$N19])))" office:value-type="float" office:value="0.538" calcext:value-type="float">
            <text:p>0.538</text:p>
          </table:table-cell>
          <table:table-cell table:style-name="Calc_20_Text" table:formula="of:=IF([.X19]; [.$N19] + (([.$M19] - [.$N19]) * 6 * [.S19]); IF([.Y19]; [.$M19]; IF([.Z19]; [.$N19] + (([.$M19] - [.$N19]) * ((1/3) - [.S19]) * 6); [.$N19])))" office:value-type="float" office:value="0.183333333333333" calcext:value-type="float">
            <text:p>0.183333333333333</text:p>
          </table:table-cell>
          <table:table-cell table:style-name="Calc_20_Text" table:formula="of:=IF([.AA19]; [.$N19] + (([.$M19] - [.$N19]) * 6 * [.T19]); IF([.BB19]; [.$M19]; IF([.CC19]; [.$N19] + (([.$M19] - [.$N19]) * ((1/3) - [.T19]) * 6); [.$N19])))" office:value-type="float" office:value="0.538" calcext:value-type="float">
            <text:p>0.538</text:p>
          </table:table-cell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0" calcext:value-type="float">
            <text:p>70</text:p>
          </table:table-cell>
          <table:table-cell table:formula="of:=[.A20]/360" office:value-type="float" office:value="0.597222222222222" calcext:value-type="float">
            <text:p>0.597222222222222</text:p>
          </table:table-cell>
          <table:table-cell table:formula="of:=[.B20]/100" office:value-type="float" office:value="0.32" calcext:value-type="float">
            <text:p>0.32</text:p>
          </table:table-cell>
          <table:table-cell table:formula="of:=[.C20]/100" office:value-type="float" office:value="0.7" calcext:value-type="float">
            <text:p>0.7</text:p>
          </table:table-cell>
          <table:table-cell table:style-name="ce5" table:formula="of:=IF([.B20]&gt;0; TRUE(); FALSE())" office:value-type="boolean" office:boolean-value="true" calcext:value-type="boolean">
            <text:p>TRUE</text:p>
          </table:table-cell>
          <table:table-cell table:formula="of:=IF([.G20]; &quot;&quot;; ROUND([.C20]*2.55))">
            <text:p/>
          </table:table-cell>
          <table:table-cell table:style-name="Calc_20_Text_20__28_Alt_29_" table:formula="of:=[.H20]">
            <text:p/>
          </table:table-cell>
          <table:table-cell table:style-name="Calc_20_Text_20__28_Alt_29_" table:formula="of:=[.H20]">
            <text:p/>
          </table:table-cell>
          <table:table-cell table:formula="of:=[.F20] * (1 + [.E20])" office:value-type="float" office:value="0.924" calcext:value-type="float">
            <text:p>0.924</text:p>
          </table:table-cell>
          <table:table-cell table:formula="of:= ([.F20] + [.E20]) - ([.F20] * [.E20])" office:value-type="float" office:value="0.796" calcext:value-type="float">
            <text:p>0.796</text:p>
          </table:table-cell>
          <table:table-cell table:formula="of:=IF([.F20] &lt;= 0.5; [.K20]; [.L20])" office:value-type="float" office:value="0.796" calcext:value-type="float">
            <text:p>0.796</text:p>
          </table:table-cell>
          <table:table-cell table:style-name="ce11" table:formula="of:= (2 * [.F20]) - [.M20]" office:value-type="float" office:value="0.604" calcext:value-type="float">
            <text:p>0.604</text:p>
          </table:table-cell>
          <table:table-cell table:formula="of:=[.D20] + (1/3)" office:value-type="float" office:value="0.930555555555556" calcext:value-type="float">
            <text:p>0.930555555555556</text:p>
          </table:table-cell>
          <table:table-cell table:formula="of:=[.D20]" office:value-type="float" office:value="0.597222222222222" calcext:value-type="float">
            <text:p>0.597222222222222</text:p>
          </table:table-cell>
          <table:table-cell table:formula="of:=[.D20] - (1/3)" office:value-type="float" office:value="0.263888888888889" calcext:value-type="float">
            <text:p>0.263888888888889</text:p>
          </table:table-cell>
          <table:table-cell table:formula="of:=IF([.O20]&lt;0; [.O20]+1; IF([.O20]&gt;1; [.O20]-1; [.O20]))" office:value-type="float" office:value="0.930555555555556" calcext:value-type="float">
            <text:p>0.930555555555556</text:p>
          </table:table-cell>
          <table:table-cell table:formula="of:=IF([.P20]&lt;0; [.P20]+1; IF([.P20]&gt;1; [.P20]-1; [.P20]))" office:value-type="float" office:value="0.597222222222222" calcext:value-type="float">
            <text:p>0.597222222222222</text:p>
          </table:table-cell>
          <table:table-cell table:style-name="Calc_20_Text" table:formula="of:=IF([.Q20]&lt;0; [.Q20]+1; IF([.Q20]&gt;1; [.Q20]-1; [.Q20]))" office:value-type="float" office:value="0.263888888888889" calcext:value-type="float">
            <text:p>0.263888888888889</text:p>
          </table:table-cell>
          <table:table-cell table:style-name="ce5" table:formula="of:=IF((6* [.R20]) &lt; 1; TRUE(); FALSE())" office:value-type="boolean" office:boolean-value="false" calcext:value-type="boolean">
            <text:p>FALSE</text:p>
          </table:table-cell>
          <table:table-cell table:style-name="ce5" table:formula="of:=IF((2* [.R20]) &lt; 1; TRUE(); FALSE())" office:value-type="boolean" office:boolean-value="false" calcext:value-type="boolean">
            <text:p>FALSE</text:p>
          </table:table-cell>
          <table:table-cell table:style-name="ce5" table:formula="of:=IF((3* [.R20]) &lt; 2; TRUE(); FALSE())" office:value-type="boolean" office:boolean-value="false" calcext:value-type="boolean">
            <text:p>FALSE</text:p>
          </table:table-cell>
          <table:table-cell table:style-name="ce5" table:formula="of:=IF((6* [.S20]) &lt; 1; TRUE(); FALSE())" office:value-type="boolean" office:boolean-value="false" calcext:value-type="boolean">
            <text:p>FALSE</text:p>
          </table:table-cell>
          <table:table-cell table:style-name="ce5" table:formula="of:=IF((2* [.S20]) &lt; 1; TRUE(); FALSE())" office:value-type="boolean" office:boolean-value="false" calcext:value-type="boolean">
            <text:p>FALSE</text:p>
          </table:table-cell>
          <table:table-cell table:style-name="ce5" table:formula="of:=IF((3* [.S20]) &lt; 2; TRUE(); FALSE())" office:value-type="boolean" office:boolean-value="true" calcext:value-type="boolean">
            <text:p>TRUE</text:p>
          </table:table-cell>
          <table:table-cell table:style-name="ce5" table:formula="of:=IF((6* [.T20]) &lt; 1; TRUE(); FALSE())" office:value-type="boolean" office:boolean-value="false" calcext:value-type="boolean">
            <text:p>FALSE</text:p>
          </table:table-cell>
          <table:table-cell table:style-name="ce5" table:formula="of:=IF((2* [.T20]) &lt; 1; TRUE(); FALSE())" office:value-type="boolean" office:boolean-value="true" calcext:value-type="boolean">
            <text:p>TRUE</text:p>
          </table:table-cell>
          <table:table-cell table:style-name="ce5" table:formula="of:=IF((3* [.T20]) &lt; 2; TRUE(); FALSE())" office:value-type="boolean" office:boolean-value="true" calcext:value-type="boolean">
            <text:p>TRUE</text:p>
          </table:table-cell>
          <table:table-cell table:style-name="ce12" table:formula="of:=IF([.U20]; [.$N20] + (([.$M20] - [.$N20]) * 6 * [.R20]); IF([.V20]; [.$M20]; IF([.W20]; [.$N20] + (([.$M20] - [.$N20]) * ((1/3) - [.R20]) * 6); [.$N20])))" office:value-type="float" office:value="0.604" calcext:value-type="float">
            <text:p>0.604</text:p>
          </table:table-cell>
          <table:table-cell table:style-name="Calc_20_Text" table:formula="of:=IF([.X20]; [.$N20] + (([.$M20] - [.$N20]) * 6 * [.S20]); IF([.Y20]; [.$M20]; IF([.Z20]; [.$N20] + (([.$M20] - [.$N20]) * ((1/3) - [.S20]) * 6); [.$N20])))" office:value-type="float" office:value="0.3" calcext:value-type="float">
            <text:p>0.3</text:p>
          </table:table-cell>
          <table:table-cell table:style-name="Calc_20_Text" table:formula="of:=IF([.AA20]; [.$N20] + (([.$M20] - [.$N20]) * 6 * [.T20]); IF([.BB20]; [.$M20]; IF([.CC20]; [.$N20] + (([.$M20] - [.$N20]) * ((1/3) - [.T20]) * 6); [.$N20])))" office:value-type="float" office:value="0.604" calcext:value-type="float">
            <text:p>0.604</text:p>
          </table:table-cell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75" calcext:value-type="float">
            <text:p>75</text:p>
          </table:table-cell>
          <table:table-cell table:formula="of:=[.A21]/360" office:value-type="float" office:value="0.597222222222222" calcext:value-type="float">
            <text:p>0.597222222222222</text:p>
          </table:table-cell>
          <table:table-cell table:formula="of:=[.B21]/100" office:value-type="float" office:value="0.32" calcext:value-type="float">
            <text:p>0.32</text:p>
          </table:table-cell>
          <table:table-cell table:formula="of:=[.C21]/100" office:value-type="float" office:value="0.75" calcext:value-type="float">
            <text:p>0.75</text:p>
          </table:table-cell>
          <table:table-cell table:style-name="ce5" table:formula="of:=IF([.B21]&gt;0; TRUE(); FALSE())" office:value-type="boolean" office:boolean-value="true" calcext:value-type="boolean">
            <text:p>TRUE</text:p>
          </table:table-cell>
          <table:table-cell table:formula="of:=IF([.G21]; &quot;&quot;; ROUND([.C21]*2.55))">
            <text:p/>
          </table:table-cell>
          <table:table-cell table:style-name="Calc_20_Text_20__28_Alt_29_" table:formula="of:=[.H21]">
            <text:p/>
          </table:table-cell>
          <table:table-cell table:style-name="Calc_20_Text_20__28_Alt_29_" table:formula="of:=[.H21]">
            <text:p/>
          </table:table-cell>
          <table:table-cell table:formula="of:=[.F21] * (1 + [.E21])" office:value-type="float" office:value="0.99" calcext:value-type="float">
            <text:p>0.99</text:p>
          </table:table-cell>
          <table:table-cell table:formula="of:= ([.F21] + [.E21]) - ([.F21] * [.E21])" office:value-type="float" office:value="0.83" calcext:value-type="float">
            <text:p>0.83</text:p>
          </table:table-cell>
          <table:table-cell table:formula="of:=IF([.F21] &lt;= 0.5; [.K21]; [.L21])" office:value-type="float" office:value="0.83" calcext:value-type="float">
            <text:p>0.83</text:p>
          </table:table-cell>
          <table:table-cell table:style-name="ce11" table:formula="of:= (2 * [.F21]) - [.M21]" office:value-type="float" office:value="0.67" calcext:value-type="float">
            <text:p>0.67</text:p>
          </table:table-cell>
          <table:table-cell table:formula="of:=[.D21] + (1/3)" office:value-type="float" office:value="0.930555555555556" calcext:value-type="float">
            <text:p>0.930555555555556</text:p>
          </table:table-cell>
          <table:table-cell table:formula="of:=[.D21]" office:value-type="float" office:value="0.597222222222222" calcext:value-type="float">
            <text:p>0.597222222222222</text:p>
          </table:table-cell>
          <table:table-cell table:formula="of:=[.D21] - (1/3)" office:value-type="float" office:value="0.263888888888889" calcext:value-type="float">
            <text:p>0.263888888888889</text:p>
          </table:table-cell>
          <table:table-cell table:formula="of:=IF([.O21]&lt;0; [.O21]+1; IF([.O21]&gt;1; [.O21]-1; [.O21]))" office:value-type="float" office:value="0.930555555555556" calcext:value-type="float">
            <text:p>0.930555555555556</text:p>
          </table:table-cell>
          <table:table-cell table:formula="of:=IF([.P21]&lt;0; [.P21]+1; IF([.P21]&gt;1; [.P21]-1; [.P21]))" office:value-type="float" office:value="0.597222222222222" calcext:value-type="float">
            <text:p>0.597222222222222</text:p>
          </table:table-cell>
          <table:table-cell table:style-name="Calc_20_Text" table:formula="of:=IF([.Q21]&lt;0; [.Q21]+1; IF([.Q21]&gt;1; [.Q21]-1; [.Q21]))" office:value-type="float" office:value="0.263888888888889" calcext:value-type="float">
            <text:p>0.263888888888889</text:p>
          </table:table-cell>
          <table:table-cell table:style-name="ce5" table:formula="of:=IF((6* [.R21]) &lt; 1; TRUE(); FALSE())" office:value-type="boolean" office:boolean-value="false" calcext:value-type="boolean">
            <text:p>FALSE</text:p>
          </table:table-cell>
          <table:table-cell table:style-name="ce5" table:formula="of:=IF((2* [.R21]) &lt; 1; TRUE(); FALSE())" office:value-type="boolean" office:boolean-value="false" calcext:value-type="boolean">
            <text:p>FALSE</text:p>
          </table:table-cell>
          <table:table-cell table:style-name="ce5" table:formula="of:=IF((3* [.R21]) &lt; 2; TRUE(); FALSE())" office:value-type="boolean" office:boolean-value="false" calcext:value-type="boolean">
            <text:p>FALSE</text:p>
          </table:table-cell>
          <table:table-cell table:style-name="ce5" table:formula="of:=IF((6* [.S21]) &lt; 1; TRUE(); FALSE())" office:value-type="boolean" office:boolean-value="false" calcext:value-type="boolean">
            <text:p>FALSE</text:p>
          </table:table-cell>
          <table:table-cell table:style-name="ce5" table:formula="of:=IF((2* [.S21]) &lt; 1; TRUE(); FALSE())" office:value-type="boolean" office:boolean-value="false" calcext:value-type="boolean">
            <text:p>FALSE</text:p>
          </table:table-cell>
          <table:table-cell table:style-name="ce5" table:formula="of:=IF((3* [.S21]) &lt; 2; TRUE(); FALSE())" office:value-type="boolean" office:boolean-value="true" calcext:value-type="boolean">
            <text:p>TRUE</text:p>
          </table:table-cell>
          <table:table-cell table:style-name="ce5" table:formula="of:=IF((6* [.T21]) &lt; 1; TRUE(); FALSE())" office:value-type="boolean" office:boolean-value="false" calcext:value-type="boolean">
            <text:p>FALSE</text:p>
          </table:table-cell>
          <table:table-cell table:style-name="ce5" table:formula="of:=IF((2* [.T21]) &lt; 1; TRUE(); FALSE())" office:value-type="boolean" office:boolean-value="true" calcext:value-type="boolean">
            <text:p>TRUE</text:p>
          </table:table-cell>
          <table:table-cell table:style-name="ce5" table:formula="of:=IF((3* [.T21]) &lt; 2; TRUE(); FALSE())" office:value-type="boolean" office:boolean-value="true" calcext:value-type="boolean">
            <text:p>TRUE</text:p>
          </table:table-cell>
          <table:table-cell table:style-name="ce12" table:formula="of:=IF([.U21]; [.$N21] + (([.$M21] - [.$N21]) * 6 * [.R21]); IF([.V21]; [.$M21]; IF([.W21]; [.$N21] + (([.$M21] - [.$N21]) * ((1/3) - [.R21]) * 6); [.$N21])))" office:value-type="float" office:value="0.67" calcext:value-type="float">
            <text:p>0.67</text:p>
          </table:table-cell>
          <table:table-cell table:style-name="Calc_20_Text" table:formula="of:=IF([.X21]; [.$N21] + (([.$M21] - [.$N21]) * 6 * [.S21]); IF([.Y21]; [.$M21]; IF([.Z21]; [.$N21] + (([.$M21] - [.$N21]) * ((1/3) - [.S21]) * 6); [.$N21])))" office:value-type="float" office:value="0.416666666666666" calcext:value-type="float">
            <text:p>0.416666666666666</text:p>
          </table:table-cell>
          <table:table-cell table:style-name="Calc_20_Text" table:formula="of:=IF([.AA21]; [.$N21] + (([.$M21] - [.$N21]) * 6 * [.T21]); IF([.BB21]; [.$M21]; IF([.CC21]; [.$N21] + (([.$M21] - [.$N21]) * ((1/3) - [.T21]) * 6); [.$N21])))" office:value-type="float" office:value="0.67" calcext:value-type="float">
            <text:p>0.67</text:p>
          </table:table-cell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0" calcext:value-type="float">
            <text:p>80</text:p>
          </table:table-cell>
          <table:table-cell table:formula="of:=[.A22]/360" office:value-type="float" office:value="0.597222222222222" calcext:value-type="float">
            <text:p>0.597222222222222</text:p>
          </table:table-cell>
          <table:table-cell table:formula="of:=[.B22]/100" office:value-type="float" office:value="0.32" calcext:value-type="float">
            <text:p>0.32</text:p>
          </table:table-cell>
          <table:table-cell table:formula="of:=[.C22]/100" office:value-type="float" office:value="0.8" calcext:value-type="float">
            <text:p>0.8</text:p>
          </table:table-cell>
          <table:table-cell table:style-name="ce5" table:formula="of:=IF([.B22]&gt;0; TRUE(); FALSE())" office:value-type="boolean" office:boolean-value="true" calcext:value-type="boolean">
            <text:p>TRUE</text:p>
          </table:table-cell>
          <table:table-cell table:formula="of:=IF([.G22]; &quot;&quot;; ROUND([.C22]*2.55))">
            <text:p/>
          </table:table-cell>
          <table:table-cell table:style-name="Calc_20_Text_20__28_Alt_29_" table:formula="of:=[.H22]">
            <text:p/>
          </table:table-cell>
          <table:table-cell table:style-name="Calc_20_Text_20__28_Alt_29_" table:formula="of:=[.H22]">
            <text:p/>
          </table:table-cell>
          <table:table-cell table:formula="of:=[.F22] * (1 + [.E22])" office:value-type="float" office:value="1.056" calcext:value-type="float">
            <text:p>1.056</text:p>
          </table:table-cell>
          <table:table-cell table:formula="of:= ([.F22] + [.E22]) - ([.F22] * [.E22])" office:value-type="float" office:value="0.864" calcext:value-type="float">
            <text:p>0.864</text:p>
          </table:table-cell>
          <table:table-cell table:formula="of:=IF([.F22] &lt;= 0.5; [.K22]; [.L22])" office:value-type="float" office:value="0.864" calcext:value-type="float">
            <text:p>0.864</text:p>
          </table:table-cell>
          <table:table-cell table:style-name="ce11" table:formula="of:= (2 * [.F22]) - [.M22]" office:value-type="float" office:value="0.736" calcext:value-type="float">
            <text:p>0.736</text:p>
          </table:table-cell>
          <table:table-cell table:formula="of:=[.D22] + (1/3)" office:value-type="float" office:value="0.930555555555556" calcext:value-type="float">
            <text:p>0.930555555555556</text:p>
          </table:table-cell>
          <table:table-cell table:formula="of:=[.D22]" office:value-type="float" office:value="0.597222222222222" calcext:value-type="float">
            <text:p>0.597222222222222</text:p>
          </table:table-cell>
          <table:table-cell table:formula="of:=[.D22] - (1/3)" office:value-type="float" office:value="0.263888888888889" calcext:value-type="float">
            <text:p>0.263888888888889</text:p>
          </table:table-cell>
          <table:table-cell table:formula="of:=IF([.O22]&lt;0; [.O22]+1; IF([.O22]&gt;1; [.O22]-1; [.O22]))" office:value-type="float" office:value="0.930555555555556" calcext:value-type="float">
            <text:p>0.930555555555556</text:p>
          </table:table-cell>
          <table:table-cell table:formula="of:=IF([.P22]&lt;0; [.P22]+1; IF([.P22]&gt;1; [.P22]-1; [.P22]))" office:value-type="float" office:value="0.597222222222222" calcext:value-type="float">
            <text:p>0.597222222222222</text:p>
          </table:table-cell>
          <table:table-cell table:style-name="Calc_20_Text" table:formula="of:=IF([.Q22]&lt;0; [.Q22]+1; IF([.Q22]&gt;1; [.Q22]-1; [.Q22]))" office:value-type="float" office:value="0.263888888888889" calcext:value-type="float">
            <text:p>0.263888888888889</text:p>
          </table:table-cell>
          <table:table-cell table:style-name="ce5" table:formula="of:=IF((6* [.R22]) &lt; 1; TRUE(); FALSE())" office:value-type="boolean" office:boolean-value="false" calcext:value-type="boolean">
            <text:p>FALSE</text:p>
          </table:table-cell>
          <table:table-cell table:style-name="ce5" table:formula="of:=IF((2* [.R22]) &lt; 1; TRUE(); FALSE())" office:value-type="boolean" office:boolean-value="false" calcext:value-type="boolean">
            <text:p>FALSE</text:p>
          </table:table-cell>
          <table:table-cell table:style-name="ce5" table:formula="of:=IF((3* [.R22]) &lt; 2; TRUE(); FALSE())" office:value-type="boolean" office:boolean-value="false" calcext:value-type="boolean">
            <text:p>FALSE</text:p>
          </table:table-cell>
          <table:table-cell table:style-name="ce5" table:formula="of:=IF((6* [.S22]) &lt; 1; TRUE(); FALSE())" office:value-type="boolean" office:boolean-value="false" calcext:value-type="boolean">
            <text:p>FALSE</text:p>
          </table:table-cell>
          <table:table-cell table:style-name="ce5" table:formula="of:=IF((2* [.S22]) &lt; 1; TRUE(); FALSE())" office:value-type="boolean" office:boolean-value="false" calcext:value-type="boolean">
            <text:p>FALSE</text:p>
          </table:table-cell>
          <table:table-cell table:style-name="ce5" table:formula="of:=IF((3* [.S22]) &lt; 2; TRUE(); FALSE())" office:value-type="boolean" office:boolean-value="true" calcext:value-type="boolean">
            <text:p>TRUE</text:p>
          </table:table-cell>
          <table:table-cell table:style-name="ce5" table:formula="of:=IF((6* [.T22]) &lt; 1; TRUE(); FALSE())" office:value-type="boolean" office:boolean-value="false" calcext:value-type="boolean">
            <text:p>FALSE</text:p>
          </table:table-cell>
          <table:table-cell table:style-name="ce5" table:formula="of:=IF((2* [.T22]) &lt; 1; TRUE(); FALSE())" office:value-type="boolean" office:boolean-value="true" calcext:value-type="boolean">
            <text:p>TRUE</text:p>
          </table:table-cell>
          <table:table-cell table:style-name="ce5" table:formula="of:=IF((3* [.T22]) &lt; 2; TRUE(); FALSE())" office:value-type="boolean" office:boolean-value="true" calcext:value-type="boolean">
            <text:p>TRUE</text:p>
          </table:table-cell>
          <table:table-cell table:style-name="ce12" table:formula="of:=IF([.U22]; [.$N22] + (([.$M22] - [.$N22]) * 6 * [.R22]); IF([.V22]; [.$M22]; IF([.W22]; [.$N22] + (([.$M22] - [.$N22]) * ((1/3) - [.R22]) * 6); [.$N22])))" office:value-type="float" office:value="0.736" calcext:value-type="float">
            <text:p>0.736</text:p>
          </table:table-cell>
          <table:table-cell table:style-name="Calc_20_Text" table:formula="of:=IF([.X22]; [.$N22] + (([.$M22] - [.$N22]) * 6 * [.S22]); IF([.Y22]; [.$M22]; IF([.Z22]; [.$N22] + (([.$M22] - [.$N22]) * ((1/3) - [.S22]) * 6); [.$N22])))" office:value-type="float" office:value="0.533333333333333" calcext:value-type="float">
            <text:p>0.533333333333333</text:p>
          </table:table-cell>
          <table:table-cell table:style-name="Calc_20_Text" table:formula="of:=IF([.AA22]; [.$N22] + (([.$M22] - [.$N22]) * 6 * [.T22]); IF([.BB22]; [.$M22]; IF([.CC22]; [.$N22] + (([.$M22] - [.$N22]) * ((1/3) - [.T22]) * 6); [.$N22])))" office:value-type="float" office:value="0.736" calcext:value-type="float">
            <text:p>0.736</text:p>
          </table:table-cell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85" calcext:value-type="float">
            <text:p>85</text:p>
          </table:table-cell>
          <table:table-cell table:formula="of:=[.A23]/360" office:value-type="float" office:value="0.597222222222222" calcext:value-type="float">
            <text:p>0.597222222222222</text:p>
          </table:table-cell>
          <table:table-cell table:formula="of:=[.B23]/100" office:value-type="float" office:value="0.32" calcext:value-type="float">
            <text:p>0.32</text:p>
          </table:table-cell>
          <table:table-cell table:formula="of:=[.C23]/100" office:value-type="float" office:value="0.85" calcext:value-type="float">
            <text:p>0.85</text:p>
          </table:table-cell>
          <table:table-cell table:style-name="ce5" table:formula="of:=IF([.B23]&gt;0; TRUE(); FALSE())" office:value-type="boolean" office:boolean-value="true" calcext:value-type="boolean">
            <text:p>TRUE</text:p>
          </table:table-cell>
          <table:table-cell table:formula="of:=IF([.G23]; &quot;&quot;; ROUND([.C23]*2.55))">
            <text:p/>
          </table:table-cell>
          <table:table-cell table:style-name="Calc_20_Text_20__28_Alt_29_" table:formula="of:=[.H23]">
            <text:p/>
          </table:table-cell>
          <table:table-cell table:style-name="Calc_20_Text_20__28_Alt_29_" table:formula="of:=[.H23]">
            <text:p/>
          </table:table-cell>
          <table:table-cell table:formula="of:=[.F23] * (1 + [.E23])" office:value-type="float" office:value="1.122" calcext:value-type="float">
            <text:p>1.122</text:p>
          </table:table-cell>
          <table:table-cell table:formula="of:= ([.F23] + [.E23]) - ([.F23] * [.E23])" office:value-type="float" office:value="0.898" calcext:value-type="float">
            <text:p>0.898</text:p>
          </table:table-cell>
          <table:table-cell table:formula="of:=IF([.F23] &lt;= 0.5; [.K23]; [.L23])" office:value-type="float" office:value="0.898" calcext:value-type="float">
            <text:p>0.898</text:p>
          </table:table-cell>
          <table:table-cell table:style-name="ce11" table:formula="of:= (2 * [.F23]) - [.M23]" office:value-type="float" office:value="0.802" calcext:value-type="float">
            <text:p>0.802</text:p>
          </table:table-cell>
          <table:table-cell table:formula="of:=[.D23] + (1/3)" office:value-type="float" office:value="0.930555555555556" calcext:value-type="float">
            <text:p>0.930555555555556</text:p>
          </table:table-cell>
          <table:table-cell table:formula="of:=[.D23]" office:value-type="float" office:value="0.597222222222222" calcext:value-type="float">
            <text:p>0.597222222222222</text:p>
          </table:table-cell>
          <table:table-cell table:formula="of:=[.D23] - (1/3)" office:value-type="float" office:value="0.263888888888889" calcext:value-type="float">
            <text:p>0.263888888888889</text:p>
          </table:table-cell>
          <table:table-cell table:formula="of:=IF([.O23]&lt;0; [.O23]+1; IF([.O23]&gt;1; [.O23]-1; [.O23]))" office:value-type="float" office:value="0.930555555555556" calcext:value-type="float">
            <text:p>0.930555555555556</text:p>
          </table:table-cell>
          <table:table-cell table:formula="of:=IF([.P23]&lt;0; [.P23]+1; IF([.P23]&gt;1; [.P23]-1; [.P23]))" office:value-type="float" office:value="0.597222222222222" calcext:value-type="float">
            <text:p>0.597222222222222</text:p>
          </table:table-cell>
          <table:table-cell table:style-name="Calc_20_Text" table:formula="of:=IF([.Q23]&lt;0; [.Q23]+1; IF([.Q23]&gt;1; [.Q23]-1; [.Q23]))" office:value-type="float" office:value="0.263888888888889" calcext:value-type="float">
            <text:p>0.263888888888889</text:p>
          </table:table-cell>
          <table:table-cell table:style-name="ce5" table:formula="of:=IF((6* [.R23]) &lt; 1; TRUE(); FALSE())" office:value-type="boolean" office:boolean-value="false" calcext:value-type="boolean">
            <text:p>FALSE</text:p>
          </table:table-cell>
          <table:table-cell table:style-name="ce5" table:formula="of:=IF((2* [.R23]) &lt; 1; TRUE(); FALSE())" office:value-type="boolean" office:boolean-value="false" calcext:value-type="boolean">
            <text:p>FALSE</text:p>
          </table:table-cell>
          <table:table-cell table:style-name="ce5" table:formula="of:=IF((3* [.R23]) &lt; 2; TRUE(); FALSE())" office:value-type="boolean" office:boolean-value="false" calcext:value-type="boolean">
            <text:p>FALSE</text:p>
          </table:table-cell>
          <table:table-cell table:style-name="ce5" table:formula="of:=IF((6* [.S23]) &lt; 1; TRUE(); FALSE())" office:value-type="boolean" office:boolean-value="false" calcext:value-type="boolean">
            <text:p>FALSE</text:p>
          </table:table-cell>
          <table:table-cell table:style-name="ce5" table:formula="of:=IF((2* [.S23]) &lt; 1; TRUE(); FALSE())" office:value-type="boolean" office:boolean-value="false" calcext:value-type="boolean">
            <text:p>FALSE</text:p>
          </table:table-cell>
          <table:table-cell table:style-name="ce5" table:formula="of:=IF((3* [.S23]) &lt; 2; TRUE(); FALSE())" office:value-type="boolean" office:boolean-value="true" calcext:value-type="boolean">
            <text:p>TRUE</text:p>
          </table:table-cell>
          <table:table-cell table:style-name="ce5" table:formula="of:=IF((6* [.T23]) &lt; 1; TRUE(); FALSE())" office:value-type="boolean" office:boolean-value="false" calcext:value-type="boolean">
            <text:p>FALSE</text:p>
          </table:table-cell>
          <table:table-cell table:style-name="ce5" table:formula="of:=IF((2* [.T23]) &lt; 1; TRUE(); FALSE())" office:value-type="boolean" office:boolean-value="true" calcext:value-type="boolean">
            <text:p>TRUE</text:p>
          </table:table-cell>
          <table:table-cell table:style-name="ce5" table:formula="of:=IF((3* [.T23]) &lt; 2; TRUE(); FALSE())" office:value-type="boolean" office:boolean-value="true" calcext:value-type="boolean">
            <text:p>TRUE</text:p>
          </table:table-cell>
          <table:table-cell table:style-name="ce12" table:formula="of:=IF([.U23]; [.$N23] + (([.$M23] - [.$N23]) * 6 * [.R23]); IF([.V23]; [.$M23]; IF([.W23]; [.$N23] + (([.$M23] - [.$N23]) * ((1/3) - [.R23]) * 6); [.$N23])))" office:value-type="float" office:value="0.802" calcext:value-type="float">
            <text:p>0.802</text:p>
          </table:table-cell>
          <table:table-cell table:style-name="Calc_20_Text" table:formula="of:=IF([.X23]; [.$N23] + (([.$M23] - [.$N23]) * 6 * [.S23]); IF([.Y23]; [.$M23]; IF([.Z23]; [.$N23] + (([.$M23] - [.$N23]) * ((1/3) - [.S23]) * 6); [.$N23])))" office:value-type="float" office:value="0.65" calcext:value-type="float">
            <text:p>0.65</text:p>
          </table:table-cell>
          <table:table-cell table:style-name="Calc_20_Text" table:formula="of:=IF([.AA23]; [.$N23] + (([.$M23] - [.$N23]) * 6 * [.T23]); IF([.BB23]; [.$M23]; IF([.CC23]; [.$N23] + (([.$M23] - [.$N23]) * ((1/3) - [.T23]) * 6); [.$N23])))" office:value-type="float" office:value="0.802" calcext:value-type="float">
            <text:p>0.802</text:p>
          </table:table-cell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0" calcext:value-type="float">
            <text:p>90</text:p>
          </table:table-cell>
          <table:table-cell table:formula="of:=[.A24]/360" office:value-type="float" office:value="0.597222222222222" calcext:value-type="float">
            <text:p>0.597222222222222</text:p>
          </table:table-cell>
          <table:table-cell table:formula="of:=[.B24]/100" office:value-type="float" office:value="0.32" calcext:value-type="float">
            <text:p>0.32</text:p>
          </table:table-cell>
          <table:table-cell table:formula="of:=[.C24]/100" office:value-type="float" office:value="0.9" calcext:value-type="float">
            <text:p>0.9</text:p>
          </table:table-cell>
          <table:table-cell table:style-name="ce5" table:formula="of:=IF([.B24]&gt;0; TRUE(); FALSE())" office:value-type="boolean" office:boolean-value="true" calcext:value-type="boolean">
            <text:p>TRUE</text:p>
          </table:table-cell>
          <table:table-cell table:formula="of:=IF([.G24]; &quot;&quot;; ROUND([.C24]*2.55))">
            <text:p/>
          </table:table-cell>
          <table:table-cell table:style-name="Calc_20_Text_20__28_Alt_29_" table:formula="of:=[.H24]">
            <text:p/>
          </table:table-cell>
          <table:table-cell table:style-name="Calc_20_Text_20__28_Alt_29_" table:formula="of:=[.H24]">
            <text:p/>
          </table:table-cell>
          <table:table-cell table:formula="of:=[.F24] * (1 + [.E24])" office:value-type="float" office:value="1.188" calcext:value-type="float">
            <text:p>1.188</text:p>
          </table:table-cell>
          <table:table-cell table:formula="of:= ([.F24] + [.E24]) - ([.F24] * [.E24])" office:value-type="float" office:value="0.932" calcext:value-type="float">
            <text:p>0.932</text:p>
          </table:table-cell>
          <table:table-cell table:formula="of:=IF([.F24] &lt;= 0.5; [.K24]; [.L24])" office:value-type="float" office:value="0.932" calcext:value-type="float">
            <text:p>0.932</text:p>
          </table:table-cell>
          <table:table-cell table:style-name="ce11" table:formula="of:= (2 * [.F24]) - [.M24]" office:value-type="float" office:value="0.868" calcext:value-type="float">
            <text:p>0.868</text:p>
          </table:table-cell>
          <table:table-cell table:formula="of:=[.D24] + (1/3)" office:value-type="float" office:value="0.930555555555556" calcext:value-type="float">
            <text:p>0.930555555555556</text:p>
          </table:table-cell>
          <table:table-cell table:formula="of:=[.D24]" office:value-type="float" office:value="0.597222222222222" calcext:value-type="float">
            <text:p>0.597222222222222</text:p>
          </table:table-cell>
          <table:table-cell table:formula="of:=[.D24] - (1/3)" office:value-type="float" office:value="0.263888888888889" calcext:value-type="float">
            <text:p>0.263888888888889</text:p>
          </table:table-cell>
          <table:table-cell table:formula="of:=IF([.O24]&lt;0; [.O24]+1; IF([.O24]&gt;1; [.O24]-1; [.O24]))" office:value-type="float" office:value="0.930555555555556" calcext:value-type="float">
            <text:p>0.930555555555556</text:p>
          </table:table-cell>
          <table:table-cell table:formula="of:=IF([.P24]&lt;0; [.P24]+1; IF([.P24]&gt;1; [.P24]-1; [.P24]))" office:value-type="float" office:value="0.597222222222222" calcext:value-type="float">
            <text:p>0.597222222222222</text:p>
          </table:table-cell>
          <table:table-cell table:style-name="Calc_20_Text" table:formula="of:=IF([.Q24]&lt;0; [.Q24]+1; IF([.Q24]&gt;1; [.Q24]-1; [.Q24]))" office:value-type="float" office:value="0.263888888888889" calcext:value-type="float">
            <text:p>0.263888888888889</text:p>
          </table:table-cell>
          <table:table-cell table:style-name="ce5" table:formula="of:=IF((6* [.R24]) &lt; 1; TRUE(); FALSE())" office:value-type="boolean" office:boolean-value="false" calcext:value-type="boolean">
            <text:p>FALSE</text:p>
          </table:table-cell>
          <table:table-cell table:style-name="ce5" table:formula="of:=IF((2* [.R24]) &lt; 1; TRUE(); FALSE())" office:value-type="boolean" office:boolean-value="false" calcext:value-type="boolean">
            <text:p>FALSE</text:p>
          </table:table-cell>
          <table:table-cell table:style-name="ce5" table:formula="of:=IF((3* [.R24]) &lt; 2; TRUE(); FALSE())" office:value-type="boolean" office:boolean-value="false" calcext:value-type="boolean">
            <text:p>FALSE</text:p>
          </table:table-cell>
          <table:table-cell table:style-name="ce5" table:formula="of:=IF((6* [.S24]) &lt; 1; TRUE(); FALSE())" office:value-type="boolean" office:boolean-value="false" calcext:value-type="boolean">
            <text:p>FALSE</text:p>
          </table:table-cell>
          <table:table-cell table:style-name="ce5" table:formula="of:=IF((2* [.S24]) &lt; 1; TRUE(); FALSE())" office:value-type="boolean" office:boolean-value="false" calcext:value-type="boolean">
            <text:p>FALSE</text:p>
          </table:table-cell>
          <table:table-cell table:style-name="ce5" table:formula="of:=IF((3* [.S24]) &lt; 2; TRUE(); FALSE())" office:value-type="boolean" office:boolean-value="true" calcext:value-type="boolean">
            <text:p>TRUE</text:p>
          </table:table-cell>
          <table:table-cell table:style-name="ce5" table:formula="of:=IF((6* [.T24]) &lt; 1; TRUE(); FALSE())" office:value-type="boolean" office:boolean-value="false" calcext:value-type="boolean">
            <text:p>FALSE</text:p>
          </table:table-cell>
          <table:table-cell table:style-name="ce5" table:formula="of:=IF((2* [.T24]) &lt; 1; TRUE(); FALSE())" office:value-type="boolean" office:boolean-value="true" calcext:value-type="boolean">
            <text:p>TRUE</text:p>
          </table:table-cell>
          <table:table-cell table:style-name="ce5" table:formula="of:=IF((3* [.T24]) &lt; 2; TRUE(); FALSE())" office:value-type="boolean" office:boolean-value="true" calcext:value-type="boolean">
            <text:p>TRUE</text:p>
          </table:table-cell>
          <table:table-cell table:style-name="ce12" table:formula="of:=IF([.U24]; [.$N24] + (([.$M24] - [.$N24]) * 6 * [.R24]); IF([.V24]; [.$M24]; IF([.W24]; [.$N24] + (([.$M24] - [.$N24]) * ((1/3) - [.R24]) * 6); [.$N24])))" office:value-type="float" office:value="0.868" calcext:value-type="float">
            <text:p>0.868</text:p>
          </table:table-cell>
          <table:table-cell table:style-name="Calc_20_Text" table:formula="of:=IF([.X24]; [.$N24] + (([.$M24] - [.$N24]) * 6 * [.S24]); IF([.Y24]; [.$M24]; IF([.Z24]; [.$N24] + (([.$M24] - [.$N24]) * ((1/3) - [.S24]) * 6); [.$N24])))" office:value-type="float" office:value="0.766666666666667" calcext:value-type="float">
            <text:p>0.766666666666667</text:p>
          </table:table-cell>
          <table:table-cell table:style-name="Calc_20_Text" table:formula="of:=IF([.AA24]; [.$N24] + (([.$M24] - [.$N24]) * 6 * [.T24]); IF([.BB24]; [.$M24]; IF([.CC24]; [.$N24] + (([.$M24] - [.$N24]) * ((1/3) - [.T24]) * 6); [.$N24])))" office:value-type="float" office:value="0.868" calcext:value-type="float">
            <text:p>0.868</text:p>
          </table:table-cell>
        </table:table-row>
        <table:table-row table:style-name="ro3">
          <table:table-cell table:formula="of:=[.A24]" office:value-type="float" office:value="215" calcext:value-type="float">
            <text:p>215</text:p>
          </table:table-cell>
          <table:table-cell table:formula="of:=[.B24]" office:value-type="float" office:value="32" calcext:value-type="float">
            <text:p>32</text:p>
          </table:table-cell>
          <table:table-cell table:formula="of:=[.C24]+5" office:value-type="float" office:value="95" calcext:value-type="float">
            <text:p>95</text:p>
          </table:table-cell>
          <table:table-cell table:formula="of:=[.A25]/360" office:value-type="float" office:value="0.597222222222222" calcext:value-type="float">
            <text:p>0.597222222222222</text:p>
          </table:table-cell>
          <table:table-cell table:formula="of:=[.B25]/100" office:value-type="float" office:value="0.32" calcext:value-type="float">
            <text:p>0.32</text:p>
          </table:table-cell>
          <table:table-cell table:formula="of:=[.C25]/100" office:value-type="float" office:value="0.95" calcext:value-type="float">
            <text:p>0.95</text:p>
          </table:table-cell>
          <table:table-cell table:style-name="ce5" table:formula="of:=IF([.B25]&gt;0; TRUE(); FALSE())" office:value-type="boolean" office:boolean-value="true" calcext:value-type="boolean">
            <text:p>TRUE</text:p>
          </table:table-cell>
          <table:table-cell table:formula="of:=IF([.G25]; &quot;&quot;; ROUND([.C25]*2.55))">
            <text:p/>
          </table:table-cell>
          <table:table-cell table:style-name="Calc_20_Text_20__28_Alt_29_" table:formula="of:=[.H25]">
            <text:p/>
          </table:table-cell>
          <table:table-cell table:style-name="Calc_20_Text_20__28_Alt_29_" table:formula="of:=[.H25]">
            <text:p/>
          </table:table-cell>
          <table:table-cell table:formula="of:=[.F25] * (1 + [.E25])" office:value-type="float" office:value="1.254" calcext:value-type="float">
            <text:p>1.254</text:p>
          </table:table-cell>
          <table:table-cell table:formula="of:= ([.F25] + [.E25]) - ([.F25] * [.E25])" office:value-type="float" office:value="0.966" calcext:value-type="float">
            <text:p>0.966</text:p>
          </table:table-cell>
          <table:table-cell table:formula="of:=IF([.F25] &lt;= 0.5; [.K25]; [.L25])" office:value-type="float" office:value="0.966" calcext:value-type="float">
            <text:p>0.966</text:p>
          </table:table-cell>
          <table:table-cell table:style-name="ce11" table:formula="of:= (2 * [.F25]) - [.M25]" office:value-type="float" office:value="0.934" calcext:value-type="float">
            <text:p>0.934</text:p>
          </table:table-cell>
          <table:table-cell table:formula="of:=[.D25] + (1/3)" office:value-type="float" office:value="0.930555555555556" calcext:value-type="float">
            <text:p>0.930555555555556</text:p>
          </table:table-cell>
          <table:table-cell table:formula="of:=[.D25]" office:value-type="float" office:value="0.597222222222222" calcext:value-type="float">
            <text:p>0.597222222222222</text:p>
          </table:table-cell>
          <table:table-cell table:formula="of:=[.D25] - (1/3)" office:value-type="float" office:value="0.263888888888889" calcext:value-type="float">
            <text:p>0.263888888888889</text:p>
          </table:table-cell>
          <table:table-cell table:formula="of:=IF([.O25]&lt;0; [.O25]+1; IF([.O25]&gt;1; [.O25]-1; [.O25]))" office:value-type="float" office:value="0.930555555555556" calcext:value-type="float">
            <text:p>0.930555555555556</text:p>
          </table:table-cell>
          <table:table-cell table:formula="of:=IF([.P25]&lt;0; [.P25]+1; IF([.P25]&gt;1; [.P25]-1; [.P25]))" office:value-type="float" office:value="0.597222222222222" calcext:value-type="float">
            <text:p>0.597222222222222</text:p>
          </table:table-cell>
          <table:table-cell table:style-name="Calc_20_Text" table:formula="of:=IF([.Q25]&lt;0; [.Q25]+1; IF([.Q25]&gt;1; [.Q25]-1; [.Q25]))" office:value-type="float" office:value="0.263888888888889" calcext:value-type="float">
            <text:p>0.263888888888889</text:p>
          </table:table-cell>
          <table:table-cell table:style-name="ce5" table:formula="of:=IF((6* [.R25]) &lt; 1; TRUE(); FALSE())" office:value-type="boolean" office:boolean-value="false" calcext:value-type="boolean">
            <text:p>FALSE</text:p>
          </table:table-cell>
          <table:table-cell table:style-name="ce5" table:formula="of:=IF((2* [.R25]) &lt; 1; TRUE(); FALSE())" office:value-type="boolean" office:boolean-value="false" calcext:value-type="boolean">
            <text:p>FALSE</text:p>
          </table:table-cell>
          <table:table-cell table:style-name="ce5" table:formula="of:=IF((3* [.R25]) &lt; 2; TRUE(); FALSE())" office:value-type="boolean" office:boolean-value="false" calcext:value-type="boolean">
            <text:p>FALSE</text:p>
          </table:table-cell>
          <table:table-cell table:style-name="ce5" table:formula="of:=IF((6* [.S25]) &lt; 1; TRUE(); FALSE())" office:value-type="boolean" office:boolean-value="false" calcext:value-type="boolean">
            <text:p>FALSE</text:p>
          </table:table-cell>
          <table:table-cell table:style-name="ce5" table:formula="of:=IF((2* [.S25]) &lt; 1; TRUE(); FALSE())" office:value-type="boolean" office:boolean-value="false" calcext:value-type="boolean">
            <text:p>FALSE</text:p>
          </table:table-cell>
          <table:table-cell table:style-name="ce5" table:formula="of:=IF((3* [.S25]) &lt; 2; TRUE(); FALSE())" office:value-type="boolean" office:boolean-value="true" calcext:value-type="boolean">
            <text:p>TRUE</text:p>
          </table:table-cell>
          <table:table-cell table:style-name="ce5" table:formula="of:=IF((6* [.T25]) &lt; 1; TRUE(); FALSE())" office:value-type="boolean" office:boolean-value="false" calcext:value-type="boolean">
            <text:p>FALSE</text:p>
          </table:table-cell>
          <table:table-cell table:style-name="ce5" table:formula="of:=IF((2* [.T25]) &lt; 1; TRUE(); FALSE())" office:value-type="boolean" office:boolean-value="true" calcext:value-type="boolean">
            <text:p>TRUE</text:p>
          </table:table-cell>
          <table:table-cell table:style-name="ce5" table:formula="of:=IF((3* [.T25]) &lt; 2; TRUE(); FALSE())" office:value-type="boolean" office:boolean-value="true" calcext:value-type="boolean">
            <text:p>TRUE</text:p>
          </table:table-cell>
          <table:table-cell table:style-name="ce12" table:formula="of:=IF([.U25]; [.$N25] + (([.$M25] - [.$N25]) * 6 * [.R25]); IF([.V25]; [.$M25]; IF([.W25]; [.$N25] + (([.$M25] - [.$N25]) * ((1/3) - [.R25]) * 6); [.$N25])))" office:value-type="float" office:value="0.934" calcext:value-type="float">
            <text:p>0.934</text:p>
          </table:table-cell>
          <table:table-cell table:style-name="Calc_20_Text" table:formula="of:=IF([.X25]; [.$N25] + (([.$M25] - [.$N25]) * 6 * [.S25]); IF([.Y25]; [.$M25]; IF([.Z25]; [.$N25] + (([.$M25] - [.$N25]) * ((1/3) - [.S25]) * 6); [.$N25])))" office:value-type="float" office:value="0.883333333333333" calcext:value-type="float">
            <text:p>0.883333333333333</text:p>
          </table:table-cell>
          <table:table-cell table:style-name="Calc_20_Text" table:formula="of:=IF([.AA25]; [.$N25] + (([.$M25] - [.$N25]) * 6 * [.T25]); IF([.BB25]; [.$M25]; IF([.CC25]; [.$N25] + (([.$M25] - [.$N25]) * ((1/3) - [.T25]) * 6); [.$N25])))" office:value-type="float" office:value="0.934" calcext:value-type="float">
            <text:p>0.934</text:p>
          </table:table-cell>
        </table:table-row>
        <table:table-row table:style-name="ro2">
          <table:table-cell table:style-name="Default" table:number-columns-repeated="19"/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  <table:table-cell table:number-columns-repeated="13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28]*0.01" office:value-type="float" office:value="0" calcext:value-type="float">
            <text:p>0</text:p>
          </table:table-cell>
          <table:table-cell table:formula="of:=[.$A28] / 6" office:value-type="float" office:value="35.8333333333333" calcext:value-type="float">
            <text:p>35.8333333333333</text:p>
          </table:table-cell>
          <table:table-cell table:formula="of:=IF([.$D28] &lt; 0.5; [.$D28] * ([.$B28] + 1); ([.$D28] + [.$B28]) - ([.$D28] * [.$B28]))" office:value-type="float" office:value="0" calcext:value-type="float">
            <text:p>0</text:p>
          </table:table-cell>
          <table:table-cell table:formula="of:=([.$D28] * 2) - [.$F28]" office:value-type="float" office:value="0" calcext:value-type="float">
            <text:p>0</text:p>
          </table:table-cell>
          <table:table-cell table:formula="of:=[.$E28] + (1/3)" office:value-type="float" office:value="36.1666666666667" calcext:value-type="float">
            <text:p>36.1666666666667</text:p>
          </table:table-cell>
          <table:table-cell table:formula="of:=[.$E28]" office:value-type="float" office:value="35.8333333333333" calcext:value-type="float">
            <text:p>35.8333333333333</text:p>
          </table:table-cell>
          <table:table-cell table:formula="of:=[.$E28] - (1/3)" office:value-type="float" office:value="35.5" calcext:value-type="float">
            <text:p>35.5</text:p>
          </table:table-cell>
          <table:table-cell table:formula="of:=IF([.H28] &lt; 0; [.H28] + 1; IF([.H28] &gt; 1; [.H28] - 1; [.H28]))" office:value-type="float" office:value="35.1666666666667" calcext:value-type="float">
            <text:p>35.1666666666667</text:p>
          </table:table-cell>
          <table:table-cell table:formula="of:=IF([.I28] &lt; 0; [.I28] + 1; IF([.I28] &gt; 1; [.I28] - 1; [.I28]))" office:value-type="float" office:value="34.8333333333333" calcext:value-type="float">
            <text:p>34.8333333333333</text:p>
          </table:table-cell>
          <table:table-cell table:formula="of:=IF([.J28] &lt; 0; [.J28] + 1; IF([.J28] &gt; 1; [.J28] - 1; [.J28]))" office:value-type="float" office:value="34.5" calcext:value-type="float">
            <text:p>34.5</text:p>
          </table:table-cell>
          <table:table-cell table:formula="of:=IF([.K28] * 6 &lt; 1; [.$G28] + ([.$F28] - [.$G28]) * 6 * [.K28]; IF([.K28] * 2 &lt; 1; [.$F28]; IF([.K28] * 3 &lt; 2; [.$G28] + ([.$F28] - [.$G28]) * (2/3 - [.K28]) * 6; [.$G28])))" office:value-type="float" office:value="0" calcext:value-type="float">
            <text:p>0</text:p>
          </table:table-cell>
          <table:table-cell table:formula="of:=IF([.L28] * 6 &lt; 1; [.$G28] + ([.$F28] - [.$G28]) * 6 * [.L28]; IF([.L28] * 2 &lt; 1; [.$F28]; IF([.L28] * 3 &lt; 2; [.$G28] + ([.$F28] - [.$G28]) * (2/3 - [.L28]) * 6; [.$G28])))" office:value-type="float" office:value="0" calcext:value-type="float">
            <text:p>0</text:p>
          </table:table-cell>
          <table:table-cell table:formula="of:=IF([.M28] * 6 &lt; 1; [.$G28] + ([.$F28] - [.$G28]) * 6 * [.M28]; IF([.M28] * 2 &lt; 1; [.$F28]; IF([.M28] * 3 &lt; 2; [.$G28] + ([.$F28] - [.$G28]) * (2/3 - [.M28]) * 6; [.$G28])))" office:value-type="float" office:value="0" calcext:value-type="float">
            <text:p>0</text:p>
          </table:table-cell>
          <table:table-cell table:formula="of:=IF([.$B28] = 0; ROUND([.$D28] * 255); ROUND([.N28] * 255))" office:value-type="float" office:value="0" calcext:value-type="float">
            <text:p>0</text:p>
          </table:table-cell>
          <table:table-cell table:formula="of:=IF([.$B28] = 0; ROUND([.$D28] * 255); ROUND([.O28] * 255))" office:value-type="float" office:value="0" calcext:value-type="float">
            <text:p>0</text:p>
          </table:table-cell>
          <table:table-cell table:formula="of:=IF([.$B28] = 0; ROUND([.$D28] * 255); ROUND([.P28] * 255)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formula="of:=[.A28]" office:value-type="float" office:value="215" calcext:value-type="float">
            <text:p>215</text:p>
          </table:table-cell>
          <table:table-cell table:formula="of:=[.B28]" office:value-type="float" office:value="32" calcext:value-type="float">
            <text:p>32</text:p>
          </table:table-cell>
          <table:table-cell table:formula="of:=[.C28]+5" office:value-type="float" office:value="5" calcext:value-type="float">
            <text:p>5</text:p>
          </table:table-cell>
          <table:table-cell table:formula="of:=[.C29]*0.01" office:value-type="float" office:value="0.05" calcext:value-type="float">
            <text:p>0.05</text:p>
          </table:table-cell>
          <table:table-cell table:formula="of:=[.$A29] / 6" office:value-type="float" office:value="35.8333333333333" calcext:value-type="float">
            <text:p>35.8333333333333</text:p>
          </table:table-cell>
          <table:table-cell table:formula="of:=IF([.$D29] &lt; 0.5; [.$D29] * ([.$B29] + 1); ([.$D29] + [.$B29]) - ([.$D29] * [.$B29]))" office:value-type="float" office:value="1.65" calcext:value-type="float">
            <text:p>1.65</text:p>
          </table:table-cell>
          <table:table-cell table:formula="of:=([.$D29] * 2) - [.$F29]" office:value-type="float" office:value="-1.55" calcext:value-type="float">
            <text:p>-1.55</text:p>
          </table:table-cell>
          <table:table-cell table:formula="of:=[.$E29] + (1/3)" office:value-type="float" office:value="36.1666666666667" calcext:value-type="float">
            <text:p>36.1666666666667</text:p>
          </table:table-cell>
          <table:table-cell table:formula="of:=[.$E29]" office:value-type="float" office:value="35.8333333333333" calcext:value-type="float">
            <text:p>35.8333333333333</text:p>
          </table:table-cell>
          <table:table-cell table:formula="of:=[.$E29] - (1/3)" office:value-type="float" office:value="35.5" calcext:value-type="float">
            <text:p>35.5</text:p>
          </table:table-cell>
          <table:table-cell table:formula="of:=IF([.H29] &lt; 0; [.H29] + 1; IF([.H29] &gt; 1; [.H29] - 1; [.H29]))" office:value-type="float" office:value="35.1666666666667" calcext:value-type="float">
            <text:p>35.1666666666667</text:p>
          </table:table-cell>
          <table:table-cell table:formula="of:=IF([.I29] &lt; 0; [.I29] + 1; IF([.I29] &gt; 1; [.I29] - 1; [.I29]))" office:value-type="float" office:value="34.8333333333333" calcext:value-type="float">
            <text:p>34.8333333333333</text:p>
          </table:table-cell>
          <table:table-cell table:formula="of:=IF([.J29] &lt; 0; [.J29] + 1; IF([.J29] &gt; 1; [.J29] - 1; [.J29]))" office:value-type="float" office:value="34.5" calcext:value-type="float">
            <text:p>34.5</text:p>
          </table:table-cell>
          <table:table-cell table:formula="of:=IF([.K29] * 6 &lt; 1; [.$G29] + ([.$F29] - [.$G29]) * 6 * [.K29]; IF([.K29] * 2 &lt; 1; [.$F29]; IF([.K29] * 3 &lt; 2; [.$G29] + ([.$F29] - [.$G29]) * (2/3 - [.K29]) * 6; [.$G29])))" office:value-type="float" office:value="-1.55" calcext:value-type="float">
            <text:p>-1.55</text:p>
          </table:table-cell>
          <table:table-cell table:formula="of:=IF([.L29] * 6 &lt; 1; [.$G29] + ([.$F29] - [.$G29]) * 6 * [.L29]; IF([.L29] * 2 &lt; 1; [.$F29]; IF([.L29] * 3 &lt; 2; [.$G29] + ([.$F29] - [.$G29]) * (2/3 - [.L29]) * 6; [.$G29])))" office:value-type="float" office:value="-1.55" calcext:value-type="float">
            <text:p>-1.55</text:p>
          </table:table-cell>
          <table:table-cell table:formula="of:=IF([.M29] * 6 &lt; 1; [.$G29] + ([.$F29] - [.$G29]) * 6 * [.M29]; IF([.M29] * 2 &lt; 1; [.$F29]; IF([.M29] * 3 &lt; 2; [.$G29] + ([.$F29] - [.$G29]) * (2/3 - [.M29]) * 6; [.$G29])))" office:value-type="float" office:value="-1.55" calcext:value-type="float">
            <text:p>-1.55</text:p>
          </table:table-cell>
          <table:table-cell table:formula="of:=IF([.$B29] = 0; ROUND([.$D29] * 255); ROUND([.N29] * 255))" office:value-type="float" office:value="-395" calcext:value-type="float">
            <text:p>-395</text:p>
          </table:table-cell>
          <table:table-cell table:formula="of:=IF([.$B29] = 0; ROUND([.$D29] * 255); ROUND([.O29] * 255))" office:value-type="float" office:value="-395" calcext:value-type="float">
            <text:p>-395</text:p>
          </table:table-cell>
          <table:table-cell table:formula="of:=IF([.$B29] = 0; ROUND([.$D29] * 255); ROUND([.P29] * 255))" office:value-type="float" office:value="-395" calcext:value-type="float">
            <text:p>-395</text:p>
          </table:table-cell>
          <table:table-cell table:number-columns-repeated="13"/>
        </table:table-row>
        <table:table-row table:style-name="ro3">
          <table:table-cell table:formula="of:=[.A29]" office:value-type="float" office:value="215" calcext:value-type="float">
            <text:p>215</text:p>
          </table:table-cell>
          <table:table-cell table:formula="of:=[.B29]" office:value-type="float" office:value="32" calcext:value-type="float">
            <text:p>32</text:p>
          </table:table-cell>
          <table:table-cell table:formula="of:=[.C29]+5" office:value-type="float" office:value="10" calcext:value-type="float">
            <text:p>10</text:p>
          </table:table-cell>
          <table:table-cell table:formula="of:=[.C30]*0.01" office:value-type="float" office:value="0.1" calcext:value-type="float">
            <text:p>0.1</text:p>
          </table:table-cell>
          <table:table-cell table:formula="of:=[.$A30] / 6" office:value-type="float" office:value="35.8333333333333" calcext:value-type="float">
            <text:p>35.8333333333333</text:p>
          </table:table-cell>
          <table:table-cell table:formula="of:=IF([.$D30] &lt; 0.5; [.$D30] * ([.$B30] + 1); ([.$D30] + [.$B30]) - ([.$D30] * [.$B30]))" office:value-type="float" office:value="3.3" calcext:value-type="float">
            <text:p>3.3</text:p>
          </table:table-cell>
          <table:table-cell table:formula="of:=([.$D30] * 2) - [.$F30]" office:value-type="float" office:value="-3.1" calcext:value-type="float">
            <text:p>-3.1</text:p>
          </table:table-cell>
          <table:table-cell table:formula="of:=[.$E30] + (1/3)" office:value-type="float" office:value="36.1666666666667" calcext:value-type="float">
            <text:p>36.1666666666667</text:p>
          </table:table-cell>
          <table:table-cell table:formula="of:=[.$E30]" office:value-type="float" office:value="35.8333333333333" calcext:value-type="float">
            <text:p>35.8333333333333</text:p>
          </table:table-cell>
          <table:table-cell table:formula="of:=[.$E30] - (1/3)" office:value-type="float" office:value="35.5" calcext:value-type="float">
            <text:p>35.5</text:p>
          </table:table-cell>
          <table:table-cell table:formula="of:=IF([.H30] &lt; 0; [.H30] + 1; IF([.H30] &gt; 1; [.H30] - 1; [.H30]))" office:value-type="float" office:value="35.1666666666667" calcext:value-type="float">
            <text:p>35.1666666666667</text:p>
          </table:table-cell>
          <table:table-cell table:formula="of:=IF([.I30] &lt; 0; [.I30] + 1; IF([.I30] &gt; 1; [.I30] - 1; [.I30]))" office:value-type="float" office:value="34.8333333333333" calcext:value-type="float">
            <text:p>34.8333333333333</text:p>
          </table:table-cell>
          <table:table-cell table:formula="of:=IF([.J30] &lt; 0; [.J30] + 1; IF([.J30] &gt; 1; [.J30] - 1; [.J30]))" office:value-type="float" office:value="34.5" calcext:value-type="float">
            <text:p>34.5</text:p>
          </table:table-cell>
          <table:table-cell table:formula="of:=IF([.K30] * 6 &lt; 1; [.$G30] + ([.$F30] - [.$G30]) * 6 * [.K30]; IF([.K30] * 2 &lt; 1; [.$F30]; IF([.K30] * 3 &lt; 2; [.$G30] + ([.$F30] - [.$G30]) * (2/3 - [.K30]) * 6; [.$G30])))" office:value-type="float" office:value="-3.1" calcext:value-type="float">
            <text:p>-3.1</text:p>
          </table:table-cell>
          <table:table-cell table:formula="of:=IF([.L30] * 6 &lt; 1; [.$G30] + ([.$F30] - [.$G30]) * 6 * [.L30]; IF([.L30] * 2 &lt; 1; [.$F30]; IF([.L30] * 3 &lt; 2; [.$G30] + ([.$F30] - [.$G30]) * (2/3 - [.L30]) * 6; [.$G30])))" office:value-type="float" office:value="-3.1" calcext:value-type="float">
            <text:p>-3.1</text:p>
          </table:table-cell>
          <table:table-cell table:formula="of:=IF([.M30] * 6 &lt; 1; [.$G30] + ([.$F30] - [.$G30]) * 6 * [.M30]; IF([.M30] * 2 &lt; 1; [.$F30]; IF([.M30] * 3 &lt; 2; [.$G30] + ([.$F30] - [.$G30]) * (2/3 - [.M30]) * 6; [.$G30])))" office:value-type="float" office:value="-3.1" calcext:value-type="float">
            <text:p>-3.1</text:p>
          </table:table-cell>
          <table:table-cell table:formula="of:=IF([.$B30] = 0; ROUND([.$D30] * 255); ROUND([.N30] * 255))" office:value-type="float" office:value="-791" calcext:value-type="float">
            <text:p>-791</text:p>
          </table:table-cell>
          <table:table-cell table:formula="of:=IF([.$B30] = 0; ROUND([.$D30] * 255); ROUND([.O30] * 255))" office:value-type="float" office:value="-791" calcext:value-type="float">
            <text:p>-791</text:p>
          </table:table-cell>
          <table:table-cell table:formula="of:=IF([.$B30] = 0; ROUND([.$D30] * 255); ROUND([.P30] * 255))" office:value-type="float" office:value="-791" calcext:value-type="float">
            <text:p>-791</text:p>
          </table:table-cell>
          <table:table-cell table:number-columns-repeated="13"/>
        </table:table-row>
        <table:table-row table:style-name="ro3">
          <table:table-cell table:formula="of:=[.A30]" office:value-type="float" office:value="215" calcext:value-type="float">
            <text:p>215</text:p>
          </table:table-cell>
          <table:table-cell table:formula="of:=[.B30]" office:value-type="float" office:value="32" calcext:value-type="float">
            <text:p>32</text:p>
          </table:table-cell>
          <table:table-cell table:formula="of:=[.C30]+5" office:value-type="float" office:value="15" calcext:value-type="float">
            <text:p>15</text:p>
          </table:table-cell>
          <table:table-cell table:formula="of:=[.C31]*0.01" office:value-type="float" office:value="0.15" calcext:value-type="float">
            <text:p>0.15</text:p>
          </table:table-cell>
          <table:table-cell table:formula="of:=[.$A31] / 6" office:value-type="float" office:value="35.8333333333333" calcext:value-type="float">
            <text:p>35.8333333333333</text:p>
          </table:table-cell>
          <table:table-cell table:formula="of:=IF([.$D31] &lt; 0.5; [.$D31] * ([.$B31] + 1); ([.$D31] + [.$B31]) - ([.$D31] * [.$B31]))" office:value-type="float" office:value="4.95" calcext:value-type="float">
            <text:p>4.95</text:p>
          </table:table-cell>
          <table:table-cell table:formula="of:=([.$D31] * 2) - [.$F31]" office:value-type="float" office:value="-4.65" calcext:value-type="float">
            <text:p>-4.65</text:p>
          </table:table-cell>
          <table:table-cell table:formula="of:=[.$E31] + (1/3)" office:value-type="float" office:value="36.1666666666667" calcext:value-type="float">
            <text:p>36.1666666666667</text:p>
          </table:table-cell>
          <table:table-cell table:formula="of:=[.$E31]" office:value-type="float" office:value="35.8333333333333" calcext:value-type="float">
            <text:p>35.8333333333333</text:p>
          </table:table-cell>
          <table:table-cell table:formula="of:=[.$E31] - (1/3)" office:value-type="float" office:value="35.5" calcext:value-type="float">
            <text:p>35.5</text:p>
          </table:table-cell>
          <table:table-cell table:formula="of:=IF([.H31] &lt; 0; [.H31] + 1; IF([.H31] &gt; 1; [.H31] - 1; [.H31]))" office:value-type="float" office:value="35.1666666666667" calcext:value-type="float">
            <text:p>35.1666666666667</text:p>
          </table:table-cell>
          <table:table-cell table:formula="of:=IF([.I31] &lt; 0; [.I31] + 1; IF([.I31] &gt; 1; [.I31] - 1; [.I31]))" office:value-type="float" office:value="34.8333333333333" calcext:value-type="float">
            <text:p>34.8333333333333</text:p>
          </table:table-cell>
          <table:table-cell table:formula="of:=IF([.J31] &lt; 0; [.J31] + 1; IF([.J31] &gt; 1; [.J31] - 1; [.J31]))" office:value-type="float" office:value="34.5" calcext:value-type="float">
            <text:p>34.5</text:p>
          </table:table-cell>
          <table:table-cell table:formula="of:=IF([.K31] * 6 &lt; 1; [.$G31] + ([.$F31] - [.$G31]) * 6 * [.K31]; IF([.K31] * 2 &lt; 1; [.$F31]; IF([.K31] * 3 &lt; 2; [.$G31] + ([.$F31] - [.$G31]) * (2/3 - [.K31]) * 6; [.$G31])))" office:value-type="float" office:value="-4.65" calcext:value-type="float">
            <text:p>-4.65</text:p>
          </table:table-cell>
          <table:table-cell table:formula="of:=IF([.L31] * 6 &lt; 1; [.$G31] + ([.$F31] - [.$G31]) * 6 * [.L31]; IF([.L31] * 2 &lt; 1; [.$F31]; IF([.L31] * 3 &lt; 2; [.$G31] + ([.$F31] - [.$G31]) * (2/3 - [.L31]) * 6; [.$G31])))" office:value-type="float" office:value="-4.65" calcext:value-type="float">
            <text:p>-4.65</text:p>
          </table:table-cell>
          <table:table-cell table:formula="of:=IF([.M31] * 6 &lt; 1; [.$G31] + ([.$F31] - [.$G31]) * 6 * [.M31]; IF([.M31] * 2 &lt; 1; [.$F31]; IF([.M31] * 3 &lt; 2; [.$G31] + ([.$F31] - [.$G31]) * (2/3 - [.M31]) * 6; [.$G31])))" office:value-type="float" office:value="-4.65" calcext:value-type="float">
            <text:p>-4.65</text:p>
          </table:table-cell>
          <table:table-cell table:formula="of:=IF([.$B31] = 0; ROUND([.$D31] * 255); ROUND([.N31] * 255))" office:value-type="float" office:value="-1186" calcext:value-type="float">
            <text:p>-1186</text:p>
          </table:table-cell>
          <table:table-cell table:formula="of:=IF([.$B31] = 0; ROUND([.$D31] * 255); ROUND([.O31] * 255))" office:value-type="float" office:value="-1186" calcext:value-type="float">
            <text:p>-1186</text:p>
          </table:table-cell>
          <table:table-cell table:formula="of:=IF([.$B31] = 0; ROUND([.$D31] * 255); ROUND([.P31] * 255))" office:value-type="float" office:value="-1186" calcext:value-type="float">
            <text:p>-1186</text:p>
          </table:table-cell>
          <table:table-cell table:number-columns-repeated="13"/>
        </table:table-row>
        <table:table-row table:style-name="ro3">
          <table:table-cell table:formula="of:=[.A31]" office:value-type="float" office:value="215" calcext:value-type="float">
            <text:p>215</text:p>
          </table:table-cell>
          <table:table-cell table:formula="of:=[.B31]" office:value-type="float" office:value="32" calcext:value-type="float">
            <text:p>32</text:p>
          </table:table-cell>
          <table:table-cell table:formula="of:=[.C31]+5" office:value-type="float" office:value="20" calcext:value-type="float">
            <text:p>20</text:p>
          </table:table-cell>
          <table:table-cell table:formula="of:=[.C32]*0.01" office:value-type="float" office:value="0.2" calcext:value-type="float">
            <text:p>0.2</text:p>
          </table:table-cell>
          <table:table-cell table:formula="of:=[.$A32] / 6" office:value-type="float" office:value="35.8333333333333" calcext:value-type="float">
            <text:p>35.8333333333333</text:p>
          </table:table-cell>
          <table:table-cell table:formula="of:=IF([.$D32] &lt; 0.5; [.$D32] * ([.$B32] + 1); ([.$D32] + [.$B32]) - ([.$D32] * [.$B32]))" office:value-type="float" office:value="6.6" calcext:value-type="float">
            <text:p>6.6</text:p>
          </table:table-cell>
          <table:table-cell table:formula="of:=([.$D32] * 2) - [.$F32]" office:value-type="float" office:value="-6.2" calcext:value-type="float">
            <text:p>-6.2</text:p>
          </table:table-cell>
          <table:table-cell table:formula="of:=[.$E32] + (1/3)" office:value-type="float" office:value="36.1666666666667" calcext:value-type="float">
            <text:p>36.1666666666667</text:p>
          </table:table-cell>
          <table:table-cell table:formula="of:=[.$E32]" office:value-type="float" office:value="35.8333333333333" calcext:value-type="float">
            <text:p>35.8333333333333</text:p>
          </table:table-cell>
          <table:table-cell table:formula="of:=[.$E32] - (1/3)" office:value-type="float" office:value="35.5" calcext:value-type="float">
            <text:p>35.5</text:p>
          </table:table-cell>
          <table:table-cell table:formula="of:=IF([.H32] &lt; 0; [.H32] + 1; IF([.H32] &gt; 1; [.H32] - 1; [.H32]))" office:value-type="float" office:value="35.1666666666667" calcext:value-type="float">
            <text:p>35.1666666666667</text:p>
          </table:table-cell>
          <table:table-cell table:formula="of:=IF([.I32] &lt; 0; [.I32] + 1; IF([.I32] &gt; 1; [.I32] - 1; [.I32]))" office:value-type="float" office:value="34.8333333333333" calcext:value-type="float">
            <text:p>34.8333333333333</text:p>
          </table:table-cell>
          <table:table-cell table:formula="of:=IF([.J32] &lt; 0; [.J32] + 1; IF([.J32] &gt; 1; [.J32] - 1; [.J32]))" office:value-type="float" office:value="34.5" calcext:value-type="float">
            <text:p>34.5</text:p>
          </table:table-cell>
          <table:table-cell table:formula="of:=IF([.K32] * 6 &lt; 1; [.$G32] + ([.$F32] - [.$G32]) * 6 * [.K32]; IF([.K32] * 2 &lt; 1; [.$F32]; IF([.K32] * 3 &lt; 2; [.$G32] + ([.$F32] - [.$G32]) * (2/3 - [.K32]) * 6; [.$G32])))" office:value-type="float" office:value="-6.2" calcext:value-type="float">
            <text:p>-6.2</text:p>
          </table:table-cell>
          <table:table-cell table:formula="of:=IF([.L32] * 6 &lt; 1; [.$G32] + ([.$F32] - [.$G32]) * 6 * [.L32]; IF([.L32] * 2 &lt; 1; [.$F32]; IF([.L32] * 3 &lt; 2; [.$G32] + ([.$F32] - [.$G32]) * (2/3 - [.L32]) * 6; [.$G32])))" office:value-type="float" office:value="-6.2" calcext:value-type="float">
            <text:p>-6.2</text:p>
          </table:table-cell>
          <table:table-cell table:formula="of:=IF([.M32] * 6 &lt; 1; [.$G32] + ([.$F32] - [.$G32]) * 6 * [.M32]; IF([.M32] * 2 &lt; 1; [.$F32]; IF([.M32] * 3 &lt; 2; [.$G32] + ([.$F32] - [.$G32]) * (2/3 - [.M32]) * 6; [.$G32])))" office:value-type="float" office:value="-6.2" calcext:value-type="float">
            <text:p>-6.2</text:p>
          </table:table-cell>
          <table:table-cell table:formula="of:=IF([.$B32] = 0; ROUND([.$D32] * 255); ROUND([.N32] * 255))" office:value-type="float" office:value="-1581" calcext:value-type="float">
            <text:p>-1581</text:p>
          </table:table-cell>
          <table:table-cell table:formula="of:=IF([.$B32] = 0; ROUND([.$D32] * 255); ROUND([.O32] * 255))" office:value-type="float" office:value="-1581" calcext:value-type="float">
            <text:p>-1581</text:p>
          </table:table-cell>
          <table:table-cell table:formula="of:=IF([.$B32] = 0; ROUND([.$D32] * 255); ROUND([.P32] * 255))" office:value-type="float" office:value="-1581" calcext:value-type="float">
            <text:p>-1581</text:p>
          </table:table-cell>
          <table:table-cell table:number-columns-repeated="13"/>
        </table:table-row>
        <table:table-row table:style-name="ro3">
          <table:table-cell table:formula="of:=[.A32]" office:value-type="float" office:value="215" calcext:value-type="float">
            <text:p>215</text:p>
          </table:table-cell>
          <table:table-cell table:formula="of:=[.B32]" office:value-type="float" office:value="32" calcext:value-type="float">
            <text:p>32</text:p>
          </table:table-cell>
          <table:table-cell table:formula="of:=[.C32]+5" office:value-type="float" office:value="25" calcext:value-type="float">
            <text:p>25</text:p>
          </table:table-cell>
          <table:table-cell table:formula="of:=[.C33]*0.01" office:value-type="float" office:value="0.25" calcext:value-type="float">
            <text:p>0.25</text:p>
          </table:table-cell>
          <table:table-cell table:formula="of:=[.$A33] / 6" office:value-type="float" office:value="35.8333333333333" calcext:value-type="float">
            <text:p>35.8333333333333</text:p>
          </table:table-cell>
          <table:table-cell table:formula="of:=IF([.$D33] &lt; 0.5; [.$D33] * ([.$B33] + 1); ([.$D33] + [.$B33]) - ([.$D33] * [.$B33]))" office:value-type="float" office:value="8.25" calcext:value-type="float">
            <text:p>8.25</text:p>
          </table:table-cell>
          <table:table-cell table:formula="of:=([.$D33] * 2) - [.$F33]" office:value-type="float" office:value="-7.75" calcext:value-type="float">
            <text:p>-7.75</text:p>
          </table:table-cell>
          <table:table-cell table:formula="of:=[.$E33] + (1/3)" office:value-type="float" office:value="36.1666666666667" calcext:value-type="float">
            <text:p>36.1666666666667</text:p>
          </table:table-cell>
          <table:table-cell table:formula="of:=[.$E33]" office:value-type="float" office:value="35.8333333333333" calcext:value-type="float">
            <text:p>35.8333333333333</text:p>
          </table:table-cell>
          <table:table-cell table:formula="of:=[.$E33] - (1/3)" office:value-type="float" office:value="35.5" calcext:value-type="float">
            <text:p>35.5</text:p>
          </table:table-cell>
          <table:table-cell table:formula="of:=IF([.H33] &lt; 0; [.H33] + 1; IF([.H33] &gt; 1; [.H33] - 1; [.H33]))" office:value-type="float" office:value="35.1666666666667" calcext:value-type="float">
            <text:p>35.1666666666667</text:p>
          </table:table-cell>
          <table:table-cell table:formula="of:=IF([.I33] &lt; 0; [.I33] + 1; IF([.I33] &gt; 1; [.I33] - 1; [.I33]))" office:value-type="float" office:value="34.8333333333333" calcext:value-type="float">
            <text:p>34.8333333333333</text:p>
          </table:table-cell>
          <table:table-cell table:formula="of:=IF([.J33] &lt; 0; [.J33] + 1; IF([.J33] &gt; 1; [.J33] - 1; [.J33]))" office:value-type="float" office:value="34.5" calcext:value-type="float">
            <text:p>34.5</text:p>
          </table:table-cell>
          <table:table-cell table:formula="of:=IF([.K33] * 6 &lt; 1; [.$G33] + ([.$F33] - [.$G33]) * 6 * [.K33]; IF([.K33] * 2 &lt; 1; [.$F33]; IF([.K33] * 3 &lt; 2; [.$G33] + ([.$F33] - [.$G33]) * (2/3 - [.K33]) * 6; [.$G33])))" office:value-type="float" office:value="-7.75" calcext:value-type="float">
            <text:p>-7.75</text:p>
          </table:table-cell>
          <table:table-cell table:formula="of:=IF([.L33] * 6 &lt; 1; [.$G33] + ([.$F33] - [.$G33]) * 6 * [.L33]; IF([.L33] * 2 &lt; 1; [.$F33]; IF([.L33] * 3 &lt; 2; [.$G33] + ([.$F33] - [.$G33]) * (2/3 - [.L33]) * 6; [.$G33])))" office:value-type="float" office:value="-7.75" calcext:value-type="float">
            <text:p>-7.75</text:p>
          </table:table-cell>
          <table:table-cell table:formula="of:=IF([.M33] * 6 &lt; 1; [.$G33] + ([.$F33] - [.$G33]) * 6 * [.M33]; IF([.M33] * 2 &lt; 1; [.$F33]; IF([.M33] * 3 &lt; 2; [.$G33] + ([.$F33] - [.$G33]) * (2/3 - [.M33]) * 6; [.$G33])))" office:value-type="float" office:value="-7.75" calcext:value-type="float">
            <text:p>-7.75</text:p>
          </table:table-cell>
          <table:table-cell table:formula="of:=IF([.$B33] = 0; ROUND([.$D33] * 255); ROUND([.N33] * 255))" office:value-type="float" office:value="-1976" calcext:value-type="float">
            <text:p>-1976</text:p>
          </table:table-cell>
          <table:table-cell table:formula="of:=IF([.$B33] = 0; ROUND([.$D33] * 255); ROUND([.O33] * 255))" office:value-type="float" office:value="-1976" calcext:value-type="float">
            <text:p>-1976</text:p>
          </table:table-cell>
          <table:table-cell table:formula="of:=IF([.$B33] = 0; ROUND([.$D33] * 255); ROUND([.P33] * 255))" office:value-type="float" office:value="-1976" calcext:value-type="float">
            <text:p>-1976</text:p>
          </table:table-cell>
          <table:table-cell table:number-columns-repeated="13"/>
        </table:table-row>
        <table:table-row table:style-name="ro3">
          <table:table-cell table:formula="of:=[.A33]" office:value-type="float" office:value="215" calcext:value-type="float">
            <text:p>215</text:p>
          </table:table-cell>
          <table:table-cell table:formula="of:=[.B33]" office:value-type="float" office:value="32" calcext:value-type="float">
            <text:p>32</text:p>
          </table:table-cell>
          <table:table-cell table:formula="of:=[.C33]+5" office:value-type="float" office:value="30" calcext:value-type="float">
            <text:p>30</text:p>
          </table:table-cell>
          <table:table-cell table:formula="of:=[.C34]*0.01" office:value-type="float" office:value="0.3" calcext:value-type="float">
            <text:p>0.3</text:p>
          </table:table-cell>
          <table:table-cell table:formula="of:=[.$A34] / 6" office:value-type="float" office:value="35.8333333333333" calcext:value-type="float">
            <text:p>35.8333333333333</text:p>
          </table:table-cell>
          <table:table-cell table:formula="of:=IF([.$D34] &lt; 0.5; [.$D34] * ([.$B34] + 1); ([.$D34] + [.$B34]) - ([.$D34] * [.$B34]))" office:value-type="float" office:value="9.9" calcext:value-type="float">
            <text:p>9.9</text:p>
          </table:table-cell>
          <table:table-cell table:formula="of:=([.$D34] * 2) - [.$F34]" office:value-type="float" office:value="-9.3" calcext:value-type="float">
            <text:p>-9.3</text:p>
          </table:table-cell>
          <table:table-cell table:formula="of:=[.$E34] + (1/3)" office:value-type="float" office:value="36.1666666666667" calcext:value-type="float">
            <text:p>36.1666666666667</text:p>
          </table:table-cell>
          <table:table-cell table:formula="of:=[.$E34]" office:value-type="float" office:value="35.8333333333333" calcext:value-type="float">
            <text:p>35.8333333333333</text:p>
          </table:table-cell>
          <table:table-cell table:formula="of:=[.$E34] - (1/3)" office:value-type="float" office:value="35.5" calcext:value-type="float">
            <text:p>35.5</text:p>
          </table:table-cell>
          <table:table-cell table:formula="of:=IF([.H34] &lt; 0; [.H34] + 1; IF([.H34] &gt; 1; [.H34] - 1; [.H34]))" office:value-type="float" office:value="35.1666666666667" calcext:value-type="float">
            <text:p>35.1666666666667</text:p>
          </table:table-cell>
          <table:table-cell table:formula="of:=IF([.I34] &lt; 0; [.I34] + 1; IF([.I34] &gt; 1; [.I34] - 1; [.I34]))" office:value-type="float" office:value="34.8333333333333" calcext:value-type="float">
            <text:p>34.8333333333333</text:p>
          </table:table-cell>
          <table:table-cell table:formula="of:=IF([.J34] &lt; 0; [.J34] + 1; IF([.J34] &gt; 1; [.J34] - 1; [.J34]))" office:value-type="float" office:value="34.5" calcext:value-type="float">
            <text:p>34.5</text:p>
          </table:table-cell>
          <table:table-cell table:formula="of:=IF([.K34] * 6 &lt; 1; [.$G34] + ([.$F34] - [.$G34]) * 6 * [.K34]; IF([.K34] * 2 &lt; 1; [.$F34]; IF([.K34] * 3 &lt; 2; [.$G34] + ([.$F34] - [.$G34]) * (2/3 - [.K34]) * 6; [.$G34])))" office:value-type="float" office:value="-9.3" calcext:value-type="float">
            <text:p>-9.3</text:p>
          </table:table-cell>
          <table:table-cell table:formula="of:=IF([.L34] * 6 &lt; 1; [.$G34] + ([.$F34] - [.$G34]) * 6 * [.L34]; IF([.L34] * 2 &lt; 1; [.$F34]; IF([.L34] * 3 &lt; 2; [.$G34] + ([.$F34] - [.$G34]) * (2/3 - [.L34]) * 6; [.$G34])))" office:value-type="float" office:value="-9.3" calcext:value-type="float">
            <text:p>-9.3</text:p>
          </table:table-cell>
          <table:table-cell table:formula="of:=IF([.M34] * 6 &lt; 1; [.$G34] + ([.$F34] - [.$G34]) * 6 * [.M34]; IF([.M34] * 2 &lt; 1; [.$F34]; IF([.M34] * 3 &lt; 2; [.$G34] + ([.$F34] - [.$G34]) * (2/3 - [.M34]) * 6; [.$G34])))" office:value-type="float" office:value="-9.3" calcext:value-type="float">
            <text:p>-9.3</text:p>
          </table:table-cell>
          <table:table-cell table:formula="of:=IF([.$B34] = 0; ROUND([.$D34] * 255); ROUND([.N34] * 255))" office:value-type="float" office:value="-2372" calcext:value-type="float">
            <text:p>-2372</text:p>
          </table:table-cell>
          <table:table-cell table:formula="of:=IF([.$B34] = 0; ROUND([.$D34] * 255); ROUND([.O34] * 255))" office:value-type="float" office:value="-2372" calcext:value-type="float">
            <text:p>-2372</text:p>
          </table:table-cell>
          <table:table-cell table:formula="of:=IF([.$B34] = 0; ROUND([.$D34] * 255); ROUND([.P34] * 255))" office:value-type="float" office:value="-2372" calcext:value-type="float">
            <text:p>-2372</text:p>
          </table:table-cell>
          <table:table-cell table:number-columns-repeated="13"/>
        </table:table-row>
        <table:table-row table:style-name="ro3">
          <table:table-cell table:formula="of:=[.A34]" office:value-type="float" office:value="215" calcext:value-type="float">
            <text:p>215</text:p>
          </table:table-cell>
          <table:table-cell table:formula="of:=[.B34]" office:value-type="float" office:value="32" calcext:value-type="float">
            <text:p>32</text:p>
          </table:table-cell>
          <table:table-cell table:formula="of:=[.C34]+5" office:value-type="float" office:value="35" calcext:value-type="float">
            <text:p>35</text:p>
          </table:table-cell>
          <table:table-cell table:formula="of:=[.C35]*0.01" office:value-type="float" office:value="0.35" calcext:value-type="float">
            <text:p>0.35</text:p>
          </table:table-cell>
          <table:table-cell table:formula="of:=[.$A35] / 6" office:value-type="float" office:value="35.8333333333333" calcext:value-type="float">
            <text:p>35.8333333333333</text:p>
          </table:table-cell>
          <table:table-cell table:formula="of:=IF([.$D35] &lt; 0.5; [.$D35] * ([.$B35] + 1); ([.$D35] + [.$B35]) - ([.$D35] * [.$B35]))" office:value-type="float" office:value="11.55" calcext:value-type="float">
            <text:p>11.55</text:p>
          </table:table-cell>
          <table:table-cell table:formula="of:=([.$D35] * 2) - [.$F35]" office:value-type="float" office:value="-10.85" calcext:value-type="float">
            <text:p>-10.85</text:p>
          </table:table-cell>
          <table:table-cell table:formula="of:=[.$E35] + (1/3)" office:value-type="float" office:value="36.1666666666667" calcext:value-type="float">
            <text:p>36.1666666666667</text:p>
          </table:table-cell>
          <table:table-cell table:formula="of:=[.$E35]" office:value-type="float" office:value="35.8333333333333" calcext:value-type="float">
            <text:p>35.8333333333333</text:p>
          </table:table-cell>
          <table:table-cell table:formula="of:=[.$E35] - (1/3)" office:value-type="float" office:value="35.5" calcext:value-type="float">
            <text:p>35.5</text:p>
          </table:table-cell>
          <table:table-cell table:formula="of:=IF([.H35] &lt; 0; [.H35] + 1; IF([.H35] &gt; 1; [.H35] - 1; [.H35]))" office:value-type="float" office:value="35.1666666666667" calcext:value-type="float">
            <text:p>35.1666666666667</text:p>
          </table:table-cell>
          <table:table-cell table:formula="of:=IF([.I35] &lt; 0; [.I35] + 1; IF([.I35] &gt; 1; [.I35] - 1; [.I35]))" office:value-type="float" office:value="34.8333333333333" calcext:value-type="float">
            <text:p>34.8333333333333</text:p>
          </table:table-cell>
          <table:table-cell table:formula="of:=IF([.J35] &lt; 0; [.J35] + 1; IF([.J35] &gt; 1; [.J35] - 1; [.J35]))" office:value-type="float" office:value="34.5" calcext:value-type="float">
            <text:p>34.5</text:p>
          </table:table-cell>
          <table:table-cell table:formula="of:=IF([.K35] * 6 &lt; 1; [.$G35] + ([.$F35] - [.$G35]) * 6 * [.K35]; IF([.K35] * 2 &lt; 1; [.$F35]; IF([.K35] * 3 &lt; 2; [.$G35] + ([.$F35] - [.$G35]) * (2/3 - [.K35]) * 6; [.$G35])))" office:value-type="float" office:value="-10.85" calcext:value-type="float">
            <text:p>-10.85</text:p>
          </table:table-cell>
          <table:table-cell table:formula="of:=IF([.L35] * 6 &lt; 1; [.$G35] + ([.$F35] - [.$G35]) * 6 * [.L35]; IF([.L35] * 2 &lt; 1; [.$F35]; IF([.L35] * 3 &lt; 2; [.$G35] + ([.$F35] - [.$G35]) * (2/3 - [.L35]) * 6; [.$G35])))" office:value-type="float" office:value="-10.85" calcext:value-type="float">
            <text:p>-10.85</text:p>
          </table:table-cell>
          <table:table-cell table:formula="of:=IF([.M35] * 6 &lt; 1; [.$G35] + ([.$F35] - [.$G35]) * 6 * [.M35]; IF([.M35] * 2 &lt; 1; [.$F35]; IF([.M35] * 3 &lt; 2; [.$G35] + ([.$F35] - [.$G35]) * (2/3 - [.M35]) * 6; [.$G35])))" office:value-type="float" office:value="-10.85" calcext:value-type="float">
            <text:p>-10.85</text:p>
          </table:table-cell>
          <table:table-cell table:formula="of:=IF([.$B35] = 0; ROUND([.$D35] * 255); ROUND([.N35] * 255))" office:value-type="float" office:value="-2767" calcext:value-type="float">
            <text:p>-2767</text:p>
          </table:table-cell>
          <table:table-cell table:formula="of:=IF([.$B35] = 0; ROUND([.$D35] * 255); ROUND([.O35] * 255))" office:value-type="float" office:value="-2767" calcext:value-type="float">
            <text:p>-2767</text:p>
          </table:table-cell>
          <table:table-cell table:formula="of:=IF([.$B35] = 0; ROUND([.$D35] * 255); ROUND([.P35] * 255))" office:value-type="float" office:value="-2767" calcext:value-type="float">
            <text:p>-2767</text:p>
          </table:table-cell>
          <table:table-cell table:number-columns-repeated="13"/>
        </table:table-row>
        <table:table-row table:style-name="ro3">
          <table:table-cell table:formula="of:=[.A35]" office:value-type="float" office:value="215" calcext:value-type="float">
            <text:p>215</text:p>
          </table:table-cell>
          <table:table-cell table:formula="of:=[.B35]" office:value-type="float" office:value="32" calcext:value-type="float">
            <text:p>32</text:p>
          </table:table-cell>
          <table:table-cell table:formula="of:=[.C35]+5" office:value-type="float" office:value="40" calcext:value-type="float">
            <text:p>40</text:p>
          </table:table-cell>
          <table:table-cell table:formula="of:=[.C36]*0.01" office:value-type="float" office:value="0.4" calcext:value-type="float">
            <text:p>0.4</text:p>
          </table:table-cell>
          <table:table-cell table:formula="of:=[.$A36] / 6" office:value-type="float" office:value="35.8333333333333" calcext:value-type="float">
            <text:p>35.8333333333333</text:p>
          </table:table-cell>
          <table:table-cell table:formula="of:=IF([.$D36] &lt; 0.5; [.$D36] * ([.$B36] + 1); ([.$D36] + [.$B36]) - ([.$D36] * [.$B36]))" office:value-type="float" office:value="13.2" calcext:value-type="float">
            <text:p>13.2</text:p>
          </table:table-cell>
          <table:table-cell table:formula="of:=([.$D36] * 2) - [.$F36]" office:value-type="float" office:value="-12.4" calcext:value-type="float">
            <text:p>-12.4</text:p>
          </table:table-cell>
          <table:table-cell table:formula="of:=[.$E36] + (1/3)" office:value-type="float" office:value="36.1666666666667" calcext:value-type="float">
            <text:p>36.1666666666667</text:p>
          </table:table-cell>
          <table:table-cell table:formula="of:=[.$E36]" office:value-type="float" office:value="35.8333333333333" calcext:value-type="float">
            <text:p>35.8333333333333</text:p>
          </table:table-cell>
          <table:table-cell table:formula="of:=[.$E36] - (1/3)" office:value-type="float" office:value="35.5" calcext:value-type="float">
            <text:p>35.5</text:p>
          </table:table-cell>
          <table:table-cell table:formula="of:=IF([.H36] &lt; 0; [.H36] + 1; IF([.H36] &gt; 1; [.H36] - 1; [.H36]))" office:value-type="float" office:value="35.1666666666667" calcext:value-type="float">
            <text:p>35.1666666666667</text:p>
          </table:table-cell>
          <table:table-cell table:formula="of:=IF([.I36] &lt; 0; [.I36] + 1; IF([.I36] &gt; 1; [.I36] - 1; [.I36]))" office:value-type="float" office:value="34.8333333333333" calcext:value-type="float">
            <text:p>34.8333333333333</text:p>
          </table:table-cell>
          <table:table-cell table:formula="of:=IF([.J36] &lt; 0; [.J36] + 1; IF([.J36] &gt; 1; [.J36] - 1; [.J36]))" office:value-type="float" office:value="34.5" calcext:value-type="float">
            <text:p>34.5</text:p>
          </table:table-cell>
          <table:table-cell table:formula="of:=IF([.K36] * 6 &lt; 1; [.$G36] + ([.$F36] - [.$G36]) * 6 * [.K36]; IF([.K36] * 2 &lt; 1; [.$F36]; IF([.K36] * 3 &lt; 2; [.$G36] + ([.$F36] - [.$G36]) * (2/3 - [.K36]) * 6; [.$G36])))" office:value-type="float" office:value="-12.4" calcext:value-type="float">
            <text:p>-12.4</text:p>
          </table:table-cell>
          <table:table-cell table:formula="of:=IF([.L36] * 6 &lt; 1; [.$G36] + ([.$F36] - [.$G36]) * 6 * [.L36]; IF([.L36] * 2 &lt; 1; [.$F36]; IF([.L36] * 3 &lt; 2; [.$G36] + ([.$F36] - [.$G36]) * (2/3 - [.L36]) * 6; [.$G36])))" office:value-type="float" office:value="-12.4" calcext:value-type="float">
            <text:p>-12.4</text:p>
          </table:table-cell>
          <table:table-cell table:formula="of:=IF([.M36] * 6 &lt; 1; [.$G36] + ([.$F36] - [.$G36]) * 6 * [.M36]; IF([.M36] * 2 &lt; 1; [.$F36]; IF([.M36] * 3 &lt; 2; [.$G36] + ([.$F36] - [.$G36]) * (2/3 - [.M36]) * 6; [.$G36])))" office:value-type="float" office:value="-12.4" calcext:value-type="float">
            <text:p>-12.4</text:p>
          </table:table-cell>
          <table:table-cell table:formula="of:=IF([.$B36] = 0; ROUND([.$D36] * 255); ROUND([.N36] * 255))" office:value-type="float" office:value="-3162" calcext:value-type="float">
            <text:p>-3162</text:p>
          </table:table-cell>
          <table:table-cell table:formula="of:=IF([.$B36] = 0; ROUND([.$D36] * 255); ROUND([.O36] * 255))" office:value-type="float" office:value="-3162" calcext:value-type="float">
            <text:p>-3162</text:p>
          </table:table-cell>
          <table:table-cell table:formula="of:=IF([.$B36] = 0; ROUND([.$D36] * 255); ROUND([.P36] * 255))" office:value-type="float" office:value="-3162" calcext:value-type="float">
            <text:p>-3162</text:p>
          </table:table-cell>
          <table:table-cell table:number-columns-repeated="13"/>
        </table:table-row>
        <table:table-row table:style-name="ro3">
          <table:table-cell table:formula="of:=[.A36]" office:value-type="float" office:value="215" calcext:value-type="float">
            <text:p>215</text:p>
          </table:table-cell>
          <table:table-cell table:formula="of:=[.B36]" office:value-type="float" office:value="32" calcext:value-type="float">
            <text:p>32</text:p>
          </table:table-cell>
          <table:table-cell table:formula="of:=[.C36]+5" office:value-type="float" office:value="45" calcext:value-type="float">
            <text:p>45</text:p>
          </table:table-cell>
          <table:table-cell table:formula="of:=[.C37]*0.01" office:value-type="float" office:value="0.45" calcext:value-type="float">
            <text:p>0.45</text:p>
          </table:table-cell>
          <table:table-cell table:formula="of:=[.$A37] / 6" office:value-type="float" office:value="35.8333333333333" calcext:value-type="float">
            <text:p>35.8333333333333</text:p>
          </table:table-cell>
          <table:table-cell table:formula="of:=IF([.$D37] &lt; 0.5; [.$D37] * ([.$B37] + 1); ([.$D37] + [.$B37]) - ([.$D37] * [.$B37]))" office:value-type="float" office:value="14.85" calcext:value-type="float">
            <text:p>14.85</text:p>
          </table:table-cell>
          <table:table-cell table:formula="of:=([.$D37] * 2) - [.$F37]" office:value-type="float" office:value="-13.95" calcext:value-type="float">
            <text:p>-13.95</text:p>
          </table:table-cell>
          <table:table-cell table:formula="of:=[.$E37] + (1/3)" office:value-type="float" office:value="36.1666666666667" calcext:value-type="float">
            <text:p>36.1666666666667</text:p>
          </table:table-cell>
          <table:table-cell table:formula="of:=[.$E37]" office:value-type="float" office:value="35.8333333333333" calcext:value-type="float">
            <text:p>35.8333333333333</text:p>
          </table:table-cell>
          <table:table-cell table:formula="of:=[.$E37] - (1/3)" office:value-type="float" office:value="35.5" calcext:value-type="float">
            <text:p>35.5</text:p>
          </table:table-cell>
          <table:table-cell table:formula="of:=IF([.H37] &lt; 0; [.H37] + 1; IF([.H37] &gt; 1; [.H37] - 1; [.H37]))" office:value-type="float" office:value="35.1666666666667" calcext:value-type="float">
            <text:p>35.1666666666667</text:p>
          </table:table-cell>
          <table:table-cell table:formula="of:=IF([.I37] &lt; 0; [.I37] + 1; IF([.I37] &gt; 1; [.I37] - 1; [.I37]))" office:value-type="float" office:value="34.8333333333333" calcext:value-type="float">
            <text:p>34.8333333333333</text:p>
          </table:table-cell>
          <table:table-cell table:formula="of:=IF([.J37] &lt; 0; [.J37] + 1; IF([.J37] &gt; 1; [.J37] - 1; [.J37]))" office:value-type="float" office:value="34.5" calcext:value-type="float">
            <text:p>34.5</text:p>
          </table:table-cell>
          <table:table-cell table:formula="of:=IF([.K37] * 6 &lt; 1; [.$G37] + ([.$F37] - [.$G37]) * 6 * [.K37]; IF([.K37] * 2 &lt; 1; [.$F37]; IF([.K37] * 3 &lt; 2; [.$G37] + ([.$F37] - [.$G37]) * (2/3 - [.K37]) * 6; [.$G37])))" office:value-type="float" office:value="-13.95" calcext:value-type="float">
            <text:p>-13.95</text:p>
          </table:table-cell>
          <table:table-cell table:formula="of:=IF([.L37] * 6 &lt; 1; [.$G37] + ([.$F37] - [.$G37]) * 6 * [.L37]; IF([.L37] * 2 &lt; 1; [.$F37]; IF([.L37] * 3 &lt; 2; [.$G37] + ([.$F37] - [.$G37]) * (2/3 - [.L37]) * 6; [.$G37])))" office:value-type="float" office:value="-13.95" calcext:value-type="float">
            <text:p>-13.95</text:p>
          </table:table-cell>
          <table:table-cell table:formula="of:=IF([.M37] * 6 &lt; 1; [.$G37] + ([.$F37] - [.$G37]) * 6 * [.M37]; IF([.M37] * 2 &lt; 1; [.$F37]; IF([.M37] * 3 &lt; 2; [.$G37] + ([.$F37] - [.$G37]) * (2/3 - [.M37]) * 6; [.$G37])))" office:value-type="float" office:value="-13.95" calcext:value-type="float">
            <text:p>-13.95</text:p>
          </table:table-cell>
          <table:table-cell table:formula="of:=IF([.$B37] = 0; ROUND([.$D37] * 255); ROUND([.N37] * 255))" office:value-type="float" office:value="-3557" calcext:value-type="float">
            <text:p>-3557</text:p>
          </table:table-cell>
          <table:table-cell table:formula="of:=IF([.$B37] = 0; ROUND([.$D37] * 255); ROUND([.O37] * 255))" office:value-type="float" office:value="-3557" calcext:value-type="float">
            <text:p>-3557</text:p>
          </table:table-cell>
          <table:table-cell table:formula="of:=IF([.$B37] = 0; ROUND([.$D37] * 255); ROUND([.P37] * 255))" office:value-type="float" office:value="-3557" calcext:value-type="float">
            <text:p>-3557</text:p>
          </table:table-cell>
          <table:table-cell table:number-columns-repeated="13"/>
        </table:table-row>
        <table:table-row table:style-name="ro3">
          <table:table-cell table:formula="of:=[.A37]" office:value-type="float" office:value="215" calcext:value-type="float">
            <text:p>215</text:p>
          </table:table-cell>
          <table:table-cell table:formula="of:=[.B37]" office:value-type="float" office:value="32" calcext:value-type="float">
            <text:p>32</text:p>
          </table:table-cell>
          <table:table-cell table:formula="of:=[.C37]+5" office:value-type="float" office:value="50" calcext:value-type="float">
            <text:p>50</text:p>
          </table:table-cell>
          <table:table-cell table:formula="of:=[.C38]*0.01" office:value-type="float" office:value="0.5" calcext:value-type="float">
            <text:p>0.5</text:p>
          </table:table-cell>
          <table:table-cell table:formula="of:=[.$A38] / 6" office:value-type="float" office:value="35.8333333333333" calcext:value-type="float">
            <text:p>35.8333333333333</text:p>
          </table:table-cell>
          <table:table-cell table:formula="of:=IF([.$D38] &lt; 0.5; [.$D38] * ([.$B38] + 1); ([.$D38] + [.$B38]) - ([.$D38] * [.$B38]))" office:value-type="float" office:value="16.5" calcext:value-type="float">
            <text:p>16.5</text:p>
          </table:table-cell>
          <table:table-cell table:formula="of:=([.$D38] * 2) - [.$F38]" office:value-type="float" office:value="-15.5" calcext:value-type="float">
            <text:p>-15.5</text:p>
          </table:table-cell>
          <table:table-cell table:formula="of:=[.$E38] + (1/3)" office:value-type="float" office:value="36.1666666666667" calcext:value-type="float">
            <text:p>36.1666666666667</text:p>
          </table:table-cell>
          <table:table-cell table:formula="of:=[.$E38]" office:value-type="float" office:value="35.8333333333333" calcext:value-type="float">
            <text:p>35.8333333333333</text:p>
          </table:table-cell>
          <table:table-cell table:formula="of:=[.$E38] - (1/3)" office:value-type="float" office:value="35.5" calcext:value-type="float">
            <text:p>35.5</text:p>
          </table:table-cell>
          <table:table-cell table:formula="of:=IF([.H38] &lt; 0; [.H38] + 1; IF([.H38] &gt; 1; [.H38] - 1; [.H38]))" office:value-type="float" office:value="35.1666666666667" calcext:value-type="float">
            <text:p>35.1666666666667</text:p>
          </table:table-cell>
          <table:table-cell table:formula="of:=IF([.I38] &lt; 0; [.I38] + 1; IF([.I38] &gt; 1; [.I38] - 1; [.I38]))" office:value-type="float" office:value="34.8333333333333" calcext:value-type="float">
            <text:p>34.8333333333333</text:p>
          </table:table-cell>
          <table:table-cell table:formula="of:=IF([.J38] &lt; 0; [.J38] + 1; IF([.J38] &gt; 1; [.J38] - 1; [.J38]))" office:value-type="float" office:value="34.5" calcext:value-type="float">
            <text:p>34.5</text:p>
          </table:table-cell>
          <table:table-cell table:formula="of:=IF([.K38] * 6 &lt; 1; [.$G38] + ([.$F38] - [.$G38]) * 6 * [.K38]; IF([.K38] * 2 &lt; 1; [.$F38]; IF([.K38] * 3 &lt; 2; [.$G38] + ([.$F38] - [.$G38]) * (2/3 - [.K38]) * 6; [.$G38])))" office:value-type="float" office:value="-15.5" calcext:value-type="float">
            <text:p>-15.5</text:p>
          </table:table-cell>
          <table:table-cell table:formula="of:=IF([.L38] * 6 &lt; 1; [.$G38] + ([.$F38] - [.$G38]) * 6 * [.L38]; IF([.L38] * 2 &lt; 1; [.$F38]; IF([.L38] * 3 &lt; 2; [.$G38] + ([.$F38] - [.$G38]) * (2/3 - [.L38]) * 6; [.$G38])))" office:value-type="float" office:value="-15.5" calcext:value-type="float">
            <text:p>-15.5</text:p>
          </table:table-cell>
          <table:table-cell table:formula="of:=IF([.M38] * 6 &lt; 1; [.$G38] + ([.$F38] - [.$G38]) * 6 * [.M38]; IF([.M38] * 2 &lt; 1; [.$F38]; IF([.M38] * 3 &lt; 2; [.$G38] + ([.$F38] - [.$G38]) * (2/3 - [.M38]) * 6; [.$G38])))" office:value-type="float" office:value="-15.5" calcext:value-type="float">
            <text:p>-15.5</text:p>
          </table:table-cell>
          <table:table-cell table:formula="of:=IF([.$B38] = 0; ROUND([.$D38] * 255); ROUND([.N38] * 255))" office:value-type="float" office:value="-3953" calcext:value-type="float">
            <text:p>-3953</text:p>
          </table:table-cell>
          <table:table-cell table:formula="of:=IF([.$B38] = 0; ROUND([.$D38] * 255); ROUND([.O38] * 255))" office:value-type="float" office:value="-3953" calcext:value-type="float">
            <text:p>-3953</text:p>
          </table:table-cell>
          <table:table-cell table:formula="of:=IF([.$B38] = 0; ROUND([.$D38] * 255); ROUND([.P38] * 255))" office:value-type="float" office:value="-3953" calcext:value-type="float">
            <text:p>-3953</text:p>
          </table:table-cell>
          <table:table-cell table:number-columns-repeated="13"/>
        </table:table-row>
        <table:table-row table:style-name="ro3">
          <table:table-cell table:formula="of:=[.A38]" office:value-type="float" office:value="215" calcext:value-type="float">
            <text:p>215</text:p>
          </table:table-cell>
          <table:table-cell table:formula="of:=[.B38]" office:value-type="float" office:value="32" calcext:value-type="float">
            <text:p>32</text:p>
          </table:table-cell>
          <table:table-cell table:formula="of:=[.C38]+5" office:value-type="float" office:value="55" calcext:value-type="float">
            <text:p>55</text:p>
          </table:table-cell>
          <table:table-cell table:formula="of:=[.C39]*0.01" office:value-type="float" office:value="0.55" calcext:value-type="float">
            <text:p>0.55</text:p>
          </table:table-cell>
          <table:table-cell table:formula="of:=[.$A39] / 6" office:value-type="float" office:value="35.8333333333333" calcext:value-type="float">
            <text:p>35.8333333333333</text:p>
          </table:table-cell>
          <table:table-cell table:formula="of:=IF([.$D39] &lt; 0.5; [.$D39] * ([.$B39] + 1); ([.$D39] + [.$B39]) - ([.$D39] * [.$B39]))" office:value-type="float" office:value="14.95" calcext:value-type="float">
            <text:p>14.95</text:p>
          </table:table-cell>
          <table:table-cell table:formula="of:=([.$D39] * 2) - [.$F39]" office:value-type="float" office:value="-13.85" calcext:value-type="float">
            <text:p>-13.85</text:p>
          </table:table-cell>
          <table:table-cell table:formula="of:=[.$E39] + (1/3)" office:value-type="float" office:value="36.1666666666667" calcext:value-type="float">
            <text:p>36.1666666666667</text:p>
          </table:table-cell>
          <table:table-cell table:formula="of:=[.$E39]" office:value-type="float" office:value="35.8333333333333" calcext:value-type="float">
            <text:p>35.8333333333333</text:p>
          </table:table-cell>
          <table:table-cell table:formula="of:=[.$E39] - (1/3)" office:value-type="float" office:value="35.5" calcext:value-type="float">
            <text:p>35.5</text:p>
          </table:table-cell>
          <table:table-cell table:formula="of:=IF([.H39] &lt; 0; [.H39] + 1; IF([.H39] &gt; 1; [.H39] - 1; [.H39]))" office:value-type="float" office:value="35.1666666666667" calcext:value-type="float">
            <text:p>35.1666666666667</text:p>
          </table:table-cell>
          <table:table-cell table:formula="of:=IF([.I39] &lt; 0; [.I39] + 1; IF([.I39] &gt; 1; [.I39] - 1; [.I39]))" office:value-type="float" office:value="34.8333333333333" calcext:value-type="float">
            <text:p>34.8333333333333</text:p>
          </table:table-cell>
          <table:table-cell table:formula="of:=IF([.J39] &lt; 0; [.J39] + 1; IF([.J39] &gt; 1; [.J39] - 1; [.J39]))" office:value-type="float" office:value="34.5" calcext:value-type="float">
            <text:p>34.5</text:p>
          </table:table-cell>
          <table:table-cell table:formula="of:=IF([.K39] * 6 &lt; 1; [.$G39] + ([.$F39] - [.$G39]) * 6 * [.K39]; IF([.K39] * 2 &lt; 1; [.$F39]; IF([.K39] * 3 &lt; 2; [.$G39] + ([.$F39] - [.$G39]) * (2/3 - [.K39]) * 6; [.$G39])))" office:value-type="float" office:value="-13.85" calcext:value-type="float">
            <text:p>-13.85</text:p>
          </table:table-cell>
          <table:table-cell table:formula="of:=IF([.L39] * 6 &lt; 1; [.$G39] + ([.$F39] - [.$G39]) * 6 * [.L39]; IF([.L39] * 2 &lt; 1; [.$F39]; IF([.L39] * 3 &lt; 2; [.$G39] + ([.$F39] - [.$G39]) * (2/3 - [.L39]) * 6; [.$G39])))" office:value-type="float" office:value="-13.85" calcext:value-type="float">
            <text:p>-13.85</text:p>
          </table:table-cell>
          <table:table-cell table:formula="of:=IF([.M39] * 6 &lt; 1; [.$G39] + ([.$F39] - [.$G39]) * 6 * [.M39]; IF([.M39] * 2 &lt; 1; [.$F39]; IF([.M39] * 3 &lt; 2; [.$G39] + ([.$F39] - [.$G39]) * (2/3 - [.M39]) * 6; [.$G39])))" office:value-type="float" office:value="-13.85" calcext:value-type="float">
            <text:p>-13.85</text:p>
          </table:table-cell>
          <table:table-cell table:formula="of:=IF([.$B39] = 0; ROUND([.$D39] * 255); ROUND([.N39] * 255))" office:value-type="float" office:value="-3532" calcext:value-type="float">
            <text:p>-3532</text:p>
          </table:table-cell>
          <table:table-cell table:formula="of:=IF([.$B39] = 0; ROUND([.$D39] * 255); ROUND([.O39] * 255))" office:value-type="float" office:value="-3532" calcext:value-type="float">
            <text:p>-3532</text:p>
          </table:table-cell>
          <table:table-cell table:formula="of:=IF([.$B39] = 0; ROUND([.$D39] * 255); ROUND([.P39] * 255))" office:value-type="float" office:value="-3532" calcext:value-type="float">
            <text:p>-3532</text:p>
          </table:table-cell>
          <table:table-cell table:number-columns-repeated="13"/>
        </table:table-row>
        <table:table-row table:style-name="ro3">
          <table:table-cell table:formula="of:=[.A39]" office:value-type="float" office:value="215" calcext:value-type="float">
            <text:p>215</text:p>
          </table:table-cell>
          <table:table-cell table:formula="of:=[.B39]" office:value-type="float" office:value="32" calcext:value-type="float">
            <text:p>32</text:p>
          </table:table-cell>
          <table:table-cell table:formula="of:=[.C39]+5" office:value-type="float" office:value="60" calcext:value-type="float">
            <text:p>60</text:p>
          </table:table-cell>
          <table:table-cell table:formula="of:=[.C40]*0.01" office:value-type="float" office:value="0.6" calcext:value-type="float">
            <text:p>0.6</text:p>
          </table:table-cell>
          <table:table-cell table:formula="of:=[.$A40] / 6" office:value-type="float" office:value="35.8333333333333" calcext:value-type="float">
            <text:p>35.8333333333333</text:p>
          </table:table-cell>
          <table:table-cell table:formula="of:=IF([.$D40] &lt; 0.5; [.$D40] * ([.$B40] + 1); ([.$D40] + [.$B40]) - ([.$D40] * [.$B40]))" office:value-type="float" office:value="13.4" calcext:value-type="float">
            <text:p>13.4</text:p>
          </table:table-cell>
          <table:table-cell table:formula="of:=([.$D40] * 2) - [.$F40]" office:value-type="float" office:value="-12.2" calcext:value-type="float">
            <text:p>-12.2</text:p>
          </table:table-cell>
          <table:table-cell table:formula="of:=[.$E40] + (1/3)" office:value-type="float" office:value="36.1666666666667" calcext:value-type="float">
            <text:p>36.1666666666667</text:p>
          </table:table-cell>
          <table:table-cell table:formula="of:=[.$E40]" office:value-type="float" office:value="35.8333333333333" calcext:value-type="float">
            <text:p>35.8333333333333</text:p>
          </table:table-cell>
          <table:table-cell table:formula="of:=[.$E40] - (1/3)" office:value-type="float" office:value="35.5" calcext:value-type="float">
            <text:p>35.5</text:p>
          </table:table-cell>
          <table:table-cell table:formula="of:=IF([.H40] &lt; 0; [.H40] + 1; IF([.H40] &gt; 1; [.H40] - 1; [.H40]))" office:value-type="float" office:value="35.1666666666667" calcext:value-type="float">
            <text:p>35.1666666666667</text:p>
          </table:table-cell>
          <table:table-cell table:formula="of:=IF([.I40] &lt; 0; [.I40] + 1; IF([.I40] &gt; 1; [.I40] - 1; [.I40]))" office:value-type="float" office:value="34.8333333333333" calcext:value-type="float">
            <text:p>34.8333333333333</text:p>
          </table:table-cell>
          <table:table-cell table:formula="of:=IF([.J40] &lt; 0; [.J40] + 1; IF([.J40] &gt; 1; [.J40] - 1; [.J40]))" office:value-type="float" office:value="34.5" calcext:value-type="float">
            <text:p>34.5</text:p>
          </table:table-cell>
          <table:table-cell table:formula="of:=IF([.K40] * 6 &lt; 1; [.$G40] + ([.$F40] - [.$G40]) * 6 * [.K40]; IF([.K40] * 2 &lt; 1; [.$F40]; IF([.K40] * 3 &lt; 2; [.$G40] + ([.$F40] - [.$G40]) * (2/3 - [.K40]) * 6; [.$G40])))" office:value-type="float" office:value="-12.2" calcext:value-type="float">
            <text:p>-12.2</text:p>
          </table:table-cell>
          <table:table-cell table:formula="of:=IF([.L40] * 6 &lt; 1; [.$G40] + ([.$F40] - [.$G40]) * 6 * [.L40]; IF([.L40] * 2 &lt; 1; [.$F40]; IF([.L40] * 3 &lt; 2; [.$G40] + ([.$F40] - [.$G40]) * (2/3 - [.L40]) * 6; [.$G40])))" office:value-type="float" office:value="-12.2" calcext:value-type="float">
            <text:p>-12.2</text:p>
          </table:table-cell>
          <table:table-cell table:formula="of:=IF([.M40] * 6 &lt; 1; [.$G40] + ([.$F40] - [.$G40]) * 6 * [.M40]; IF([.M40] * 2 &lt; 1; [.$F40]; IF([.M40] * 3 &lt; 2; [.$G40] + ([.$F40] - [.$G40]) * (2/3 - [.M40]) * 6; [.$G40])))" office:value-type="float" office:value="-12.2" calcext:value-type="float">
            <text:p>-12.2</text:p>
          </table:table-cell>
          <table:table-cell table:formula="of:=IF([.$B40] = 0; ROUND([.$D40] * 255); ROUND([.N40] * 255))" office:value-type="float" office:value="-3111" calcext:value-type="float">
            <text:p>-3111</text:p>
          </table:table-cell>
          <table:table-cell table:formula="of:=IF([.$B40] = 0; ROUND([.$D40] * 255); ROUND([.O40] * 255))" office:value-type="float" office:value="-3111" calcext:value-type="float">
            <text:p>-3111</text:p>
          </table:table-cell>
          <table:table-cell table:formula="of:=IF([.$B40] = 0; ROUND([.$D40] * 255); ROUND([.P40] * 255))" office:value-type="float" office:value="-3111" calcext:value-type="float">
            <text:p>-3111</text:p>
          </table:table-cell>
          <table:table-cell table:number-columns-repeated="13"/>
        </table:table-row>
        <table:table-row table:style-name="ro3">
          <table:table-cell table:formula="of:=[.A40]" office:value-type="float" office:value="215" calcext:value-type="float">
            <text:p>215</text:p>
          </table:table-cell>
          <table:table-cell table:formula="of:=[.B40]" office:value-type="float" office:value="32" calcext:value-type="float">
            <text:p>32</text:p>
          </table:table-cell>
          <table:table-cell table:formula="of:=[.C40]+5" office:value-type="float" office:value="65" calcext:value-type="float">
            <text:p>65</text:p>
          </table:table-cell>
          <table:table-cell table:formula="of:=[.C41]*0.01" office:value-type="float" office:value="0.65" calcext:value-type="float">
            <text:p>0.65</text:p>
          </table:table-cell>
          <table:table-cell table:formula="of:=[.$A41] / 6" office:value-type="float" office:value="35.8333333333333" calcext:value-type="float">
            <text:p>35.8333333333333</text:p>
          </table:table-cell>
          <table:table-cell table:formula="of:=IF([.$D41] &lt; 0.5; [.$D41] * ([.$B41] + 1); ([.$D41] + [.$B41]) - ([.$D41] * [.$B41]))" office:value-type="float" office:value="11.85" calcext:value-type="float">
            <text:p>11.85</text:p>
          </table:table-cell>
          <table:table-cell table:formula="of:=([.$D41] * 2) - [.$F41]" office:value-type="float" office:value="-10.55" calcext:value-type="float">
            <text:p>-10.55</text:p>
          </table:table-cell>
          <table:table-cell table:formula="of:=[.$E41] + (1/3)" office:value-type="float" office:value="36.1666666666667" calcext:value-type="float">
            <text:p>36.1666666666667</text:p>
          </table:table-cell>
          <table:table-cell table:formula="of:=[.$E41]" office:value-type="float" office:value="35.8333333333333" calcext:value-type="float">
            <text:p>35.8333333333333</text:p>
          </table:table-cell>
          <table:table-cell table:formula="of:=[.$E41] - (1/3)" office:value-type="float" office:value="35.5" calcext:value-type="float">
            <text:p>35.5</text:p>
          </table:table-cell>
          <table:table-cell table:formula="of:=IF([.H41] &lt; 0; [.H41] + 1; IF([.H41] &gt; 1; [.H41] - 1; [.H41]))" office:value-type="float" office:value="35.1666666666667" calcext:value-type="float">
            <text:p>35.1666666666667</text:p>
          </table:table-cell>
          <table:table-cell table:formula="of:=IF([.I41] &lt; 0; [.I41] + 1; IF([.I41] &gt; 1; [.I41] - 1; [.I41]))" office:value-type="float" office:value="34.8333333333333" calcext:value-type="float">
            <text:p>34.8333333333333</text:p>
          </table:table-cell>
          <table:table-cell table:formula="of:=IF([.J41] &lt; 0; [.J41] + 1; IF([.J41] &gt; 1; [.J41] - 1; [.J41]))" office:value-type="float" office:value="34.5" calcext:value-type="float">
            <text:p>34.5</text:p>
          </table:table-cell>
          <table:table-cell table:formula="of:=IF([.K41] * 6 &lt; 1; [.$G41] + ([.$F41] - [.$G41]) * 6 * [.K41]; IF([.K41] * 2 &lt; 1; [.$F41]; IF([.K41] * 3 &lt; 2; [.$G41] + ([.$F41] - [.$G41]) * (2/3 - [.K41]) * 6; [.$G41])))" office:value-type="float" office:value="-10.55" calcext:value-type="float">
            <text:p>-10.55</text:p>
          </table:table-cell>
          <table:table-cell table:formula="of:=IF([.L41] * 6 &lt; 1; [.$G41] + ([.$F41] - [.$G41]) * 6 * [.L41]; IF([.L41] * 2 &lt; 1; [.$F41]; IF([.L41] * 3 &lt; 2; [.$G41] + ([.$F41] - [.$G41]) * (2/3 - [.L41]) * 6; [.$G41])))" office:value-type="float" office:value="-10.55" calcext:value-type="float">
            <text:p>-10.55</text:p>
          </table:table-cell>
          <table:table-cell table:formula="of:=IF([.M41] * 6 &lt; 1; [.$G41] + ([.$F41] - [.$G41]) * 6 * [.M41]; IF([.M41] * 2 &lt; 1; [.$F41]; IF([.M41] * 3 &lt; 2; [.$G41] + ([.$F41] - [.$G41]) * (2/3 - [.M41]) * 6; [.$G41])))" office:value-type="float" office:value="-10.55" calcext:value-type="float">
            <text:p>-10.55</text:p>
          </table:table-cell>
          <table:table-cell table:formula="of:=IF([.$B41] = 0; ROUND([.$D41] * 255); ROUND([.N41] * 255))" office:value-type="float" office:value="-2690" calcext:value-type="float">
            <text:p>-2690</text:p>
          </table:table-cell>
          <table:table-cell table:formula="of:=IF([.$B41] = 0; ROUND([.$D41] * 255); ROUND([.O41] * 255))" office:value-type="float" office:value="-2690" calcext:value-type="float">
            <text:p>-2690</text:p>
          </table:table-cell>
          <table:table-cell table:formula="of:=IF([.$B41] = 0; ROUND([.$D41] * 255); ROUND([.P41] * 255))" office:value-type="float" office:value="-2690" calcext:value-type="float">
            <text:p>-2690</text:p>
          </table:table-cell>
          <table:table-cell table:number-columns-repeated="13"/>
        </table:table-row>
        <table:table-row table:style-name="ro3">
          <table:table-cell table:formula="of:=[.A41]" office:value-type="float" office:value="215" calcext:value-type="float">
            <text:p>215</text:p>
          </table:table-cell>
          <table:table-cell table:formula="of:=[.B41]" office:value-type="float" office:value="32" calcext:value-type="float">
            <text:p>32</text:p>
          </table:table-cell>
          <table:table-cell table:formula="of:=[.C41]+5" office:value-type="float" office:value="70" calcext:value-type="float">
            <text:p>70</text:p>
          </table:table-cell>
          <table:table-cell table:formula="of:=[.C42]*0.01" office:value-type="float" office:value="0.7" calcext:value-type="float">
            <text:p>0.7</text:p>
          </table:table-cell>
          <table:table-cell table:formula="of:=[.$A42] / 6" office:value-type="float" office:value="35.8333333333333" calcext:value-type="float">
            <text:p>35.8333333333333</text:p>
          </table:table-cell>
          <table:table-cell table:formula="of:=IF([.$D42] &lt; 0.5; [.$D42] * ([.$B42] + 1); ([.$D42] + [.$B42]) - ([.$D42] * [.$B42]))" office:value-type="float" office:value="10.3" calcext:value-type="float">
            <text:p>10.3</text:p>
          </table:table-cell>
          <table:table-cell table:formula="of:=([.$D42] * 2) - [.$F42]" office:value-type="float" office:value="-8.9" calcext:value-type="float">
            <text:p>-8.9</text:p>
          </table:table-cell>
          <table:table-cell table:formula="of:=[.$E42] + (1/3)" office:value-type="float" office:value="36.1666666666667" calcext:value-type="float">
            <text:p>36.1666666666667</text:p>
          </table:table-cell>
          <table:table-cell table:formula="of:=[.$E42]" office:value-type="float" office:value="35.8333333333333" calcext:value-type="float">
            <text:p>35.8333333333333</text:p>
          </table:table-cell>
          <table:table-cell table:formula="of:=[.$E42] - (1/3)" office:value-type="float" office:value="35.5" calcext:value-type="float">
            <text:p>35.5</text:p>
          </table:table-cell>
          <table:table-cell table:formula="of:=IF([.H42] &lt; 0; [.H42] + 1; IF([.H42] &gt; 1; [.H42] - 1; [.H42]))" office:value-type="float" office:value="35.1666666666667" calcext:value-type="float">
            <text:p>35.1666666666667</text:p>
          </table:table-cell>
          <table:table-cell table:formula="of:=IF([.I42] &lt; 0; [.I42] + 1; IF([.I42] &gt; 1; [.I42] - 1; [.I42]))" office:value-type="float" office:value="34.8333333333333" calcext:value-type="float">
            <text:p>34.8333333333333</text:p>
          </table:table-cell>
          <table:table-cell table:formula="of:=IF([.J42] &lt; 0; [.J42] + 1; IF([.J42] &gt; 1; [.J42] - 1; [.J42]))" office:value-type="float" office:value="34.5" calcext:value-type="float">
            <text:p>34.5</text:p>
          </table:table-cell>
          <table:table-cell table:formula="of:=IF([.K42] * 6 &lt; 1; [.$G42] + ([.$F42] - [.$G42]) * 6 * [.K42]; IF([.K42] * 2 &lt; 1; [.$F42]; IF([.K42] * 3 &lt; 2; [.$G42] + ([.$F42] - [.$G42]) * (2/3 - [.K42]) * 6; [.$G42])))" office:value-type="float" office:value="-8.9" calcext:value-type="float">
            <text:p>-8.9</text:p>
          </table:table-cell>
          <table:table-cell table:formula="of:=IF([.L42] * 6 &lt; 1; [.$G42] + ([.$F42] - [.$G42]) * 6 * [.L42]; IF([.L42] * 2 &lt; 1; [.$F42]; IF([.L42] * 3 &lt; 2; [.$G42] + ([.$F42] - [.$G42]) * (2/3 - [.L42]) * 6; [.$G42])))" office:value-type="float" office:value="-8.9" calcext:value-type="float">
            <text:p>-8.9</text:p>
          </table:table-cell>
          <table:table-cell table:formula="of:=IF([.M42] * 6 &lt; 1; [.$G42] + ([.$F42] - [.$G42]) * 6 * [.M42]; IF([.M42] * 2 &lt; 1; [.$F42]; IF([.M42] * 3 &lt; 2; [.$G42] + ([.$F42] - [.$G42]) * (2/3 - [.M42]) * 6; [.$G42])))" office:value-type="float" office:value="-8.9" calcext:value-type="float">
            <text:p>-8.9</text:p>
          </table:table-cell>
          <table:table-cell table:formula="of:=IF([.$B42] = 0; ROUND([.$D42] * 255); ROUND([.N42] * 255))" office:value-type="float" office:value="-2270" calcext:value-type="float">
            <text:p>-2270</text:p>
          </table:table-cell>
          <table:table-cell table:formula="of:=IF([.$B42] = 0; ROUND([.$D42] * 255); ROUND([.O42] * 255))" office:value-type="float" office:value="-2270" calcext:value-type="float">
            <text:p>-2270</text:p>
          </table:table-cell>
          <table:table-cell table:formula="of:=IF([.$B42] = 0; ROUND([.$D42] * 255); ROUND([.P42] * 255))" office:value-type="float" office:value="-2270" calcext:value-type="float">
            <text:p>-2270</text:p>
          </table:table-cell>
          <table:table-cell table:number-columns-repeated="13"/>
        </table:table-row>
        <table:table-row table:style-name="ro3">
          <table:table-cell table:formula="of:=[.A42]" office:value-type="float" office:value="215" calcext:value-type="float">
            <text:p>215</text:p>
          </table:table-cell>
          <table:table-cell table:formula="of:=[.B42]" office:value-type="float" office:value="32" calcext:value-type="float">
            <text:p>32</text:p>
          </table:table-cell>
          <table:table-cell table:formula="of:=[.C42]+5" office:value-type="float" office:value="75" calcext:value-type="float">
            <text:p>75</text:p>
          </table:table-cell>
          <table:table-cell table:formula="of:=[.C43]*0.01" office:value-type="float" office:value="0.75" calcext:value-type="float">
            <text:p>0.75</text:p>
          </table:table-cell>
          <table:table-cell table:formula="of:=[.$A43] / 6" office:value-type="float" office:value="35.8333333333333" calcext:value-type="float">
            <text:p>35.8333333333333</text:p>
          </table:table-cell>
          <table:table-cell table:formula="of:=IF([.$D43] &lt; 0.5; [.$D43] * ([.$B43] + 1); ([.$D43] + [.$B43]) - ([.$D43] * [.$B43]))" office:value-type="float" office:value="8.75" calcext:value-type="float">
            <text:p>8.75</text:p>
          </table:table-cell>
          <table:table-cell table:formula="of:=([.$D43] * 2) - [.$F43]" office:value-type="float" office:value="-7.25" calcext:value-type="float">
            <text:p>-7.25</text:p>
          </table:table-cell>
          <table:table-cell table:formula="of:=[.$E43] + (1/3)" office:value-type="float" office:value="36.1666666666667" calcext:value-type="float">
            <text:p>36.1666666666667</text:p>
          </table:table-cell>
          <table:table-cell table:formula="of:=[.$E43]" office:value-type="float" office:value="35.8333333333333" calcext:value-type="float">
            <text:p>35.8333333333333</text:p>
          </table:table-cell>
          <table:table-cell table:formula="of:=[.$E43] - (1/3)" office:value-type="float" office:value="35.5" calcext:value-type="float">
            <text:p>35.5</text:p>
          </table:table-cell>
          <table:table-cell table:formula="of:=IF([.H43] &lt; 0; [.H43] + 1; IF([.H43] &gt; 1; [.H43] - 1; [.H43]))" office:value-type="float" office:value="35.1666666666667" calcext:value-type="float">
            <text:p>35.1666666666667</text:p>
          </table:table-cell>
          <table:table-cell table:formula="of:=IF([.I43] &lt; 0; [.I43] + 1; IF([.I43] &gt; 1; [.I43] - 1; [.I43]))" office:value-type="float" office:value="34.8333333333333" calcext:value-type="float">
            <text:p>34.8333333333333</text:p>
          </table:table-cell>
          <table:table-cell table:formula="of:=IF([.J43] &lt; 0; [.J43] + 1; IF([.J43] &gt; 1; [.J43] - 1; [.J43]))" office:value-type="float" office:value="34.5" calcext:value-type="float">
            <text:p>34.5</text:p>
          </table:table-cell>
          <table:table-cell table:formula="of:=IF([.K43] * 6 &lt; 1; [.$G43] + ([.$F43] - [.$G43]) * 6 * [.K43]; IF([.K43] * 2 &lt; 1; [.$F43]; IF([.K43] * 3 &lt; 2; [.$G43] + ([.$F43] - [.$G43]) * (2/3 - [.K43]) * 6; [.$G43])))" office:value-type="float" office:value="-7.25" calcext:value-type="float">
            <text:p>-7.25</text:p>
          </table:table-cell>
          <table:table-cell table:formula="of:=IF([.L43] * 6 &lt; 1; [.$G43] + ([.$F43] - [.$G43]) * 6 * [.L43]; IF([.L43] * 2 &lt; 1; [.$F43]; IF([.L43] * 3 &lt; 2; [.$G43] + ([.$F43] - [.$G43]) * (2/3 - [.L43]) * 6; [.$G43])))" office:value-type="float" office:value="-7.25" calcext:value-type="float">
            <text:p>-7.25</text:p>
          </table:table-cell>
          <table:table-cell table:formula="of:=IF([.M43] * 6 &lt; 1; [.$G43] + ([.$F43] - [.$G43]) * 6 * [.M43]; IF([.M43] * 2 &lt; 1; [.$F43]; IF([.M43] * 3 &lt; 2; [.$G43] + ([.$F43] - [.$G43]) * (2/3 - [.M43]) * 6; [.$G43])))" office:value-type="float" office:value="-7.25" calcext:value-type="float">
            <text:p>-7.25</text:p>
          </table:table-cell>
          <table:table-cell table:formula="of:=IF([.$B43] = 0; ROUND([.$D43] * 255); ROUND([.N43] * 255))" office:value-type="float" office:value="-1849" calcext:value-type="float">
            <text:p>-1849</text:p>
          </table:table-cell>
          <table:table-cell table:formula="of:=IF([.$B43] = 0; ROUND([.$D43] * 255); ROUND([.O43] * 255))" office:value-type="float" office:value="-1849" calcext:value-type="float">
            <text:p>-1849</text:p>
          </table:table-cell>
          <table:table-cell table:formula="of:=IF([.$B43] = 0; ROUND([.$D43] * 255); ROUND([.P43] * 255))" office:value-type="float" office:value="-1849" calcext:value-type="float">
            <text:p>-1849</text:p>
          </table:table-cell>
          <table:table-cell table:number-columns-repeated="13"/>
        </table:table-row>
        <table:table-row table:style-name="ro3">
          <table:table-cell table:formula="of:=[.A43]" office:value-type="float" office:value="215" calcext:value-type="float">
            <text:p>215</text:p>
          </table:table-cell>
          <table:table-cell table:formula="of:=[.B43]" office:value-type="float" office:value="32" calcext:value-type="float">
            <text:p>32</text:p>
          </table:table-cell>
          <table:table-cell table:formula="of:=[.C43]+5" office:value-type="float" office:value="80" calcext:value-type="float">
            <text:p>80</text:p>
          </table:table-cell>
          <table:table-cell table:formula="of:=[.C44]*0.01" office:value-type="float" office:value="0.8" calcext:value-type="float">
            <text:p>0.8</text:p>
          </table:table-cell>
          <table:table-cell table:formula="of:=[.$A44] / 6" office:value-type="float" office:value="35.8333333333333" calcext:value-type="float">
            <text:p>35.8333333333333</text:p>
          </table:table-cell>
          <table:table-cell table:formula="of:=IF([.$D44] &lt; 0.5; [.$D44] * ([.$B44] + 1); ([.$D44] + [.$B44]) - ([.$D44] * [.$B44]))" office:value-type="float" office:value="7.2" calcext:value-type="float">
            <text:p>7.2</text:p>
          </table:table-cell>
          <table:table-cell table:formula="of:=([.$D44] * 2) - [.$F44]" office:value-type="float" office:value="-5.6" calcext:value-type="float">
            <text:p>-5.6</text:p>
          </table:table-cell>
          <table:table-cell table:formula="of:=[.$E44] + (1/3)" office:value-type="float" office:value="36.1666666666667" calcext:value-type="float">
            <text:p>36.1666666666667</text:p>
          </table:table-cell>
          <table:table-cell table:formula="of:=[.$E44]" office:value-type="float" office:value="35.8333333333333" calcext:value-type="float">
            <text:p>35.8333333333333</text:p>
          </table:table-cell>
          <table:table-cell table:formula="of:=[.$E44] - (1/3)" office:value-type="float" office:value="35.5" calcext:value-type="float">
            <text:p>35.5</text:p>
          </table:table-cell>
          <table:table-cell table:formula="of:=IF([.H44] &lt; 0; [.H44] + 1; IF([.H44] &gt; 1; [.H44] - 1; [.H44]))" office:value-type="float" office:value="35.1666666666667" calcext:value-type="float">
            <text:p>35.1666666666667</text:p>
          </table:table-cell>
          <table:table-cell table:formula="of:=IF([.I44] &lt; 0; [.I44] + 1; IF([.I44] &gt; 1; [.I44] - 1; [.I44]))" office:value-type="float" office:value="34.8333333333333" calcext:value-type="float">
            <text:p>34.8333333333333</text:p>
          </table:table-cell>
          <table:table-cell table:formula="of:=IF([.J44] &lt; 0; [.J44] + 1; IF([.J44] &gt; 1; [.J44] - 1; [.J44]))" office:value-type="float" office:value="34.5" calcext:value-type="float">
            <text:p>34.5</text:p>
          </table:table-cell>
          <table:table-cell table:formula="of:=IF([.K44] * 6 &lt; 1; [.$G44] + ([.$F44] - [.$G44]) * 6 * [.K44]; IF([.K44] * 2 &lt; 1; [.$F44]; IF([.K44] * 3 &lt; 2; [.$G44] + ([.$F44] - [.$G44]) * (2/3 - [.K44]) * 6; [.$G44])))" office:value-type="float" office:value="-5.6" calcext:value-type="float">
            <text:p>-5.6</text:p>
          </table:table-cell>
          <table:table-cell table:formula="of:=IF([.L44] * 6 &lt; 1; [.$G44] + ([.$F44] - [.$G44]) * 6 * [.L44]; IF([.L44] * 2 &lt; 1; [.$F44]; IF([.L44] * 3 &lt; 2; [.$G44] + ([.$F44] - [.$G44]) * (2/3 - [.L44]) * 6; [.$G44])))" office:value-type="float" office:value="-5.6" calcext:value-type="float">
            <text:p>-5.6</text:p>
          </table:table-cell>
          <table:table-cell table:formula="of:=IF([.M44] * 6 &lt; 1; [.$G44] + ([.$F44] - [.$G44]) * 6 * [.M44]; IF([.M44] * 2 &lt; 1; [.$F44]; IF([.M44] * 3 &lt; 2; [.$G44] + ([.$F44] - [.$G44]) * (2/3 - [.M44]) * 6; [.$G44])))" office:value-type="float" office:value="-5.6" calcext:value-type="float">
            <text:p>-5.6</text:p>
          </table:table-cell>
          <table:table-cell table:formula="of:=IF([.$B44] = 0; ROUND([.$D44] * 255); ROUND([.N44] * 255))" office:value-type="float" office:value="-1428" calcext:value-type="float">
            <text:p>-1428</text:p>
          </table:table-cell>
          <table:table-cell table:formula="of:=IF([.$B44] = 0; ROUND([.$D44] * 255); ROUND([.O44] * 255))" office:value-type="float" office:value="-1428" calcext:value-type="float">
            <text:p>-1428</text:p>
          </table:table-cell>
          <table:table-cell table:formula="of:=IF([.$B44] = 0; ROUND([.$D44] * 255); ROUND([.P44] * 255))" office:value-type="float" office:value="-1428" calcext:value-type="float">
            <text:p>-1428</text:p>
          </table:table-cell>
          <table:table-cell table:number-columns-repeated="13"/>
        </table:table-row>
        <table:table-row table:style-name="ro3">
          <table:table-cell table:formula="of:=[.A44]" office:value-type="float" office:value="215" calcext:value-type="float">
            <text:p>215</text:p>
          </table:table-cell>
          <table:table-cell table:formula="of:=[.B44]" office:value-type="float" office:value="32" calcext:value-type="float">
            <text:p>32</text:p>
          </table:table-cell>
          <table:table-cell table:formula="of:=[.C44]+5" office:value-type="float" office:value="85" calcext:value-type="float">
            <text:p>85</text:p>
          </table:table-cell>
          <table:table-cell table:formula="of:=[.C45]*0.01" office:value-type="float" office:value="0.85" calcext:value-type="float">
            <text:p>0.85</text:p>
          </table:table-cell>
          <table:table-cell table:formula="of:=[.$A45] / 6" office:value-type="float" office:value="35.8333333333333" calcext:value-type="float">
            <text:p>35.8333333333333</text:p>
          </table:table-cell>
          <table:table-cell table:formula="of:=IF([.$D45] &lt; 0.5; [.$D45] * ([.$B45] + 1); ([.$D45] + [.$B45]) - ([.$D45] * [.$B45]))" office:value-type="float" office:value="5.65" calcext:value-type="float">
            <text:p>5.65</text:p>
          </table:table-cell>
          <table:table-cell table:formula="of:=([.$D45] * 2) - [.$F45]" office:value-type="float" office:value="-3.95" calcext:value-type="float">
            <text:p>-3.95</text:p>
          </table:table-cell>
          <table:table-cell table:formula="of:=[.$E45] + (1/3)" office:value-type="float" office:value="36.1666666666667" calcext:value-type="float">
            <text:p>36.1666666666667</text:p>
          </table:table-cell>
          <table:table-cell table:formula="of:=[.$E45]" office:value-type="float" office:value="35.8333333333333" calcext:value-type="float">
            <text:p>35.8333333333333</text:p>
          </table:table-cell>
          <table:table-cell table:formula="of:=[.$E45] - (1/3)" office:value-type="float" office:value="35.5" calcext:value-type="float">
            <text:p>35.5</text:p>
          </table:table-cell>
          <table:table-cell table:formula="of:=IF([.H45] &lt; 0; [.H45] + 1; IF([.H45] &gt; 1; [.H45] - 1; [.H45]))" office:value-type="float" office:value="35.1666666666667" calcext:value-type="float">
            <text:p>35.1666666666667</text:p>
          </table:table-cell>
          <table:table-cell table:formula="of:=IF([.I45] &lt; 0; [.I45] + 1; IF([.I45] &gt; 1; [.I45] - 1; [.I45]))" office:value-type="float" office:value="34.8333333333333" calcext:value-type="float">
            <text:p>34.8333333333333</text:p>
          </table:table-cell>
          <table:table-cell table:formula="of:=IF([.J45] &lt; 0; [.J45] + 1; IF([.J45] &gt; 1; [.J45] - 1; [.J45]))" office:value-type="float" office:value="34.5" calcext:value-type="float">
            <text:p>34.5</text:p>
          </table:table-cell>
          <table:table-cell table:formula="of:=IF([.K45] * 6 &lt; 1; [.$G45] + ([.$F45] - [.$G45]) * 6 * [.K45]; IF([.K45] * 2 &lt; 1; [.$F45]; IF([.K45] * 3 &lt; 2; [.$G45] + ([.$F45] - [.$G45]) * (2/3 - [.K45]) * 6; [.$G45])))" office:value-type="float" office:value="-3.95" calcext:value-type="float">
            <text:p>-3.95</text:p>
          </table:table-cell>
          <table:table-cell table:formula="of:=IF([.L45] * 6 &lt; 1; [.$G45] + ([.$F45] - [.$G45]) * 6 * [.L45]; IF([.L45] * 2 &lt; 1; [.$F45]; IF([.L45] * 3 &lt; 2; [.$G45] + ([.$F45] - [.$G45]) * (2/3 - [.L45]) * 6; [.$G45])))" office:value-type="float" office:value="-3.95" calcext:value-type="float">
            <text:p>-3.95</text:p>
          </table:table-cell>
          <table:table-cell table:formula="of:=IF([.M45] * 6 &lt; 1; [.$G45] + ([.$F45] - [.$G45]) * 6 * [.M45]; IF([.M45] * 2 &lt; 1; [.$F45]; IF([.M45] * 3 &lt; 2; [.$G45] + ([.$F45] - [.$G45]) * (2/3 - [.M45]) * 6; [.$G45])))" office:value-type="float" office:value="-3.95" calcext:value-type="float">
            <text:p>-3.95</text:p>
          </table:table-cell>
          <table:table-cell table:formula="of:=IF([.$B45] = 0; ROUND([.$D45] * 255); ROUND([.N45] * 255))" office:value-type="float" office:value="-1007" calcext:value-type="float">
            <text:p>-1007</text:p>
          </table:table-cell>
          <table:table-cell table:formula="of:=IF([.$B45] = 0; ROUND([.$D45] * 255); ROUND([.O45] * 255))" office:value-type="float" office:value="-1007" calcext:value-type="float">
            <text:p>-1007</text:p>
          </table:table-cell>
          <table:table-cell table:formula="of:=IF([.$B45] = 0; ROUND([.$D45] * 255); ROUND([.P45] * 255))" office:value-type="float" office:value="-1007" calcext:value-type="float">
            <text:p>-1007</text:p>
          </table:table-cell>
          <table:table-cell table:number-columns-repeated="13"/>
        </table:table-row>
        <table:table-row table:style-name="ro3">
          <table:table-cell table:formula="of:=[.A45]" office:value-type="float" office:value="215" calcext:value-type="float">
            <text:p>215</text:p>
          </table:table-cell>
          <table:table-cell table:formula="of:=[.B45]" office:value-type="float" office:value="32" calcext:value-type="float">
            <text:p>32</text:p>
          </table:table-cell>
          <table:table-cell table:formula="of:=[.C45]+5" office:value-type="float" office:value="90" calcext:value-type="float">
            <text:p>90</text:p>
          </table:table-cell>
          <table:table-cell table:formula="of:=[.C46]*0.01" office:value-type="float" office:value="0.9" calcext:value-type="float">
            <text:p>0.9</text:p>
          </table:table-cell>
          <table:table-cell table:formula="of:=[.$A46] / 6" office:value-type="float" office:value="35.8333333333333" calcext:value-type="float">
            <text:p>35.8333333333333</text:p>
          </table:table-cell>
          <table:table-cell table:formula="of:=IF([.$D46] &lt; 0.5; [.$D46] * ([.$B46] + 1); ([.$D46] + [.$B46]) - ([.$D46] * [.$B46]))" office:value-type="float" office:value="4.1" calcext:value-type="float">
            <text:p>4.1</text:p>
          </table:table-cell>
          <table:table-cell table:formula="of:=([.$D46] * 2) - [.$F46]" office:value-type="float" office:value="-2.3" calcext:value-type="float">
            <text:p>-2.3</text:p>
          </table:table-cell>
          <table:table-cell table:formula="of:=[.$E46] + (1/3)" office:value-type="float" office:value="36.1666666666667" calcext:value-type="float">
            <text:p>36.1666666666667</text:p>
          </table:table-cell>
          <table:table-cell table:formula="of:=[.$E46]" office:value-type="float" office:value="35.8333333333333" calcext:value-type="float">
            <text:p>35.8333333333333</text:p>
          </table:table-cell>
          <table:table-cell table:formula="of:=[.$E46] - (1/3)" office:value-type="float" office:value="35.5" calcext:value-type="float">
            <text:p>35.5</text:p>
          </table:table-cell>
          <table:table-cell table:formula="of:=IF([.H46] &lt; 0; [.H46] + 1; IF([.H46] &gt; 1; [.H46] - 1; [.H46]))" office:value-type="float" office:value="35.1666666666667" calcext:value-type="float">
            <text:p>35.1666666666667</text:p>
          </table:table-cell>
          <table:table-cell table:formula="of:=IF([.I46] &lt; 0; [.I46] + 1; IF([.I46] &gt; 1; [.I46] - 1; [.I46]))" office:value-type="float" office:value="34.8333333333333" calcext:value-type="float">
            <text:p>34.8333333333333</text:p>
          </table:table-cell>
          <table:table-cell table:formula="of:=IF([.J46] &lt; 0; [.J46] + 1; IF([.J46] &gt; 1; [.J46] - 1; [.J46]))" office:value-type="float" office:value="34.5" calcext:value-type="float">
            <text:p>34.5</text:p>
          </table:table-cell>
          <table:table-cell table:formula="of:=IF([.K46] * 6 &lt; 1; [.$G46] + ([.$F46] - [.$G46]) * 6 * [.K46]; IF([.K46] * 2 &lt; 1; [.$F46]; IF([.K46] * 3 &lt; 2; [.$G46] + ([.$F46] - [.$G46]) * (2/3 - [.K46]) * 6; [.$G46])))" office:value-type="float" office:value="-2.3" calcext:value-type="float">
            <text:p>-2.3</text:p>
          </table:table-cell>
          <table:table-cell table:formula="of:=IF([.L46] * 6 &lt; 1; [.$G46] + ([.$F46] - [.$G46]) * 6 * [.L46]; IF([.L46] * 2 &lt; 1; [.$F46]; IF([.L46] * 3 &lt; 2; [.$G46] + ([.$F46] - [.$G46]) * (2/3 - [.L46]) * 6; [.$G46])))" office:value-type="float" office:value="-2.3" calcext:value-type="float">
            <text:p>-2.3</text:p>
          </table:table-cell>
          <table:table-cell table:formula="of:=IF([.M46] * 6 &lt; 1; [.$G46] + ([.$F46] - [.$G46]) * 6 * [.M46]; IF([.M46] * 2 &lt; 1; [.$F46]; IF([.M46] * 3 &lt; 2; [.$G46] + ([.$F46] - [.$G46]) * (2/3 - [.M46]) * 6; [.$G46])))" office:value-type="float" office:value="-2.3" calcext:value-type="float">
            <text:p>-2.3</text:p>
          </table:table-cell>
          <table:table-cell table:formula="of:=IF([.$B46] = 0; ROUND([.$D46] * 255); ROUND([.N46] * 255))" office:value-type="float" office:value="-586" calcext:value-type="float">
            <text:p>-586</text:p>
          </table:table-cell>
          <table:table-cell table:formula="of:=IF([.$B46] = 0; ROUND([.$D46] * 255); ROUND([.O46] * 255))" office:value-type="float" office:value="-586" calcext:value-type="float">
            <text:p>-586</text:p>
          </table:table-cell>
          <table:table-cell table:formula="of:=IF([.$B46] = 0; ROUND([.$D46] * 255); ROUND([.P46] * 255))" office:value-type="float" office:value="-586" calcext:value-type="float">
            <text:p>-586</text:p>
          </table:table-cell>
          <table:table-cell table:number-columns-repeated="13"/>
        </table:table-row>
        <table:table-row table:style-name="ro3">
          <table:table-cell table:formula="of:=[.A46]" office:value-type="float" office:value="215" calcext:value-type="float">
            <text:p>215</text:p>
          </table:table-cell>
          <table:table-cell table:formula="of:=[.B46]" office:value-type="float" office:value="32" calcext:value-type="float">
            <text:p>32</text:p>
          </table:table-cell>
          <table:table-cell table:formula="of:=[.C46]+5" office:value-type="float" office:value="95" calcext:value-type="float">
            <text:p>95</text:p>
          </table:table-cell>
          <table:table-cell table:formula="of:=[.C47]*0.01" office:value-type="float" office:value="0.95" calcext:value-type="float">
            <text:p>0.95</text:p>
          </table:table-cell>
          <table:table-cell table:formula="of:=[.$A47] / 6" office:value-type="float" office:value="35.8333333333333" calcext:value-type="float">
            <text:p>35.8333333333333</text:p>
          </table:table-cell>
          <table:table-cell table:formula="of:=IF([.$D47] &lt; 0.5; [.$D47] * ([.$B47] + 1); ([.$D47] + [.$B47]) - ([.$D47] * [.$B47]))" office:value-type="float" office:value="2.55" calcext:value-type="float">
            <text:p>2.55</text:p>
          </table:table-cell>
          <table:table-cell table:formula="of:=([.$D47] * 2) - [.$F47]" office:value-type="float" office:value="-0.650000000000001" calcext:value-type="float">
            <text:p>-0.650000000000001</text:p>
          </table:table-cell>
          <table:table-cell table:formula="of:=[.$E47] + (1/3)" office:value-type="float" office:value="36.1666666666667" calcext:value-type="float">
            <text:p>36.1666666666667</text:p>
          </table:table-cell>
          <table:table-cell table:formula="of:=[.$E47]" office:value-type="float" office:value="35.8333333333333" calcext:value-type="float">
            <text:p>35.8333333333333</text:p>
          </table:table-cell>
          <table:table-cell table:formula="of:=[.$E47] - (1/3)" office:value-type="float" office:value="35.5" calcext:value-type="float">
            <text:p>35.5</text:p>
          </table:table-cell>
          <table:table-cell table:formula="of:=IF([.H47] &lt; 0; [.H47] + 1; IF([.H47] &gt; 1; [.H47] - 1; [.H47]))" office:value-type="float" office:value="35.1666666666667" calcext:value-type="float">
            <text:p>35.1666666666667</text:p>
          </table:table-cell>
          <table:table-cell table:formula="of:=IF([.I47] &lt; 0; [.I47] + 1; IF([.I47] &gt; 1; [.I47] - 1; [.I47]))" office:value-type="float" office:value="34.8333333333333" calcext:value-type="float">
            <text:p>34.8333333333333</text:p>
          </table:table-cell>
          <table:table-cell table:formula="of:=IF([.J47] &lt; 0; [.J47] + 1; IF([.J47] &gt; 1; [.J47] - 1; [.J47]))" office:value-type="float" office:value="34.5" calcext:value-type="float">
            <text:p>34.5</text:p>
          </table:table-cell>
          <table:table-cell table:formula="of:=IF([.K47] * 6 &lt; 1; [.$G47] + ([.$F47] - [.$G47]) * 6 * [.K47]; IF([.K47] * 2 &lt; 1; [.$F47]; IF([.K47] * 3 &lt; 2; [.$G47] + ([.$F47] - [.$G47]) * (2/3 - [.K47]) * 6; [.$G47])))" office:value-type="float" office:value="-0.650000000000001" calcext:value-type="float">
            <text:p>-0.650000000000001</text:p>
          </table:table-cell>
          <table:table-cell table:formula="of:=IF([.L47] * 6 &lt; 1; [.$G47] + ([.$F47] - [.$G47]) * 6 * [.L47]; IF([.L47] * 2 &lt; 1; [.$F47]; IF([.L47] * 3 &lt; 2; [.$G47] + ([.$F47] - [.$G47]) * (2/3 - [.L47]) * 6; [.$G47])))" office:value-type="float" office:value="-0.650000000000001" calcext:value-type="float">
            <text:p>-0.650000000000001</text:p>
          </table:table-cell>
          <table:table-cell table:formula="of:=IF([.M47] * 6 &lt; 1; [.$G47] + ([.$F47] - [.$G47]) * 6 * [.M47]; IF([.M47] * 2 &lt; 1; [.$F47]; IF([.M47] * 3 &lt; 2; [.$G47] + ([.$F47] - [.$G47]) * (2/3 - [.M47]) * 6; [.$G47])))" office:value-type="float" office:value="-0.650000000000001" calcext:value-type="float">
            <text:p>-0.650000000000001</text:p>
          </table:table-cell>
          <table:table-cell table:formula="of:=IF([.$B47] = 0; ROUND([.$D47] * 255); ROUND([.N47] * 255))" office:value-type="float" office:value="-166" calcext:value-type="float">
            <text:p>-166</text:p>
          </table:table-cell>
          <table:table-cell table:formula="of:=IF([.$B47] = 0; ROUND([.$D47] * 255); ROUND([.O47] * 255))" office:value-type="float" office:value="-166" calcext:value-type="float">
            <text:p>-166</text:p>
          </table:table-cell>
          <table:table-cell table:formula="of:=IF([.$B47] = 0; ROUND([.$D47] * 255); ROUND([.P47] * 255))" office:value-type="float" office:value="-166" calcext:value-type="float">
            <text:p>-166</text:p>
          </table:table-cell>
          <table:table-cell table:number-columns-repeated="13"/>
        </table:table-row>
        <table:table-row table:style-name="ro2">
          <table:table-cell table:style-name="Default" table:number-columns-repeated="19"/>
          <table:table-cell table:number-columns-repeated="13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18"/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style-name="Default" table:number-columns-repeated="18"/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alc_20_Heading_20_4" table:number-columns-repeated="3"/>
          <table:table-cell table:style-name="ce4" office:value-type="string" calcext:value-type="string">
            <text:p>Hue °</text:p>
          </table:table-cell>
          <table:table-cell table:number-columns-repeated="8"/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168" calcext:value-type="float">
            <text:p>168</text:p>
          </table:table-cell>
          <table:table-cell table:formula="of:=ROUND([.A52]/255; 2)" office:value-type="float" office:value="0.34" calcext:value-type="float">
            <text:p>0.34</text:p>
          </table:table-cell>
          <table:table-cell table:formula="of:=ROUND([.B52]/255; 2)" office:value-type="float" office:value="0.5" calcext:value-type="float">
            <text:p>0.5</text:p>
          </table:table-cell>
          <table:table-cell table:formula="of:=ROUND([.C52]/255; 2)" office:value-type="float" office:value="0.66" calcext:value-type="float">
            <text:p>0.66</text:p>
          </table:table-cell>
          <table:table-cell table:formula="of:=MIN([.D52:.F52])" office:value-type="float" office:value="0.34" calcext:value-type="float">
            <text:p>0.34</text:p>
          </table:table-cell>
          <table:table-cell table:formula="of:=MAX([.D52:.F52])" office:value-type="float" office:value="0.66" calcext:value-type="float">
            <text:p>0.66</text:p>
          </table:table-cell>
          <table:table-cell table:formula="of:=([.G52] + [.H52]) / 2" office:value-type="float" office:value="0.5" calcext:value-type="float">
            <text:p>0.5</text:p>
          </table:table-cell>
          <table:table-cell table:formula="of:=[.I52]*100" office:value-type="float" office:value="50" calcext:value-type="float">
            <text:p>50</text:p>
          </table:table-cell>
          <table:table-cell table:style-name="ce5" table:formula="of:=IF([.G52]=[.H52]; FALSE(); TRUE())" office:value-type="boolean" office:boolean-value="true" calcext:value-type="boolean">
            <text:p>TRUE</text:p>
          </table:table-cell>
          <table:table-cell table:style-name="ce5" table:formula="of:=IF(AND([.A52]=[.B52]; [.B52]=[.C52]); FALSE(); TRUE())" office:value-type="boolean" office:boolean-value="true" calcext:value-type="boolean">
            <text:p>TRUE</text:p>
          </table:table-cell>
          <table:table-cell table:formula="of:=IF(AND([.K52]; [.J52] &lt;= 50); ([.H52] - [.G52]) / ([.H52] + [.G52]); &quot;&quot;)" office:value-type="float" office:value="0.32" calcext:value-type="float">
            <text:p>0.32</text:p>
          </table:table-cell>
          <table:table-cell table:formula="of:=IF(AND([.K52]; [.J52] &gt; 50; NOT([.H52] - [.G52] = 2)); ([.H52] - [.G52]) / (2 - [.H52] - [.G52]); &quot;&quot;)">
            <text:p/>
          </table:table-cell>
          <table:table-cell table:formula="of:=SUM([.M52:.N52])" office:value-type="float" office:value="0.32" calcext:value-type="float">
            <text:p>0.32</text:p>
          </table:table-cell>
          <table:table-cell table:formula="of:=[.O52]*100" office:value-type="float" office:value="32" calcext:value-type="float">
            <text:p>32</text:p>
          </table:table-cell>
          <table:table-cell table:formula="of:=IF([.D52]=[.$H52]; ([.E52] - [.F52])/([.H52] - [.G52]); &quot;&quot;)">
            <text:p/>
          </table:table-cell>
          <table:table-cell table:formula="of:=IF([.E52]=[.$H52]; 2 + (([.F52] - [.D52])/([.H52] - [.G52])); &quot;&quot;)">
            <text:p/>
          </table:table-cell>
          <table:table-cell table:formula="of:=IF([.F52]=[.$H52]; 4 + (([.D52] - [.E52])/([.H52] - [.G52])); &quot;&quot;)" office:value-type="float" office:value="3.5" calcext:value-type="float">
            <text:p>3.5</text:p>
          </table:table-cell>
          <table:table-cell table:style-name="Calc_20_Text" table:formula="of:=SUM([.Q52:.S52])*60" office:value-type="float" office:value="210" calcext:value-type="float">
            <text:p>210</text:p>
          </table:table-cell>
          <table:table-cell table:style-name="Calc_20_Text" table:number-columns-repeated="3"/>
          <table:table-cell table:style-name="Calc_20_Text" table:formula="of:=IF([.T52]&lt;0; [.T52]+360; [.T52])" office:value-type="float" office:value="210" calcext:value-type="float">
            <text:p>210</text:p>
          </table:table-cell>
          <table:table-cell table:number-columns-repeated="8"/>
        </table:table-row>
        <table:table-row table:style-name="ro2">
          <table:table-cell table:style-name="Default" table:number-columns-repeated="19"/>
          <table:table-cell table:number-columns-repeated="13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Default" table:number-columns-repeated="16"/>
          <table:table-cell table:number-columns-repeated="13"/>
        </table:table-row>
        <table:table-row table:style-name="ro3">
          <table:table-cell table:style-name="Calc_20_Text_20__28_Alt_29_" table:formula="of:=[.X52]" office:value-type="float" office:value="210" calcext:value-type="float">
            <text:p>210</text:p>
          </table:table-cell>
          <table:table-cell table:style-name="Calc_20_Text_20__28_Alt_29_" table:formula="of:=[.P52]" office:value-type="float" office:value="32" calcext:value-type="float">
            <text:p>32</text:p>
          </table:table-cell>
          <table:table-cell table:style-name="Calc_20_Text_20__28_Alt_29_" table:formula="of:=[.J52]" office:value-type="float" office:value="50" calcext:value-type="float">
            <text:p>50</text:p>
          </table:table-cell>
          <table:table-cell table:style-name="Default" table:number-columns-repeated="16"/>
          <table:table-cell table:number-columns-repeated="13"/>
        </table:table-row>
      </table:table>
      <table:table table:name="HSL" table:style-name="ta1">
        <table:table-column table:style-name="co11" table:number-columns-repeated="3" table:default-cell-style-name="Calc_20_Text"/>
        <table:table-column table:style-name="co12" table:default-cell-style-name="Calc_20_Tex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1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 (HSL)</text:p>
          </table:table-cell>
          <table:table-cell table:style-name="Default" table:number-columns-repeated="3"/>
          <table:table-cell table:number-columns-repeated="27"/>
        </table:table-row>
        <table:table-row table:style-name="ro2">
          <table:table-cell table:style-name="Default" table:number-columns-repeated="4"/>
          <table:table-cell table:number-columns-repeated="27"/>
        </table:table-row>
        <table:table-row table:style-name="ro2">
          <table:table-cell table:style-name="Default" table:number-columns-repeated="4"/>
          <table:table-cell office:value-type="string" calcext:value-type="string">
            <text:p>XXX here</text:p>
          </table:table-cell>
          <table:table-cell table:number-columns-repeated="26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(%)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number-columns-repeated="24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5]*0.01" office:value-type="float" office:value="0" calcext:value-type="float">
            <text:p>0</text:p>
          </table:table-cell>
          <table:table-cell table:style-name="Calc_20_Text" table:number-columns-repeated="3"/>
          <table:table-cell table:number-columns-repeated="24"/>
        </table:table-row>
        <table:table-row table:style-name="ro3">
          <table:table-cell table:formula="of:=[.A5]" office:value-type="float" office:value="215" calcext:value-type="float">
            <text:p>215</text:p>
          </table:table-cell>
          <table:table-cell table:formula="of:=[.B5]" office:value-type="float" office:value="32" calcext:value-type="float">
            <text:p>32</text:p>
          </table:table-cell>
          <table:table-cell table:formula="of:=[.C5]+5" office:value-type="float" office:value="5" calcext:value-type="float">
            <text:p>5</text:p>
          </table:table-cell>
          <table:table-cell table:formula="of:=[.C6]*0.01" office:value-type="float" office:value="0.05" calcext:value-type="float">
            <text:p>0.05</text:p>
          </table:table-cell>
          <table:table-cell table:number-columns-repeated="27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10" calcext:value-type="float">
            <text:p>10</text:p>
          </table:table-cell>
          <table:table-cell table:formula="of:=[.C7]*0.01" office:value-type="float" office:value="0.1" calcext:value-type="float">
            <text:p>0.1</text:p>
          </table:table-cell>
          <table:table-cell table:number-columns-repeated="27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5" calcext:value-type="float">
            <text:p>15</text:p>
          </table:table-cell>
          <table:table-cell table:formula="of:=[.C8]*0.01" office:value-type="float" office:value="0.15" calcext:value-type="float">
            <text:p>0.15</text:p>
          </table:table-cell>
          <table:table-cell table:number-columns-repeated="27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number-columns-repeated="27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5" calcext:value-type="float">
            <text:p>25</text:p>
          </table:table-cell>
          <table:table-cell table:formula="of:=[.C10]*0.01" office:value-type="float" office:value="0.25" calcext:value-type="float">
            <text:p>0.25</text:p>
          </table:table-cell>
          <table:table-cell table:number-columns-repeated="27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number-columns-repeated="27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5" calcext:value-type="float">
            <text:p>35</text:p>
          </table:table-cell>
          <table:table-cell table:formula="of:=[.C12]*0.01" office:value-type="float" office:value="0.35" calcext:value-type="float">
            <text:p>0.35</text:p>
          </table:table-cell>
          <table:table-cell table:number-columns-repeated="27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40" calcext:value-type="float">
            <text:p>40</text:p>
          </table:table-cell>
          <table:table-cell table:formula="of:=[.C13]*0.01" office:value-type="float" office:value="0.4" calcext:value-type="float">
            <text:p>0.4</text:p>
          </table:table-cell>
          <table:table-cell table:number-columns-repeated="27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5" calcext:value-type="float">
            <text:p>45</text:p>
          </table:table-cell>
          <table:table-cell table:formula="of:=[.C14]*0.01" office:value-type="float" office:value="0.45" calcext:value-type="float">
            <text:p>0.45</text:p>
          </table:table-cell>
          <table:table-cell table:number-columns-repeated="27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50" calcext:value-type="float">
            <text:p>50</text:p>
          </table:table-cell>
          <table:table-cell table:formula="of:=[.C15]*0.01" office:value-type="float" office:value="0.5" calcext:value-type="float">
            <text:p>0.5</text:p>
          </table:table-cell>
          <table:table-cell table:number-columns-repeated="27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5" calcext:value-type="float">
            <text:p>55</text:p>
          </table:table-cell>
          <table:table-cell table:formula="of:=[.C16]*0.01" office:value-type="float" office:value="0.55" calcext:value-type="float">
            <text:p>0.55</text:p>
          </table:table-cell>
          <table:table-cell table:number-columns-repeated="27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60" calcext:value-type="float">
            <text:p>60</text:p>
          </table:table-cell>
          <table:table-cell table:formula="of:=[.C17]*0.01" office:value-type="float" office:value="0.6" calcext:value-type="float">
            <text:p>0.6</text:p>
          </table:table-cell>
          <table:table-cell table:number-columns-repeated="27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5" calcext:value-type="float">
            <text:p>65</text:p>
          </table:table-cell>
          <table:table-cell table:formula="of:=[.C18]*0.01" office:value-type="float" office:value="0.65" calcext:value-type="float">
            <text:p>0.65</text:p>
          </table:table-cell>
          <table:table-cell table:number-columns-repeated="27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70" calcext:value-type="float">
            <text:p>70</text:p>
          </table:table-cell>
          <table:table-cell table:formula="of:=[.C19]*0.01" office:value-type="float" office:value="0.7" calcext:value-type="float">
            <text:p>0.7</text:p>
          </table:table-cell>
          <table:table-cell table:number-columns-repeated="27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5" calcext:value-type="float">
            <text:p>75</text:p>
          </table:table-cell>
          <table:table-cell table:formula="of:=[.C20]*0.01" office:value-type="float" office:value="0.75" calcext:value-type="float">
            <text:p>0.75</text:p>
          </table:table-cell>
          <table:table-cell table:number-columns-repeated="27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80" calcext:value-type="float">
            <text:p>80</text:p>
          </table:table-cell>
          <table:table-cell table:formula="of:=[.C21]*0.01" office:value-type="float" office:value="0.8" calcext:value-type="float">
            <text:p>0.8</text:p>
          </table:table-cell>
          <table:table-cell table:number-columns-repeated="27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5" calcext:value-type="float">
            <text:p>85</text:p>
          </table:table-cell>
          <table:table-cell table:formula="of:=[.C22]*0.01" office:value-type="float" office:value="0.85" calcext:value-type="float">
            <text:p>0.85</text:p>
          </table:table-cell>
          <table:table-cell table:number-columns-repeated="27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90" calcext:value-type="float">
            <text:p>90</text:p>
          </table:table-cell>
          <table:table-cell table:formula="of:=[.C23]*0.01" office:value-type="float" office:value="0.9" calcext:value-type="float">
            <text:p>0.9</text:p>
          </table:table-cell>
          <table:table-cell table:number-columns-repeated="27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5" calcext:value-type="float">
            <text:p>95</text:p>
          </table:table-cell>
          <table:table-cell table:formula="of:=[.C24]*0.01" office:value-type="float" office:value="0.95" calcext:value-type="float">
            <text:p>0.95</text:p>
          </table:table-cell>
          <table:table-cell table:number-columns-repeated="27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1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2:45:55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08T13:35:52.535000000</dc:date>
    <meta:editing-duration>PT21H53M40S</meta:editing-duration>
    <meta:editing-cycles>44</meta:editing-cycles>
    <meta:document-statistic meta:table-count="4" meta:cell-count="1903" meta:object-count="0"/>
  </office:meta>
</office:document-meta>
</file>